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36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72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062cm" fo:break-before="auto" style:use-optimal-row-height="true"/>
    </style:style>
    <style:style style:name="ro5" style:family="table-row">
      <style:table-row-properties style:row-height="0.4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ja" style:country-asian="JP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.5pt" style:font-size-asian="10.5pt" style:font-size-complex="10.5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ＭＳ Ｐゴシック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.5pt" style:language-asian="en" style:country-asian="US" style:font-style-asian="normal" style:font-weight-asian="normal" style:font-name-complex="ＭＳ Ｐゴシック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.5pt" style:language-asian="en" style:country-asian="US" style:font-style-asian="normal" style:font-weight-asian="normal" style:font-name-complex="F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ＭＳ Ｐゴシック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84"/>
  </office:automatic-styles>
  <office:body>
    <office:spreadsheet>
      <table:table table:name="カードリスト" table:style-name="ta1">
        <table:table-column table:style-name="co1" table:number-columns-repeated="16" table:default-cell-style-name="ce1"/>
        <table:table-row table:style-name="ro1">
          <table:table-cell office:value-type="string">
            <text:p>No.</text:p>
          </table:table-cell>
          <table:table-cell office:value-type="string">
            <text:p>名前</text:p>
          </table:table-cell>
          <table:table-cell office:value-type="string">
            <text:p>読み</text:p>
          </table:table-cell>
          <table:table-cell office:value-type="string">
            <text:p>英名</text:p>
          </table:table-cell>
          <table:table-cell office:value-type="string">
            <text:p>セット</text:p>
          </table:table-cell>
          <table:table-cell office:value-type="string">
            <text:p>コスト</text:p>
          </table:table-cell>
          <table:table-cell office:value-type="string">
            <text:p>ポーション</text:p>
          </table:table-cell>
          <table:table-cell office:value-type="string">
            <text:p>分類</text:p>
          </table:table-cell>
          <table:table-cell office:value-type="string">
            <text:p>種類</text:p>
          </table:table-cell>
          <table:table-cell office:value-type="string">
            <text:p>財宝</text:p>
          </table:table-cell>
          <table:table-cell office:value-type="string">
            <text:p>勝利点</text:p>
          </table:table-cell>
          <table:table-cell office:value-type="string">
            <text:p>+card</text:p>
          </table:table-cell>
          <table:table-cell office:value-type="string">
            <text:p>+action</text:p>
          </table:table-cell>
          <table:table-cell office:value-type="string">
            <text:p>+buy</text:p>
          </table:table-cell>
          <table:table-cell office:value-type="string">
            <text:p>+coin</text:p>
          </table:table-cell>
          <table:table-cell office:value-type="string">
            <text:p>+VPtok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a xlink:href="http://suka.s5.xrea.com/dom/list.cgi?id=1&amp;mode=show" xlink:type="simple">銅貨</text:a></text:p>
          </table:table-cell>
          <table:table-cell office:value-type="string">
            <text:p>どうか</text:p>
          </table:table-cell>
          <table:table-cell office:value-type="string">
            <text:p>Copper</text:p>
          </table:table-cell>
          <table:table-cell office:value-type="string">
            <text:p>基本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基本</text:p>
          </table:table-cell>
          <table:table-cell office:value-type="string">
            <text:p>財宝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-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a xlink:href="http://suka.s5.xrea.com/dom/list.cgi?id=2&amp;mode=show" xlink:type="simple">銀貨</text:a></text:p>
          </table:table-cell>
          <table:table-cell office:value-type="string">
            <text:p>ぎんか</text:p>
          </table:table-cell>
          <table:table-cell office:value-type="string">
            <text:p>Silver</text:p>
          </table:table-cell>
          <table:table-cell office:value-type="string">
            <text:p>基本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基本</text:p>
          </table:table-cell>
          <table:table-cell office:value-type="string">
            <text:p>財宝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-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a xlink:href="http://suka.s5.xrea.com/dom/list.cgi?id=3&amp;mode=show" xlink:type="simple">金貨</text:a></text:p>
          </table:table-cell>
          <table:table-cell office:value-type="string">
            <text:p>きんか</text:p>
          </table:table-cell>
          <table:table-cell office:value-type="string">
            <text:p>Gold</text:p>
          </table:table-cell>
          <table:table-cell office:value-type="string">
            <text:p>基本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基本</text:p>
          </table:table-cell>
          <table:table-cell office:value-type="string">
            <text:p>財宝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-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a xlink:href="http://suka.s5.xrea.com/dom/list.cgi?id=4&amp;mode=show" xlink:type="simple">屋敷</text:a></text:p>
          </table:table-cell>
          <table:table-cell office:value-type="string">
            <text:p>やしき</text:p>
          </table:table-cell>
          <table:table-cell office:value-type="string">
            <text:p>Estate</text:p>
          </table:table-cell>
          <table:table-cell office:value-type="string">
            <text:p>基本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基本</text:p>
          </table:table-cell>
          <table:table-cell office:value-type="string">
            <text:p>勝利点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-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a xlink:href="http://suka.s5.xrea.com/dom/list.cgi?id=5&amp;mode=show" xlink:type="simple">公領</text:a></text:p>
          </table:table-cell>
          <table:table-cell office:value-type="string">
            <text:p>こうりょう</text:p>
          </table:table-cell>
          <table:table-cell office:value-type="string">
            <text:p>Duchy</text:p>
          </table:table-cell>
          <table:table-cell office:value-type="string">
            <text:p>基本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基本</text:p>
          </table:table-cell>
          <table:table-cell office:value-type="string">
            <text:p>勝利点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5" office:value-type="string">
            <text:p>-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a xlink:href="http://suka.s5.xrea.com/dom/list.cgi?id=6&amp;mode=show" xlink:type="simple">属州</text:a></text:p>
          </table:table-cell>
          <table:table-cell office:value-type="string">
            <text:p>ぞくしゅう</text:p>
          </table:table-cell>
          <table:table-cell office:value-type="string">
            <text:p>Province</text:p>
          </table:table-cell>
          <table:table-cell office:value-type="string">
            <text:p>基本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基本</text:p>
          </table:table-cell>
          <table:table-cell office:value-type="string">
            <text:p>勝利点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-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a xlink:href="http://suka.s5.xrea.com/dom/list.cgi?id=7&amp;mode=show" xlink:type="simple">呪い</text:a></text:p>
          </table:table-cell>
          <table:table-cell office:value-type="string">
            <text:p>のろい</text:p>
          </table:table-cell>
          <table:table-cell office:value-type="string">
            <text:p>Curse</text:p>
          </table:table-cell>
          <table:table-cell office:value-type="string">
            <text:p>基本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string">
            <text:p>呪い</text:p>
          </table:table-cell>
          <table:table-cell office:value-type="string">
            <text:p>-</text:p>
          </table:table-cell>
          <table:table-cell office:value-type="string">
            <text:p>▲1</text:p>
          </table:table-cell>
          <table:table-cell table:number-columns-repeated="5" office:value-type="string">
            <text:p>-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a xlink:href="http://suka.s5.xrea.com/dom/list.cgi?id=8&amp;mode=show" xlink:type="simple">市場</text:a></text:p>
          </table:table-cell>
          <table:table-cell office:value-type="string">
            <text:p>いちば</text:p>
          </table:table-cell>
          <table:table-cell office:value-type="string">
            <text:p>Market</text:p>
          </table:table-cell>
          <table:table-cell office:value-type="string">
            <text:p>基本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a xlink:href="http://suka.s5.xrea.com/dom/list.cgi?id=9&amp;mode=show" xlink:type="simple">改築</text:a></text:p>
          </table:table-cell>
          <table:table-cell office:value-type="string">
            <text:p>かいちく</text:p>
          </table:table-cell>
          <table:table-cell office:value-type="string">
            <text:p>Remodel</text:p>
          </table:table-cell>
          <table:table-cell office:value-type="string">
            <text:p>基本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a xlink:href="http://suka.s5.xrea.com/dom/list.cgi?id=10&amp;mode=show" xlink:type="simple">鍛冶屋</text:a></text:p>
          </table:table-cell>
          <table:table-cell office:value-type="string">
            <text:p>かじや</text:p>
          </table:table-cell>
          <table:table-cell office:value-type="string">
            <text:p>Smithy</text:p>
          </table:table-cell>
          <table:table-cell office:value-type="string">
            <text:p>基本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-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a xlink:href="http://suka.s5.xrea.com/dom/list.cgi?id=11&amp;mode=show" xlink:type="simple">金貸し</text:a></text:p>
          </table:table-cell>
          <table:table-cell office:value-type="string">
            <text:p>かねかし</text:p>
          </table:table-cell>
          <table:table-cell office:value-type="string">
            <text:p>Moneylender</text:p>
          </table:table-cell>
          <table:table-cell office:value-type="string">
            <text:p>基本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a xlink:href="http://suka.s5.xrea.com/dom/list.cgi?id=12&amp;mode=show" xlink:type="simple">木こり</text:a></text:p>
          </table:table-cell>
          <table:table-cell office:value-type="string">
            <text:p>きこり</text:p>
          </table:table-cell>
          <table:table-cell office:value-type="string">
            <text:p>Woodcutter</text:p>
          </table:table-cell>
          <table:table-cell office:value-type="string">
            <text:p>基本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4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a xlink:href="http://suka.s5.xrea.com/dom/list.cgi?id=13&amp;mode=show" xlink:type="simple">議事堂</text:a></text:p>
          </table:table-cell>
          <table:table-cell office:value-type="string">
            <text:p>ぎじどう</text:p>
          </table:table-cell>
          <table:table-cell office:value-type="string">
            <text:p>Council Room</text:p>
          </table:table-cell>
          <table:table-cell office:value-type="string">
            <text:p>基本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a xlink:href="http://suka.s5.xrea.com/dom/list.cgi?id=14&amp;mode=show" xlink:type="simple">玉座の間</text:a></text:p>
          </table:table-cell>
          <table:table-cell office:value-type="string">
            <text:p>ぎょくざのま</text:p>
          </table:table-cell>
          <table:table-cell office:value-type="string">
            <text:p>Throne Room</text:p>
          </table:table-cell>
          <table:table-cell office:value-type="string">
            <text:p>基本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a xlink:href="http://suka.s5.xrea.com/dom/list.cgi?id=15&amp;mode=show" xlink:type="simple">研究所</text:a></text:p>
          </table:table-cell>
          <table:table-cell office:value-type="string">
            <text:p>けんきゅうじょ</text:p>
          </table:table-cell>
          <table:table-cell office:value-type="string">
            <text:p>Laboratory</text:p>
          </table:table-cell>
          <table:table-cell office:value-type="string">
            <text:p>基本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a xlink:href="http://suka.s5.xrea.com/dom/list.cgi?id=16&amp;mode=show" xlink:type="simple">鉱山</text:a></text:p>
          </table:table-cell>
          <table:table-cell office:value-type="string">
            <text:p>こうざん</text:p>
          </table:table-cell>
          <table:table-cell office:value-type="string">
            <text:p>Mine</text:p>
          </table:table-cell>
          <table:table-cell office:value-type="string">
            <text:p>基本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a xlink:href="http://suka.s5.xrea.com/dom/list.cgi?id=17&amp;mode=show" xlink:type="simple">工房</text:a></text:p>
          </table:table-cell>
          <table:table-cell office:value-type="string">
            <text:p>こうぼう</text:p>
          </table:table-cell>
          <table:table-cell office:value-type="string">
            <text:p>Workshop</text:p>
          </table:table-cell>
          <table:table-cell office:value-type="string">
            <text:p>基本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a xlink:href="http://suka.s5.xrea.com/dom/list.cgi?id=18&amp;mode=show" xlink:type="simple">宰相</text:a></text:p>
          </table:table-cell>
          <table:table-cell office:value-type="string">
            <text:p>さいしょう</text:p>
          </table:table-cell>
          <table:table-cell office:value-type="string">
            <text:p>Chancellor</text:p>
          </table:table-cell>
          <table:table-cell office:value-type="string">
            <text:p>基本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a xlink:href="http://suka.s5.xrea.com/dom/list.cgi?id=19&amp;mode=show" xlink:type="simple">祝宴</text:a></text:p>
          </table:table-cell>
          <table:table-cell office:value-type="string">
            <text:p>しゅくえん</text:p>
          </table:table-cell>
          <table:table-cell office:value-type="string">
            <text:p>Feast</text:p>
          </table:table-cell>
          <table:table-cell office:value-type="string">
            <text:p>基本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a xlink:href="http://suka.s5.xrea.com/dom/list.cgi?id=20&amp;mode=show" xlink:type="simple">祝祭</text:a></text:p>
          </table:table-cell>
          <table:table-cell office:value-type="string">
            <text:p>しゅくさい</text:p>
          </table:table-cell>
          <table:table-cell office:value-type="string">
            <text:p>Festival</text:p>
          </table:table-cell>
          <table:table-cell office:value-type="string">
            <text:p>基本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a xlink:href="http://suka.s5.xrea.com/dom/list.cgi?id=21&amp;mode=show" xlink:type="simple">書庫</text:a></text:p>
          </table:table-cell>
          <table:table-cell office:value-type="string">
            <text:p>しょこ</text:p>
          </table:table-cell>
          <table:table-cell office:value-type="string">
            <text:p>Library</text:p>
          </table:table-cell>
          <table:table-cell office:value-type="string">
            <text:p>基本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a xlink:href="http://suka.s5.xrea.com/dom/list.cgi?id=22&amp;mode=show" xlink:type="simple">地下貯蔵庫</text:a></text:p>
          </table:table-cell>
          <table:table-cell office:value-type="string">
            <text:p>ちかちょぞうこ</text:p>
          </table:table-cell>
          <table:table-cell office:value-type="string">
            <text:p>Cellar</text:p>
          </table:table-cell>
          <table:table-cell office:value-type="string">
            <text:p>基本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a xlink:href="http://suka.s5.xrea.com/dom/list.cgi?id=23&amp;mode=show" xlink:type="simple">庭園</text:a></text:p>
          </table:table-cell>
          <table:table-cell office:value-type="string">
            <text:p>ていえん</text:p>
          </table:table-cell>
          <table:table-cell office:value-type="string">
            <text:p>Gardens</text:p>
          </table:table-cell>
          <table:table-cell office:value-type="string">
            <text:p>基本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勝利点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suka.s5.xrea.com/dom/list.cgi?id=24&amp;mode=show" xlink:type="simple">泥棒</text:a></text:p>
          </table:table-cell>
          <table:table-cell office:value-type="string">
            <text:p>どろぼう</text:p>
          </table:table-cell>
          <table:table-cell office:value-type="string">
            <text:p>Thief</text:p>
          </table:table-cell>
          <table:table-cell office:value-type="string">
            <text:p>基本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a xlink:href="http://suka.s5.xrea.com/dom/list.cgi?id=25&amp;mode=show" xlink:type="simple">冒険者</text:a></text:p>
          </table:table-cell>
          <table:table-cell office:value-type="string">
            <text:p>ぼうけんしゃ</text:p>
          </table:table-cell>
          <table:table-cell office:value-type="string">
            <text:p>Adventurer</text:p>
          </table:table-cell>
          <table:table-cell office:value-type="string">
            <text:p>基本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suka.s5.xrea.com/dom/list.cgi?id=26&amp;mode=show" xlink:type="simple">堀</text:a></text:p>
          </table:table-cell>
          <table:table-cell office:value-type="string">
            <text:p>ほり</text:p>
          </table:table-cell>
          <table:table-cell office:value-type="string">
            <text:p>Moat</text:p>
          </table:table-cell>
          <table:table-cell office:value-type="string">
            <text:p>基本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リアクション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-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suka.s5.xrea.com/dom/list.cgi?id=27&amp;mode=show" xlink:type="simple">魔女</text:a></text:p>
          </table:table-cell>
          <table:table-cell office:value-type="string">
            <text:p>まじょ</text:p>
          </table:table-cell>
          <table:table-cell office:value-type="string">
            <text:p>Witch</text:p>
          </table:table-cell>
          <table:table-cell office:value-type="string">
            <text:p>基本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-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://suka.s5.xrea.com/dom/list.cgi?id=28&amp;mode=show" xlink:type="simple">密偵</text:a></text:p>
          </table:table-cell>
          <table:table-cell office:value-type="string">
            <text:p>みってい</text:p>
          </table:table-cell>
          <table:table-cell office:value-type="string">
            <text:p>Spy</text:p>
          </table:table-cell>
          <table:table-cell office:value-type="string">
            <text:p>基本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suka.s5.xrea.com/dom/list.cgi?id=29&amp;mode=show" xlink:type="simple">民兵</text:a></text:p>
          </table:table-cell>
          <table:table-cell office:value-type="string">
            <text:p>みんぺい</text:p>
          </table:table-cell>
          <table:table-cell office:value-type="string">
            <text:p>Militia</text:p>
          </table:table-cell>
          <table:table-cell office:value-type="string">
            <text:p>基本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a xlink:href="http://suka.s5.xrea.com/dom/list.cgi?id=30&amp;mode=show" xlink:type="simple">村</text:a></text:p>
          </table:table-cell>
          <table:table-cell office:value-type="string">
            <text:p>むら</text:p>
          </table:table-cell>
          <table:table-cell office:value-type="string">
            <text:p>Village</text:p>
          </table:table-cell>
          <table:table-cell office:value-type="string">
            <text:p>基本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suka.s5.xrea.com/dom/list.cgi?id=31&amp;mode=show" xlink:type="simple">役人</text:a></text:p>
          </table:table-cell>
          <table:table-cell office:value-type="string">
            <text:p>やくにん</text:p>
          </table:table-cell>
          <table:table-cell office:value-type="string">
            <text:p>Bureaucrat</text:p>
          </table:table-cell>
          <table:table-cell office:value-type="string">
            <text:p>基本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a xlink:href="http://suka.s5.xrea.com/dom/list.cgi?id=32&amp;mode=show" xlink:type="simple">礼拝堂</text:a></text:p>
          </table:table-cell>
          <table:table-cell office:value-type="string">
            <text:p>れいはいどう</text:p>
          </table:table-cell>
          <table:table-cell office:value-type="string">
            <text:p>Chapel</text:p>
          </table:table-cell>
          <table:table-cell office:value-type="string">
            <text:p>基本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<text:a xlink:href="http://suka.s5.xrea.com/dom/list.cgi?id=33&amp;mode=show" xlink:type="simple">大広間</text:a></text:p>
          </table:table-cell>
          <table:table-cell office:value-type="string">
            <text:p>おおひろま</text:p>
          </table:table-cell>
          <table:table-cell office:value-type="string">
            <text:p>Great Hall</text:p>
          </table:table-cell>
          <table:table-cell office:value-type="string">
            <text:p>陰謀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勝利点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a xlink:href="http://suka.s5.xrea.com/dom/list.cgi?id=34&amp;mode=show" xlink:type="simple">改良</text:a></text:p>
          </table:table-cell>
          <table:table-cell office:value-type="string">
            <text:p>かいりょう</text:p>
          </table:table-cell>
          <table:table-cell office:value-type="string">
            <text:p>Upgrade</text:p>
          </table:table-cell>
          <table:table-cell office:value-type="string">
            <text:p>陰謀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<text:a xlink:href="http://suka.s5.xrea.com/dom/list.cgi?id=35&amp;mode=show" xlink:type="simple">仮面舞踏会</text:a></text:p>
          </table:table-cell>
          <table:table-cell office:value-type="string">
            <text:p>かめんぶとうかい</text:p>
          </table:table-cell>
          <table:table-cell office:value-type="string">
            <text:p>Masquerade</text:p>
          </table:table-cell>
          <table:table-cell office:value-type="string">
            <text:p>陰謀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-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<text:a xlink:href="http://suka.s5.xrea.com/dom/list.cgi?id=36&amp;mode=show" xlink:type="simple">貴族</text:a></text:p>
          </table:table-cell>
          <table:table-cell office:value-type="string">
            <text:p>きぞく</text:p>
          </table:table-cell>
          <table:table-cell office:value-type="string">
            <text:p>Nobles</text:p>
          </table:table-cell>
          <table:table-cell office:value-type="string">
            <text:p>陰謀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勝利点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-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a xlink:href="http://suka.s5.xrea.com/dom/list.cgi?id=37&amp;mode=show" xlink:type="simple">共謀者</text:a></text:p>
          </table:table-cell>
          <table:table-cell office:value-type="string">
            <text:p>きょうぼうしゃ</text:p>
          </table:table-cell>
          <table:table-cell office:value-type="string">
            <text:p>Conspirator</text:p>
          </table:table-cell>
          <table:table-cell office:value-type="string">
            <text:p>陰謀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a xlink:href="http://suka.s5.xrea.com/dom/list.cgi?id=38&amp;mode=show" xlink:type="simple">交易場</text:a></text:p>
          </table:table-cell>
          <table:table-cell office:value-type="string">
            <text:p>こうえきじょう</text:p>
          </table:table-cell>
          <table:table-cell office:value-type="string">
            <text:p>Trading Post</text:p>
          </table:table-cell>
          <table:table-cell office:value-type="string">
            <text:p>陰謀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a xlink:href="http://suka.s5.xrea.com/dom/list.cgi?id=39&amp;mode=show" xlink:type="simple">鉱山の村</text:a></text:p>
          </table:table-cell>
          <table:table-cell office:value-type="string">
            <text:p>こうざんのむら</text:p>
          </table:table-cell>
          <table:table-cell office:value-type="string">
            <text:p>Mining Village</text:p>
          </table:table-cell>
          <table:table-cell office:value-type="string">
            <text:p>陰謀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a xlink:href="http://suka.s5.xrea.com/dom/list.cgi?id=40&amp;mode=show" xlink:type="simple">公爵</text:a></text:p>
          </table:table-cell>
          <table:table-cell office:value-type="string">
            <text:p>こうしゃく</text:p>
          </table:table-cell>
          <table:table-cell office:value-type="string">
            <text:p>Duke</text:p>
          </table:table-cell>
          <table:table-cell office:value-type="string">
            <text:p>陰謀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勝利点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<text:a xlink:href="http://suka.s5.xrea.com/dom/list.cgi?id=41&amp;mode=show" xlink:type="simple">拷問人</text:a></text:p>
          </table:table-cell>
          <table:table-cell office:value-type="string">
            <text:p>ごうもんにん</text:p>
          </table:table-cell>
          <table:table-cell office:value-type="string">
            <text:p>Torturer</text:p>
          </table:table-cell>
          <table:table-cell office:value-type="string">
            <text:p>陰謀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2"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-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<text:a xlink:href="http://suka.s5.xrea.com/dom/list.cgi?id=42&amp;mode=show" xlink:type="simple">詐欺師</text:a></text:p>
          </table:table-cell>
          <table:table-cell office:value-type="string">
            <text:p>さぎし</text:p>
          </table:table-cell>
          <table:table-cell office:value-type="string">
            <text:p>Swindler</text:p>
          </table:table-cell>
          <table:table-cell office:value-type="string">
            <text:p>陰謀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a xlink:href="http://suka.s5.xrea.com/dom/list.cgi?id=43&amp;mode=show" xlink:type="simple">執事</text:a></text:p>
          </table:table-cell>
          <table:table-cell office:value-type="string">
            <text:p>しつじ</text:p>
          </table:table-cell>
          <table:table-cell office:value-type="string">
            <text:p>Steward</text:p>
          </table:table-cell>
          <table:table-cell office:value-type="string">
            <text:p>陰謀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a xlink:href="http://suka.s5.xrea.com/dom/list.cgi?id=44&amp;mode=show" xlink:type="simple">男爵</text:a></text:p>
          </table:table-cell>
          <table:table-cell office:value-type="string">
            <text:p>だんしゃく</text:p>
          </table:table-cell>
          <table:table-cell office:value-type="string">
            <text:p>Baron</text:p>
          </table:table-cell>
          <table:table-cell office:value-type="string">
            <text:p>陰謀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4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<text:a xlink:href="http://suka.s5.xrea.com/dom/list.cgi?id=45&amp;mode=show" xlink:type="simple">寵臣</text:a></text:p>
          </table:table-cell>
          <table:table-cell office:value-type="string">
            <text:p>ちょうしん</text:p>
          </table:table-cell>
          <table:table-cell office:value-type="string">
            <text:p>Minion</text:p>
          </table:table-cell>
          <table:table-cell office:value-type="string">
            <text:p>陰謀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a xlink:href="http://suka.s5.xrea.com/dom/list.cgi?id=46&amp;mode=show" xlink:type="simple">偵察員</text:a></text:p>
          </table:table-cell>
          <table:table-cell office:value-type="string">
            <text:p>ていさついん</text:p>
          </table:table-cell>
          <table:table-cell office:value-type="string">
            <text:p>Scout</text:p>
          </table:table-cell>
          <table:table-cell office:value-type="string">
            <text:p>陰謀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a xlink:href="http://suka.s5.xrea.com/dom/list.cgi?id=47&amp;mode=show" xlink:type="simple">手先</text:a></text:p>
          </table:table-cell>
          <table:table-cell office:value-type="string">
            <text:p>てさき</text:p>
          </table:table-cell>
          <table:table-cell office:value-type="string">
            <text:p>Pawn</text:p>
          </table:table-cell>
          <table:table-cell office:value-type="string">
            <text:p>陰謀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a xlink:href="http://suka.s5.xrea.com/dom/list.cgi?id=48&amp;mode=show" xlink:type="simple">鉄工所</text:a></text:p>
          </table:table-cell>
          <table:table-cell office:value-type="string">
            <text:p>てっこうじょ</text:p>
          </table:table-cell>
          <table:table-cell office:value-type="string">
            <text:p>Ironworks</text:p>
          </table:table-cell>
          <table:table-cell office:value-type="string">
            <text:p>陰謀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a xlink:href="http://suka.s5.xrea.com/dom/list.cgi?id=49&amp;mode=show" xlink:type="simple">銅細工師</text:a></text:p>
          </table:table-cell>
          <table:table-cell office:value-type="string">
            <text:p>どうざいくし</text:p>
          </table:table-cell>
          <table:table-cell office:value-type="string">
            <text:p>Coppersmith</text:p>
          </table:table-cell>
          <table:table-cell office:value-type="string">
            <text:p>陰謀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a xlink:href="http://suka.s5.xrea.com/dom/list.cgi?id=50&amp;mode=show" xlink:type="simple">中庭</text:a></text:p>
          </table:table-cell>
          <table:table-cell office:value-type="string">
            <text:p>なかにわ</text:p>
          </table:table-cell>
          <table:table-cell office:value-type="string">
            <text:p>Courtyard</text:p>
          </table:table-cell>
          <table:table-cell office:value-type="string">
            <text:p>陰謀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-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a xlink:href="http://suka.s5.xrea.com/dom/list.cgi?id=51&amp;mode=show" xlink:type="simple">願いの井戸</text:a></text:p>
          </table:table-cell>
          <table:table-cell office:value-type="string">
            <text:p>ねがいのいど</text:p>
          </table:table-cell>
          <table:table-cell office:value-type="string">
            <text:p>Wishing Well</text:p>
          </table:table-cell>
          <table:table-cell office:value-type="string">
            <text:p>陰謀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a xlink:href="http://suka.s5.xrea.com/dom/list.cgi?id=52&amp;mode=show" xlink:type="simple">ハーレム</text:a></text:p>
          </table:table-cell>
          <table:table-cell office:value-type="string">
            <text:p>はーれむ</text:p>
          </table:table-cell>
          <table:table-cell office:value-type="string">
            <text:p>Harem</text:p>
          </table:table-cell>
          <table:table-cell office:value-type="string">
            <text:p>陰謀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財宝－勝利点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string">
            <text:p>-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<text:a xlink:href="http://suka.s5.xrea.com/dom/list.cgi?id=53&amp;mode=show" xlink:type="simple">破壊工作員</text:a></text:p>
          </table:table-cell>
          <table:table-cell office:value-type="string">
            <text:p>はかいこうさくいん</text:p>
          </table:table-cell>
          <table:table-cell office:value-type="string">
            <text:p>Saboteur</text:p>
          </table:table-cell>
          <table:table-cell office:value-type="string">
            <text:p>陰謀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a xlink:href="http://suka.s5.xrea.com/dom/list.cgi?id=54&amp;mode=show" xlink:type="simple">橋</text:a></text:p>
          </table:table-cell>
          <table:table-cell office:value-type="string">
            <text:p>はし</text:p>
          </table:table-cell>
          <table:table-cell office:value-type="string">
            <text:p>Bridge</text:p>
          </table:table-cell>
          <table:table-cell office:value-type="string">
            <text:p>陰謀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4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<text:a xlink:href="http://suka.s5.xrea.com/dom/list.cgi?id=55&amp;mode=show" xlink:type="simple">秘密の部屋</text:a></text:p>
          </table:table-cell>
          <table:table-cell office:value-type="string">
            <text:p>ひみつのへや</text:p>
          </table:table-cell>
          <table:table-cell office:value-type="string">
            <text:p>Secret Chamber</text:p>
          </table:table-cell>
          <table:table-cell office:value-type="string">
            <text:p>陰謀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リ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a xlink:href="http://suka.s5.xrea.com/dom/list.cgi?id=56&amp;mode=show" xlink:type="simple">貧民街</text:a></text:p>
          </table:table-cell>
          <table:table-cell office:value-type="string">
            <text:p>ひんみんがい</text:p>
          </table:table-cell>
          <table:table-cell office:value-type="string">
            <text:p>Shanty Town</text:p>
          </table:table-cell>
          <table:table-cell office:value-type="string">
            <text:p>陰謀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a xlink:href="http://suka.s5.xrea.com/dom/list.cgi?id=57&amp;mode=show" xlink:type="simple">貢物</text:a></text:p>
          </table:table-cell>
          <table:table-cell office:value-type="string">
            <text:p>みつぎもの</text:p>
          </table:table-cell>
          <table:table-cell office:value-type="string">
            <text:p>Tribute</text:p>
          </table:table-cell>
          <table:table-cell office:value-type="string">
            <text:p>陰謀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<text:a xlink:href="http://suka.s5.xrea.com/dom/list.cgi?id=58&amp;mode=show" xlink:type="simple">海の妖婆</text:a></text:p>
          </table:table-cell>
          <table:table-cell office:value-type="string">
            <text:p>うみのようば</text:p>
          </table:table-cell>
          <table:table-cell office:value-type="string">
            <text:p>Sea Hag</text:p>
          </table:table-cell>
          <table:table-cell office:value-type="string">
            <text:p>海辺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<text:a xlink:href="http://suka.s5.xrea.com/dom/list.cgi?id=59&amp;mode=show" xlink:type="simple">海賊船</text:a></text:p>
          </table:table-cell>
          <table:table-cell office:value-type="string">
            <text:p>かいぞくせん</text:p>
          </table:table-cell>
          <table:table-cell office:value-type="string">
            <text:p>Pirate Ship</text:p>
          </table:table-cell>
          <table:table-cell office:value-type="string">
            <text:p>海辺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<text:a xlink:href="http://suka.s5.xrea.com/dom/list.cgi?id=60&amp;mode=show" xlink:type="simple">漁村</text:a></text:p>
          </table:table-cell>
          <table:table-cell office:value-type="string">
            <text:p>ぎょそん</text:p>
          </table:table-cell>
          <table:table-cell office:value-type="string">
            <text:p>Fishing Village</text:p>
          </table:table-cell>
          <table:table-cell office:value-type="string">
            <text:p>海辺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持続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<text:a xlink:href="http://suka.s5.xrea.com/dom/list.cgi?id=61&amp;mode=show" xlink:type="simple">巾着切り</text:a></text:p>
          </table:table-cell>
          <table:table-cell office:value-type="string">
            <text:p>きんちゃくきり</text:p>
          </table:table-cell>
          <table:table-cell office:value-type="string">
            <text:p>Cutpurse</text:p>
          </table:table-cell>
          <table:table-cell office:value-type="string">
            <text:p>海辺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<text:a xlink:href="http://suka.s5.xrea.com/dom/list.cgi?id=62&amp;mode=show" xlink:type="simple">原住民の村</text:a></text:p>
          </table:table-cell>
          <table:table-cell office:value-type="string">
            <text:p>げんじゅうみんのむら</text:p>
          </table:table-cell>
          <table:table-cell office:value-type="string">
            <text:p>Native Village</text:p>
          </table:table-cell>
          <table:table-cell office:value-type="string">
            <text:p>海辺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a xlink:href="http://suka.s5.xrea.com/dom/list.cgi?id=63&amp;mode=show" xlink:type="simple">航海士</text:a></text:p>
          </table:table-cell>
          <table:table-cell office:value-type="string">
            <text:p>こうかいし</text:p>
          </table:table-cell>
          <table:table-cell office:value-type="string">
            <text:p>Navigator</text:p>
          </table:table-cell>
          <table:table-cell office:value-type="string">
            <text:p>海辺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<text:a xlink:href="http://suka.s5.xrea.com/dom/list.cgi?id=64&amp;mode=show" xlink:type="simple">策士</text:a></text:p>
          </table:table-cell>
          <table:table-cell office:value-type="string">
            <text:p>さくし</text:p>
          </table:table-cell>
          <table:table-cell office:value-type="string">
            <text:p>Tactician</text:p>
          </table:table-cell>
          <table:table-cell office:value-type="string">
            <text:p>海辺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持続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<text:a xlink:href="http://suka.s5.xrea.com/dom/list.cgi?id=65&amp;mode=show" xlink:type="simple">島</text:a></text:p>
          </table:table-cell>
          <table:table-cell office:value-type="string">
            <text:p>しま</text:p>
          </table:table-cell>
          <table:table-cell office:value-type="string">
            <text:p>Island</text:p>
          </table:table-cell>
          <table:table-cell office:value-type="string">
            <text:p>海辺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勝利点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-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<text:a xlink:href="http://suka.s5.xrea.com/dom/list.cgi?id=66&amp;mode=show" xlink:type="simple">商船</text:a></text:p>
          </table:table-cell>
          <table:table-cell office:value-type="string">
            <text:p>しょうせん</text:p>
          </table:table-cell>
          <table:table-cell office:value-type="string">
            <text:p>Merchant Ship</text:p>
          </table:table-cell>
          <table:table-cell office:value-type="string">
            <text:p>海辺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持続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a xlink:href="http://suka.s5.xrea.com/dom/list.cgi?id=67&amp;mode=show" xlink:type="simple">真珠採り</text:a></text:p>
          </table:table-cell>
          <table:table-cell office:value-type="string">
            <text:p>しんじゅとり</text:p>
          </table:table-cell>
          <table:table-cell office:value-type="string">
            <text:p>Pearl Diver</text:p>
          </table:table-cell>
          <table:table-cell office:value-type="string">
            <text:p>海辺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<text:a xlink:href="http://suka.s5.xrea.com/dom/list.cgi?id=68&amp;mode=show" xlink:type="simple">前哨地</text:a></text:p>
          </table:table-cell>
          <table:table-cell office:value-type="string">
            <text:p>ぜんしょうち</text:p>
          </table:table-cell>
          <table:table-cell office:value-type="string">
            <text:p>Outpost</text:p>
          </table:table-cell>
          <table:table-cell office:value-type="string">
            <text:p>海辺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持続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a xlink:href="http://suka.s5.xrea.com/dom/list.cgi?id=69&amp;mode=show" xlink:type="simple">倉庫</text:a></text:p>
          </table:table-cell>
          <table:table-cell office:value-type="string">
            <text:p>そうこ</text:p>
          </table:table-cell>
          <table:table-cell office:value-type="string">
            <text:p>Warehouse</text:p>
          </table:table-cell>
          <table:table-cell office:value-type="string">
            <text:p>海辺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<text:a xlink:href="http://suka.s5.xrea.com/dom/list.cgi?id=70&amp;mode=show" xlink:type="simple">大使</text:a></text:p>
          </table:table-cell>
          <table:table-cell office:value-type="string">
            <text:p>たいし</text:p>
          </table:table-cell>
          <table:table-cell office:value-type="string">
            <text:p>Ambassador</text:p>
          </table:table-cell>
          <table:table-cell office:value-type="string">
            <text:p>海辺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<text:a xlink:href="http://suka.s5.xrea.com/dom/list.cgi?id=71&amp;mode=show" xlink:type="simple">隊商</text:a></text:p>
          </table:table-cell>
          <table:table-cell office:value-type="string">
            <text:p>たいしょう</text:p>
          </table:table-cell>
          <table:table-cell office:value-type="string">
            <text:p>Caravan</text:p>
          </table:table-cell>
          <table:table-cell office:value-type="string">
            <text:p>海辺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持続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a xlink:href="http://suka.s5.xrea.com/dom/list.cgi?id=72&amp;mode=show" xlink:type="simple">宝の地図</text:a></text:p>
          </table:table-cell>
          <table:table-cell office:value-type="string">
            <text:p>たからのちず</text:p>
          </table:table-cell>
          <table:table-cell office:value-type="string">
            <text:p>Treasure Map</text:p>
          </table:table-cell>
          <table:table-cell office:value-type="string">
            <text:p>海辺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a xlink:href="http://suka.s5.xrea.com/dom/list.cgi?id=73&amp;mode=show" xlink:type="simple">探検家</text:a></text:p>
          </table:table-cell>
          <table:table-cell office:value-type="string">
            <text:p>たんけんか</text:p>
          </table:table-cell>
          <table:table-cell office:value-type="string">
            <text:p>Explorer</text:p>
          </table:table-cell>
          <table:table-cell office:value-type="string">
            <text:p>海辺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<text:a xlink:href="http://suka.s5.xrea.com/dom/list.cgi?id=74&amp;mode=show" xlink:type="simple">停泊所</text:a></text:p>
          </table:table-cell>
          <table:table-cell office:value-type="string">
            <text:p>ていはくじょ</text:p>
          </table:table-cell>
          <table:table-cell office:value-type="string">
            <text:p>Haven</text:p>
          </table:table-cell>
          <table:table-cell office:value-type="string">
            <text:p>海辺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持続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<text:a xlink:href="http://suka.s5.xrea.com/dom/list.cgi?id=75&amp;mode=show" xlink:type="simple">灯台</text:a></text:p>
          </table:table-cell>
          <table:table-cell office:value-type="string">
            <text:p>とうだい</text:p>
          </table:table-cell>
          <table:table-cell office:value-type="string">
            <text:p>Lighthouse</text:p>
          </table:table-cell>
          <table:table-cell office:value-type="string">
            <text:p>海辺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持続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a xlink:href="http://suka.s5.xrea.com/dom/list.cgi?id=76&amp;mode=show" xlink:type="simple">バザー</text:a></text:p>
          </table:table-cell>
          <table:table-cell office:value-type="string">
            <text:p>ばざー</text:p>
          </table:table-cell>
          <table:table-cell office:value-type="string">
            <text:p>Bazaar</text:p>
          </table:table-cell>
          <table:table-cell office:value-type="string">
            <text:p>海辺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suka.s5.xrea.com/dom/list.cgi?id=77&amp;mode=show" xlink:type="simple">引揚水夫</text:a></text:p>
          </table:table-cell>
          <table:table-cell office:value-type="string">
            <text:p>ひきあげすいふ</text:p>
          </table:table-cell>
          <table:table-cell office:value-type="string">
            <text:p>Salvager</text:p>
          </table:table-cell>
          <table:table-cell office:value-type="string">
            <text:p>海辺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4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<text:a xlink:href="http://suka.s5.xrea.com/dom/list.cgi?id=78&amp;mode=show" xlink:type="simple">船着場</text:a></text:p>
          </table:table-cell>
          <table:table-cell office:value-type="string">
            <text:p>ふなつきば</text:p>
          </table:table-cell>
          <table:table-cell office:value-type="string">
            <text:p>Wharf</text:p>
          </table:table-cell>
          <table:table-cell office:value-type="string">
            <text:p>海辺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持続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a xlink:href="http://suka.s5.xrea.com/dom/list.cgi?id=79&amp;mode=show" xlink:type="simple">宝物庫</text:a></text:p>
          </table:table-cell>
          <table:table-cell office:value-type="string">
            <text:p>ほうもつこ</text:p>
          </table:table-cell>
          <table:table-cell office:value-type="string">
            <text:p>Treasury</text:p>
          </table:table-cell>
          <table:table-cell office:value-type="string">
            <text:p>海辺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a xlink:href="http://suka.s5.xrea.com/dom/list.cgi?id=80&amp;mode=show" xlink:type="simple">密輸人</text:a></text:p>
          </table:table-cell>
          <table:table-cell office:value-type="string">
            <text:p>みつゆにん</text:p>
          </table:table-cell>
          <table:table-cell office:value-type="string">
            <text:p>Smugglers</text:p>
          </table:table-cell>
          <table:table-cell office:value-type="string">
            <text:p>海辺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a xlink:href="http://suka.s5.xrea.com/dom/list.cgi?id=81&amp;mode=show" xlink:type="simple">見張り</text:a></text:p>
          </table:table-cell>
          <table:table-cell office:value-type="string">
            <text:p>みはり</text:p>
          </table:table-cell>
          <table:table-cell office:value-type="string">
            <text:p>Lookout</text:p>
          </table:table-cell>
          <table:table-cell office:value-type="string">
            <text:p>海辺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<text:a xlink:href="http://suka.s5.xrea.com/dom/list.cgi?id=82&amp;mode=show" xlink:type="simple">幽霊船</text:a></text:p>
          </table:table-cell>
          <table:table-cell office:value-type="string">
            <text:p>ゆうれいせん</text:p>
          </table:table-cell>
          <table:table-cell office:value-type="string">
            <text:p>Ghost Ship</text:p>
          </table:table-cell>
          <table:table-cell office:value-type="string">
            <text:p>海辺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-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a xlink:href="http://suka.s5.xrea.com/dom/list.cgi?id=83&amp;mode=show" xlink:type="simple">抑留</text:a></text:p>
          </table:table-cell>
          <table:table-cell office:value-type="string">
            <text:p>よくりゅう</text:p>
          </table:table-cell>
          <table:table-cell office:value-type="string">
            <text:p>Embargo</text:p>
          </table:table-cell>
          <table:table-cell office:value-type="string">
            <text:p>海辺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a xlink:href="http://suka.s5.xrea.com/dom/list.cgi?id=84&amp;mode=show" xlink:type="simple">闇市場</text:a></text:p>
          </table:table-cell>
          <table:table-cell office:value-type="string">
            <text:p>やみいちば</text:p>
          </table:table-cell>
          <table:table-cell office:value-type="string">
            <text:p>Black Market</text:p>
          </table:table-cell>
          <table:table-cell office:value-type="string">
            <text:p>プロモ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a xlink:href="http://suka.s5.xrea.com/dom/list.cgi?id=85&amp;mode=show" xlink:type="simple">公使</text:a></text:p>
          </table:table-cell>
          <table:table-cell office:value-type="string">
            <text:p>こうし</text:p>
          </table:table-cell>
          <table:table-cell office:value-type="string">
            <text:p>Envoy</text:p>
          </table:table-cell>
          <table:table-cell office:value-type="string">
            <text:p>プロモ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a xlink:href="http://suka.s5.xrea.com/dom/list.cgi?id=86&amp;mode=show" xlink:type="simple">へそくり</text:a></text:p>
          </table:table-cell>
          <table:table-cell office:value-type="string">
            <text:p>へそくり</text:p>
          </table:table-cell>
          <table:table-cell office:value-type="string">
            <text:p>Stash</text:p>
          </table:table-cell>
          <table:table-cell office:value-type="string">
            <text:p>プロモ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財宝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-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a xlink:href="http://suka.s5.xrea.com/dom/list.cgi?id=87&amp;mode=show" xlink:type="simple">薬師</text:a></text:p>
          </table:table-cell>
          <table:table-cell office:value-type="string">
            <text:p>くすし</text:p>
          </table:table-cell>
          <table:table-cell office:value-type="string">
            <text:p>Apothecary</text:p>
          </table:table-cell>
          <table:table-cell office:value-type="string">
            <text:p>錬金術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<text:a xlink:href="http://suka.s5.xrea.com/dom/list.cgi?id=88&amp;mode=show" xlink:type="simple">賢者の石</text:a></text:p>
          </table:table-cell>
          <table:table-cell office:value-type="string">
            <text:p>けんじゃのいし</text:p>
          </table:table-cell>
          <table:table-cell office:value-type="string">
            <text:p>Philosopher's Stone</text:p>
          </table:table-cell>
          <table:table-cell office:value-type="string">
            <text:p>錬金術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王国</text:p>
          </table:table-cell>
          <table:table-cell office:value-type="string">
            <text:p>財宝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a xlink:href="http://suka.s5.xrea.com/dom/list.cgi?id=89&amp;mode=show" xlink:type="simple">ゴーレム</text:a></text:p>
          </table:table-cell>
          <table:table-cell office:value-type="string">
            <text:p>ごーれむ</text:p>
          </table:table-cell>
          <table:table-cell office:value-type="string">
            <text:p>Golem</text:p>
          </table:table-cell>
          <table:table-cell office:value-type="string">
            <text:p>錬金術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a xlink:href="http://suka.s5.xrea.com/dom/list.cgi?id=90&amp;mode=show" xlink:type="simple">支配</text:a></text:p>
          </table:table-cell>
          <table:table-cell office:value-type="string">
            <text:p>しはい</text:p>
          </table:table-cell>
          <table:table-cell office:value-type="string">
            <text:p>Possession</text:p>
          </table:table-cell>
          <table:table-cell office:value-type="string">
            <text:p>錬金術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a xlink:href="http://suka.s5.xrea.com/dom/list.cgi?id=91&amp;mode=show" xlink:type="simple">大学</text:a></text:p>
          </table:table-cell>
          <table:table-cell office:value-type="string">
            <text:p>だいがく</text:p>
          </table:table-cell>
          <table:table-cell office:value-type="string">
            <text:p>University</text:p>
          </table:table-cell>
          <table:table-cell office:value-type="string">
            <text:p>錬金術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<text:a xlink:href="http://suka.s5.xrea.com/dom/list.cgi?id=92&amp;mode=show" xlink:type="simple">使い魔</text:a></text:p>
          </table:table-cell>
          <table:table-cell office:value-type="string">
            <text:p>つかいま</text:p>
          </table:table-cell>
          <table:table-cell office:value-type="string">
            <text:p>Familiar</text:p>
          </table:table-cell>
          <table:table-cell office:value-type="string">
            <text:p>錬金術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a xlink:href="http://suka.s5.xrea.com/dom/list.cgi?id=93&amp;mode=show" xlink:type="simple">弟子</text:a></text:p>
          </table:table-cell>
          <table:table-cell office:value-type="string">
            <text:p>でし</text:p>
          </table:table-cell>
          <table:table-cell office:value-type="string">
            <text:p>Apprentice</text:p>
          </table:table-cell>
          <table:table-cell office:value-type="string">
            <text:p>錬金術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<text:a xlink:href="http://suka.s5.xrea.com/dom/list.cgi?id=94&amp;mode=show" xlink:type="simple">念視の泉</text:a></text:p>
          </table:table-cell>
          <table:table-cell office:value-type="string">
            <text:p>ねんしのいずみ</text:p>
          </table:table-cell>
          <table:table-cell office:value-type="string">
            <text:p>Scrying Pool</text:p>
          </table:table-cell>
          <table:table-cell office:value-type="string">
            <text:p>錬金術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a xlink:href="http://suka.s5.xrea.com/dom/list.cgi?id=95&amp;mode=show" xlink:type="simple">ブドウ園</text:a></text:p>
          </table:table-cell>
          <table:table-cell office:value-type="string">
            <text:p>ぶどうえん</text:p>
          </table:table-cell>
          <table:table-cell office:value-type="string">
            <text:p>Vineyard</text:p>
          </table:table-cell>
          <table:table-cell office:value-type="string">
            <text:p>錬金術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王国</text:p>
          </table:table-cell>
          <table:table-cell office:value-type="string">
            <text:p>勝利点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a xlink:href="http://suka.s5.xrea.com/dom/list.cgi?id=96&amp;mode=show" xlink:type="simple">変成</text:a></text:p>
          </table:table-cell>
          <table:table-cell office:value-type="string">
            <text:p>へんせい</text:p>
          </table:table-cell>
          <table:table-cell office:value-type="string">
            <text:p>Transmute</text:p>
          </table:table-cell>
          <table:table-cell office:value-type="string">
            <text:p>錬金術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a xlink:href="http://suka.s5.xrea.com/dom/list.cgi?id=97&amp;mode=show" xlink:type="simple">ポーション</text:a></text:p>
          </table:table-cell>
          <table:table-cell office:value-type="string">
            <text:p>ぽーしょん</text:p>
          </table:table-cell>
          <table:table-cell office:value-type="string">
            <text:p>Potion</text:p>
          </table:table-cell>
          <table:table-cell office:value-type="string">
            <text:p>錬金術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基本</text:p>
          </table:table-cell>
          <table:table-cell office:value-type="string">
            <text:p>財宝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a xlink:href="http://suka.s5.xrea.com/dom/list.cgi?id=98&amp;mode=show" xlink:type="simple">薬草商</text:a></text:p>
          </table:table-cell>
          <table:table-cell office:value-type="string">
            <text:p>やくそうしょう</text:p>
          </table:table-cell>
          <table:table-cell office:value-type="string">
            <text:p>Herbalist</text:p>
          </table:table-cell>
          <table:table-cell office:value-type="string">
            <text:p>錬金術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4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suka.s5.xrea.com/dom/list.cgi?id=99&amp;mode=show" xlink:type="simple">錬金術師</text:a></text:p>
          </table:table-cell>
          <table:table-cell office:value-type="string">
            <text:p>れんきんじゅつし</text:p>
          </table:table-cell>
          <table:table-cell office:value-type="string">
            <text:p>Alchemist</text:p>
          </table:table-cell>
          <table:table-cell office:value-type="string">
            <text:p>錬金術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a xlink:href="http://suka.s5.xrea.com/dom/list.cgi?id=100&amp;mode=show" xlink:type="simple">石切場</text:a></text:p>
          </table:table-cell>
          <table:table-cell office:value-type="string">
            <text:p>いしきりば</text:p>
          </table:table-cell>
          <table:table-cell office:value-type="string">
            <text:p>Quarry</text:p>
          </table:table-cell>
          <table:table-cell office:value-type="string">
            <text:p>繁栄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財宝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-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a xlink:href="http://suka.s5.xrea.com/dom/list.cgi?id=101&amp;mode=show" xlink:type="simple">大市場</text:a></text:p>
          </table:table-cell>
          <table:table-cell office:value-type="string">
            <text:p>おおいちば</text:p>
          </table:table-cell>
          <table:table-cell office:value-type="string">
            <text:p>Grand Market</text:p>
          </table:table-cell>
          <table:table-cell office:value-type="string">
            <text:p>繁栄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<text:a xlink:href="http://suka.s5.xrea.com/dom/list.cgi?id=102&amp;mode=show" xlink:type="simple">会計所</text:a></text:p>
          </table:table-cell>
          <table:table-cell office:value-type="string">
            <text:p>かいけいしょ</text:p>
          </table:table-cell>
          <table:table-cell office:value-type="string">
            <text:p>Counting House</text:p>
          </table:table-cell>
          <table:table-cell office:value-type="string">
            <text:p>繁栄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a xlink:href="http://suka.s5.xrea.com/dom/list.cgi?id=103&amp;mode=show" xlink:type="simple">隠し財産</text:a></text:p>
          </table:table-cell>
          <table:table-cell office:value-type="string">
            <text:p>かくしざいさん</text:p>
          </table:table-cell>
          <table:table-cell office:value-type="string">
            <text:p>Hoard</text:p>
          </table:table-cell>
          <table:table-cell office:value-type="string">
            <text:p>繁栄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財宝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-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a xlink:href="http://suka.s5.xrea.com/dom/list.cgi?id=104&amp;mode=show" xlink:type="simple">拡張</text:a></text:p>
          </table:table-cell>
          <table:table-cell office:value-type="string">
            <text:p>かくちょう</text:p>
          </table:table-cell>
          <table:table-cell office:value-type="string">
            <text:p>Expand</text:p>
          </table:table-cell>
          <table:table-cell office:value-type="string">
            <text:p>繁栄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a xlink:href="http://suka.s5.xrea.com/dom/list.cgi?id=105&amp;mode=show" xlink:type="simple">記念碑</text:a></text:p>
          </table:table-cell>
          <table:table-cell office:value-type="string">
            <text:p>きねんひ</text:p>
          </table:table-cell>
          <table:table-cell office:value-type="string">
            <text:p>Monument</text:p>
          </table:table-cell>
          <table:table-cell office:value-type="string">
            <text:p>繁栄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a xlink:href="http://suka.s5.xrea.com/dom/list.cgi?id=106&amp;mode=show" xlink:type="simple">宮廷</text:a></text:p>
          </table:table-cell>
          <table:table-cell office:value-type="string">
            <text:p>きゅうてい</text:p>
          </table:table-cell>
          <table:table-cell office:value-type="string">
            <text:p>King's Court</text:p>
          </table:table-cell>
          <table:table-cell office:value-type="string">
            <text:p>繁栄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<text:a xlink:href="http://suka.s5.xrea.com/dom/list.cgi?id=107&amp;mode=show" xlink:type="simple">行商人</text:a></text:p>
          </table:table-cell>
          <table:table-cell office:value-type="string">
            <text:p>ぎょうしょうにん</text:p>
          </table:table-cell>
          <table:table-cell office:value-type="string">
            <text:p>Peddler</text:p>
          </table:table-cell>
          <table:table-cell office:value-type="string">
            <text:p>繁栄</text:p>
          </table:table-cell>
          <table:table-cell office:value-type="string">
            <text:p>8*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a xlink:href="http://suka.s5.xrea.com/dom/list.cgi?id=108&amp;mode=show" xlink:type="simple">玉璽</text:a></text:p>
          </table:table-cell>
          <table:table-cell office:value-type="string">
            <text:p>ぎょくじ</text:p>
          </table:table-cell>
          <table:table-cell office:value-type="string">
            <text:p>Royal Seal</text:p>
          </table:table-cell>
          <table:table-cell office:value-type="string">
            <text:p>繁栄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財宝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-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a xlink:href="http://suka.s5.xrea.com/dom/list.cgi?id=109&amp;mode=show" xlink:type="simple">銀行</text:a></text:p>
          </table:table-cell>
          <table:table-cell office:value-type="string">
            <text:p>ぎんこう</text:p>
          </table:table-cell>
          <table:table-cell office:value-type="string">
            <text:p>Bank</text:p>
          </table:table-cell>
          <table:table-cell office:value-type="string">
            <text:p>繁栄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財宝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a xlink:href="http://suka.s5.xrea.com/dom/list.cgi?id=110&amp;mode=show" xlink:type="simple">禁制品</text:a></text:p>
          </table:table-cell>
          <table:table-cell office:value-type="string">
            <text:p>きんせいひん</text:p>
          </table:table-cell>
          <table:table-cell office:value-type="string">
            <text:p>Contraband</text:p>
          </table:table-cell>
          <table:table-cell office:value-type="string">
            <text:p>繁栄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財宝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a xlink:href="http://suka.s5.xrea.com/dom/list.cgi?id=111&amp;mode=show" xlink:type="simple">交易路</text:a></text:p>
          </table:table-cell>
          <table:table-cell office:value-type="string">
            <text:p>こうえきろ</text:p>
          </table:table-cell>
          <table:table-cell office:value-type="string">
            <text:p>Trade Route</text:p>
          </table:table-cell>
          <table:table-cell office:value-type="string">
            <text:p>繁栄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4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a xlink:href="http://suka.s5.xrea.com/dom/list.cgi?id=112&amp;mode=show" xlink:type="simple">護符</text:a></text:p>
          </table:table-cell>
          <table:table-cell office:value-type="string">
            <text:p>ごふ</text:p>
          </table:table-cell>
          <table:table-cell office:value-type="string">
            <text:p>Talisman</text:p>
          </table:table-cell>
          <table:table-cell office:value-type="string">
            <text:p>繁栄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財宝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-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a xlink:href="http://suka.s5.xrea.com/dom/list.cgi?id=113&amp;mode=show" xlink:type="simple">司教</text:a></text:p>
          </table:table-cell>
          <table:table-cell office:value-type="string">
            <text:p>しきょう</text:p>
          </table:table-cell>
          <table:table-cell office:value-type="string">
            <text:p>Bishop</text:p>
          </table:table-cell>
          <table:table-cell office:value-type="string">
            <text:p>繁栄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5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a xlink:href="http://suka.s5.xrea.com/dom/list.cgi?id=114&amp;mode=show" xlink:type="simple">借金</text:a></text:p>
          </table:table-cell>
          <table:table-cell office:value-type="string">
            <text:p>しゃっきん</text:p>
          </table:table-cell>
          <table:table-cell office:value-type="string">
            <text:p>Loan</text:p>
          </table:table-cell>
          <table:table-cell office:value-type="string">
            <text:p>繁栄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財宝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-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<text:a xlink:href="http://suka.s5.xrea.com/dom/list.cgi?id=115&amp;mode=show" xlink:type="simple">植民地</text:a></text:p>
          </table:table-cell>
          <table:table-cell office:value-type="string">
            <text:p>しょくみんち</text:p>
          </table:table-cell>
          <table:table-cell office:value-type="string">
            <text:p>Colony</text:p>
          </table:table-cell>
          <table:table-cell office:value-type="string">
            <text:p>繁栄</text:p>
          </table:table-cell>
          <table:table-cell office:value-type="float" office:value="11">
            <text:p>11</text:p>
          </table:table-cell>
          <table:table-cell office:value-type="string">
            <text:p>-</text:p>
          </table:table-cell>
          <table:table-cell office:value-type="string">
            <text:p>基本</text:p>
          </table:table-cell>
          <table:table-cell office:value-type="string">
            <text:p>勝利点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-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<text:a xlink:href="http://suka.s5.xrea.com/dom/list.cgi?id=116&amp;mode=show" xlink:type="simple">造幣所</text:a></text:p>
          </table:table-cell>
          <table:table-cell office:value-type="string">
            <text:p>ぞうへいしょ</text:p>
          </table:table-cell>
          <table:table-cell office:value-type="string">
            <text:p>Mint</text:p>
          </table:table-cell>
          <table:table-cell office:value-type="string">
            <text:p>繁栄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<text:a xlink:href="http://suka.s5.xrea.com/dom/list.cgi?id=117&amp;mode=show" xlink:type="simple">大衆</text:a></text:p>
          </table:table-cell>
          <table:table-cell office:value-type="string">
            <text:p>たいしゅう</text:p>
          </table:table-cell>
          <table:table-cell office:value-type="string">
            <text:p>Rabble</text:p>
          </table:table-cell>
          <table:table-cell office:value-type="string">
            <text:p>繁栄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2"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-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<text:a xlink:href="http://suka.s5.xrea.com/dom/list.cgi?id=118&amp;mode=show" xlink:type="simple">鍛造</text:a></text:p>
          </table:table-cell>
          <table:table-cell office:value-type="string">
            <text:p>たんぞう</text:p>
          </table:table-cell>
          <table:table-cell office:value-type="string">
            <text:p>Forge</text:p>
          </table:table-cell>
          <table:table-cell office:value-type="string">
            <text:p>繁栄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<text:a xlink:href="http://suka.s5.xrea.com/dom/list.cgi?id=119&amp;mode=show" xlink:type="simple">投機</text:a></text:p>
          </table:table-cell>
          <table:table-cell office:value-type="string">
            <text:p>とうき</text:p>
          </table:table-cell>
          <table:table-cell office:value-type="string">
            <text:p>Venture</text:p>
          </table:table-cell>
          <table:table-cell office:value-type="string">
            <text:p>繁栄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財宝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-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<text:a xlink:href="http://suka.s5.xrea.com/dom/list.cgi?id=120&amp;mode=show" xlink:type="simple">都市</text:a></text:p>
          </table:table-cell>
          <table:table-cell office:value-type="string">
            <text:p>とし</text:p>
          </table:table-cell>
          <table:table-cell office:value-type="string">
            <text:p>City</text:p>
          </table:table-cell>
          <table:table-cell office:value-type="string">
            <text:p>繁栄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<text:a xlink:href="http://suka.s5.xrea.com/dom/list.cgi?id=121&amp;mode=show" xlink:type="simple">ならず者</text:a></text:p>
          </table:table-cell>
          <table:table-cell office:value-type="string">
            <text:p>ならずもの</text:p>
          </table:table-cell>
          <table:table-cell office:value-type="string">
            <text:p>Goons</text:p>
          </table:table-cell>
          <table:table-cell office:value-type="string">
            <text:p>繁栄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4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<text:a xlink:href="http://suka.s5.xrea.com/dom/list.cgi?id=122&amp;mode=show" xlink:type="simple">白金貨</text:a></text:p>
          </table:table-cell>
          <table:table-cell office:value-type="string">
            <text:p>はくきんか</text:p>
          </table:table-cell>
          <table:table-cell office:value-type="string">
            <text:p>Platinum</text:p>
          </table:table-cell>
          <table:table-cell office:value-type="string">
            <text:p>繁栄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string">
            <text:p>基本</text:p>
          </table:table-cell>
          <table:table-cell office:value-type="string">
            <text:p>財宝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-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<text:a xlink:href="http://suka.s5.xrea.com/dom/list.cgi?id=123&amp;mode=show" xlink:type="simple">望楼</text:a></text:p>
          </table:table-cell>
          <table:table-cell office:value-type="string">
            <text:p>ぼうろう</text:p>
          </table:table-cell>
          <table:table-cell office:value-type="string">
            <text:p>Watchtower</text:p>
          </table:table-cell>
          <table:table-cell office:value-type="string">
            <text:p>繁栄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リ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<text:a xlink:href="http://suka.s5.xrea.com/dom/list.cgi?id=124&amp;mode=show" xlink:type="simple">保管庫</text:a></text:p>
          </table:table-cell>
          <table:table-cell office:value-type="string">
            <text:p>ほかんこ</text:p>
          </table:table-cell>
          <table:table-cell office:value-type="string">
            <text:p>Vault</text:p>
          </table:table-cell>
          <table:table-cell office:value-type="string">
            <text:p>繁栄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-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<text:a xlink:href="http://suka.s5.xrea.com/dom/list.cgi?id=125&amp;mode=show" xlink:type="simple">香具師</text:a></text:p>
          </table:table-cell>
          <table:table-cell office:value-type="string">
            <text:p>やし</text:p>
          </table:table-cell>
          <table:table-cell office:value-type="string">
            <text:p>Mountebank</text:p>
          </table:table-cell>
          <table:table-cell office:value-type="string">
            <text:p>繁栄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<text:a xlink:href="http://suka.s5.xrea.com/dom/list.cgi?id=126&amp;mode=show" xlink:type="simple">労働者の村</text:a></text:p>
          </table:table-cell>
          <table:table-cell office:value-type="string">
            <text:p>ろうどうしゃのむら</text:p>
          </table:table-cell>
          <table:table-cell office:value-type="string">
            <text:p>Worker's Village</text:p>
          </table:table-cell>
          <table:table-cell office:value-type="string">
            <text:p>繁栄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<text:a xlink:href="http://suka.s5.xrea.com/dom/list.cgi?id=127&amp;mode=show" xlink:type="simple">移動動物園</text:a></text:p>
          </table:table-cell>
          <table:table-cell office:value-type="string">
            <text:p>いどうどうぶつえん</text:p>
          </table:table-cell>
          <table:table-cell office:value-type="string">
            <text:p>Menagerie</text:p>
          </table:table-cell>
          <table:table-cell office:value-type="string">
            <text:p>収穫祭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<text:a xlink:href="http://suka.s5.xrea.com/dom/list.cgi?id=128&amp;mode=show" xlink:type="simple">馬商人</text:a></text:p>
          </table:table-cell>
          <table:table-cell office:value-type="string">
            <text:p>うましょうにん</text:p>
          </table:table-cell>
          <table:table-cell office:value-type="string">
            <text:p>Horse Traders</text:p>
          </table:table-cell>
          <table:table-cell office:value-type="string">
            <text:p>収穫祭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リアクション</text:p>
          </table:table-cell>
          <table:table-cell table:number-columns-repeated="4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<text:a xlink:href="http://suka.s5.xrea.com/dom/list.cgi?id=129&amp;mode=show" xlink:type="simple">占い師</text:a></text:p>
          </table:table-cell>
          <table:table-cell office:value-type="string">
            <text:p>うらないし</text:p>
          </table:table-cell>
          <table:table-cell office:value-type="string">
            <text:p>Fortune Teller</text:p>
          </table:table-cell>
          <table:table-cell office:value-type="string">
            <text:p>収穫祭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<text:a xlink:href="http://suka.s5.xrea.com/dom/list.cgi?id=130&amp;mode=show" xlink:type="simple">王冠</text:a></text:p>
          </table:table-cell>
          <table:table-cell office:value-type="string">
            <text:p>おうかん</text:p>
          </table:table-cell>
          <table:table-cell office:value-type="string">
            <text:p>Diadem</text:p>
          </table:table-cell>
          <table:table-cell office:value-type="string">
            <text:p>収穫祭</text:p>
          </table:table-cell>
          <table:table-cell office:value-type="string">
            <text:p>0*</text:p>
          </table:table-cell>
          <table:table-cell office:value-type="string">
            <text:p>-</text:p>
          </table:table-cell>
          <table:table-cell office:value-type="string">
            <text:p>褒賞</text:p>
          </table:table-cell>
          <table:table-cell office:value-type="string">
            <text:p>財宝－褒賞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-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<text:a xlink:href="http://suka.s5.xrea.com/dom/list.cgi?id=131&amp;mode=show" xlink:type="simple">王女</text:a></text:p>
          </table:table-cell>
          <table:table-cell office:value-type="string">
            <text:p>おうじょ</text:p>
          </table:table-cell>
          <table:table-cell office:value-type="string">
            <text:p>Princess</text:p>
          </table:table-cell>
          <table:table-cell office:value-type="string">
            <text:p>収穫祭</text:p>
          </table:table-cell>
          <table:table-cell office:value-type="string">
            <text:p>0*</text:p>
          </table:table-cell>
          <table:table-cell office:value-type="string">
            <text:p>-</text:p>
          </table:table-cell>
          <table:table-cell office:value-type="string">
            <text:p>褒賞</text:p>
          </table:table-cell>
          <table:table-cell office:value-type="string">
            <text:p>アクション－褒賞</text:p>
          </table:table-cell>
          <table:table-cell table:number-columns-repeated="4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<text:a xlink:href="http://suka.s5.xrea.com/dom/list.cgi?id=132&amp;mode=show" xlink:type="simple">金貨袋</text:a></text:p>
          </table:table-cell>
          <table:table-cell office:value-type="string">
            <text:p>きんかぶくろ</text:p>
          </table:table-cell>
          <table:table-cell office:value-type="string">
            <text:p>Bag of Gold</text:p>
          </table:table-cell>
          <table:table-cell office:value-type="string">
            <text:p>収穫祭</text:p>
          </table:table-cell>
          <table:table-cell office:value-type="string">
            <text:p>0*</text:p>
          </table:table-cell>
          <table:table-cell office:value-type="string">
            <text:p>-</text:p>
          </table:table-cell>
          <table:table-cell office:value-type="string">
            <text:p>褒賞</text:p>
          </table:table-cell>
          <table:table-cell office:value-type="string">
            <text:p>アクション－褒賞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<text:a xlink:href="http://suka.s5.xrea.com/dom/list.cgi?id=133&amp;mode=show" xlink:type="simple">再建</text:a></text:p>
          </table:table-cell>
          <table:table-cell office:value-type="string">
            <text:p>さいけん</text:p>
          </table:table-cell>
          <table:table-cell office:value-type="string">
            <text:p>Remake</text:p>
          </table:table-cell>
          <table:table-cell office:value-type="string">
            <text:p>収穫祭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<text:a xlink:href="http://suka.s5.xrea.com/dom/list.cgi?id=134&amp;mode=show" xlink:type="simple">収穫</text:a></text:p>
          </table:table-cell>
          <table:table-cell office:value-type="string">
            <text:p>しゅうかく</text:p>
          </table:table-cell>
          <table:table-cell office:value-type="string">
            <text:p>Harvest</text:p>
          </table:table-cell>
          <table:table-cell office:value-type="string">
            <text:p>収穫祭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<text:a xlink:href="http://suka.s5.xrea.com/dom/list.cgi?id=135&amp;mode=show" xlink:type="simple">狩猟団</text:a></text:p>
          </table:table-cell>
          <table:table-cell office:value-type="string">
            <text:p>しゅりょうだん</text:p>
          </table:table-cell>
          <table:table-cell office:value-type="string">
            <text:p>Hunting Party</text:p>
          </table:table-cell>
          <table:table-cell office:value-type="string">
            <text:p>収穫祭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<text:a xlink:href="http://suka.s5.xrea.com/dom/list.cgi?id=136&amp;mode=show" xlink:type="simple">村落</text:a></text:p>
          </table:table-cell>
          <table:table-cell office:value-type="string">
            <text:p>そんらく</text:p>
          </table:table-cell>
          <table:table-cell office:value-type="string">
            <text:p>Hamlet</text:p>
          </table:table-cell>
          <table:table-cell office:value-type="string">
            <text:p>収穫祭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<text:a xlink:href="http://suka.s5.xrea.com/dom/list.cgi?id=137&amp;mode=show" xlink:type="simple">道化師</text:a></text:p>
          </table:table-cell>
          <table:table-cell office:value-type="string">
            <text:p>どうけし</text:p>
          </table:table-cell>
          <table:table-cell office:value-type="string">
            <text:p>Jester</text:p>
          </table:table-cell>
          <table:table-cell office:value-type="string">
            <text:p>収穫祭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<text:a xlink:href="http://suka.s5.xrea.com/dom/list.cgi?id=138&amp;mode=show" xlink:type="simple">農村</text:a></text:p>
          </table:table-cell>
          <table:table-cell office:value-type="string">
            <text:p>のうそん</text:p>
          </table:table-cell>
          <table:table-cell office:value-type="string">
            <text:p>Farming Village</text:p>
          </table:table-cell>
          <table:table-cell office:value-type="string">
            <text:p>収穫祭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<text:a xlink:href="http://suka.s5.xrea.com/dom/list.cgi?id=139&amp;mode=show" xlink:type="simple">馬上槍試合</text:a></text:p>
          </table:table-cell>
          <table:table-cell office:value-type="string">
            <text:p>ばじょうやりじあい</text:p>
          </table:table-cell>
          <table:table-cell office:value-type="string">
            <text:p>Tournament</text:p>
          </table:table-cell>
          <table:table-cell office:value-type="string">
            <text:p>収穫祭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<text:a xlink:href="http://suka.s5.xrea.com/dom/list.cgi?id=140&amp;mode=show" xlink:type="simple">品評会</text:a></text:p>
          </table:table-cell>
          <table:table-cell office:value-type="string">
            <text:p>ひんぴょうかい</text:p>
          </table:table-cell>
          <table:table-cell office:value-type="string">
            <text:p>Fairgrounds</text:p>
          </table:table-cell>
          <table:table-cell office:value-type="string">
            <text:p>収穫祭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勝利点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<text:a xlink:href="http://suka.s5.xrea.com/dom/list.cgi?id=141&amp;mode=show" xlink:type="simple">豊穣の角笛</text:a></text:p>
          </table:table-cell>
          <table:table-cell office:value-type="string">
            <text:p>ほうじょうのつのぶえ</text:p>
          </table:table-cell>
          <table:table-cell office:value-type="string">
            <text:p>Horn of Plenty</text:p>
          </table:table-cell>
          <table:table-cell office:value-type="string">
            <text:p>収穫祭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財宝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<text:a xlink:href="http://suka.s5.xrea.com/dom/list.cgi?id=142&amp;mode=show" xlink:type="simple">魔女娘</text:a></text:p>
          </table:table-cell>
          <table:table-cell office:value-type="string">
            <text:p>まじょむすめ</text:p>
          </table:table-cell>
          <table:table-cell office:value-type="string">
            <text:p>Young Witch</text:p>
          </table:table-cell>
          <table:table-cell office:value-type="string">
            <text:p>収穫祭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-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<text:a xlink:href="http://suka.s5.xrea.com/dom/list.cgi?id=143&amp;mode=show" xlink:type="simple">名馬</text:a></text:p>
          </table:table-cell>
          <table:table-cell office:value-type="string">
            <text:p>めいば</text:p>
          </table:table-cell>
          <table:table-cell office:value-type="string">
            <text:p>Trusty Steed</text:p>
          </table:table-cell>
          <table:table-cell office:value-type="string">
            <text:p>収穫祭</text:p>
          </table:table-cell>
          <table:table-cell office:value-type="string">
            <text:p>0*</text:p>
          </table:table-cell>
          <table:table-cell office:value-type="string">
            <text:p>-</text:p>
          </table:table-cell>
          <table:table-cell office:value-type="string">
            <text:p>褒賞</text:p>
          </table:table-cell>
          <table:table-cell office:value-type="string">
            <text:p>アクション－褒賞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<text:a xlink:href="http://suka.s5.xrea.com/dom/list.cgi?id=144&amp;mode=show" xlink:type="simple">郎党</text:a></text:p>
          </table:table-cell>
          <table:table-cell office:value-type="string">
            <text:p>ろうとう</text:p>
          </table:table-cell>
          <table:table-cell office:value-type="string">
            <text:p>Followers</text:p>
          </table:table-cell>
          <table:table-cell office:value-type="string">
            <text:p>収穫祭</text:p>
          </table:table-cell>
          <table:table-cell office:value-type="string">
            <text:p>0*</text:p>
          </table:table-cell>
          <table:table-cell office:value-type="string">
            <text:p>-</text:p>
          </table:table-cell>
          <table:table-cell office:value-type="string">
            <text:p>褒賞</text:p>
          </table:table-cell>
          <table:table-cell office:value-type="string">
            <text:p>アクション－アタック－褒賞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-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<text:a xlink:href="http://suka.s5.xrea.com/dom/list.cgi?id=145&amp;mode=show" xlink:type="simple">オアシス</text:a></text:p>
          </table:table-cell>
          <table:table-cell office:value-type="string">
            <text:p>おあしす</text:p>
          </table:table-cell>
          <table:table-cell office:value-type="string">
            <text:p>Oasis</text:p>
          </table:table-cell>
          <table:table-cell office:value-type="string">
            <text:p>異郷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<text:a xlink:href="http://suka.s5.xrea.com/dom/list.cgi?id=146&amp;mode=show" xlink:type="simple">街道</text:a></text:p>
          </table:table-cell>
          <table:table-cell office:value-type="string">
            <text:p>かいどう</text:p>
          </table:table-cell>
          <table:table-cell office:value-type="string">
            <text:p>Highway</text:p>
          </table:table-cell>
          <table:table-cell office:value-type="string">
            <text:p>異郷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<text:a xlink:href="http://suka.s5.xrea.com/dom/list.cgi?id=147&amp;mode=show" xlink:type="simple">開発</text:a></text:p>
          </table:table-cell>
          <table:table-cell office:value-type="string">
            <text:p>かいはつ</text:p>
          </table:table-cell>
          <table:table-cell office:value-type="string">
            <text:p>Develop</text:p>
          </table:table-cell>
          <table:table-cell office:value-type="string">
            <text:p>異郷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<text:a xlink:href="http://suka.s5.xrea.com/dom/list.cgi?id=148&amp;mode=show" xlink:type="simple">画策</text:a></text:p>
          </table:table-cell>
          <table:table-cell office:value-type="string">
            <text:p>かくさく</text:p>
          </table:table-cell>
          <table:table-cell office:value-type="string">
            <text:p>Scheme</text:p>
          </table:table-cell>
          <table:table-cell office:value-type="string">
            <text:p>異郷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<text:a xlink:href="http://suka.s5.xrea.com/dom/list.cgi?id=149&amp;mode=show" xlink:type="simple">官吏</text:a></text:p>
          </table:table-cell>
          <table:table-cell office:value-type="string">
            <text:p>かんり</text:p>
          </table:table-cell>
          <table:table-cell office:value-type="string">
            <text:p>Mandarin</text:p>
          </table:table-cell>
          <table:table-cell office:value-type="string">
            <text:p>異郷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5"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<text:a xlink:href="http://suka.s5.xrea.com/dom/list.cgi?id=150&amp;mode=show" xlink:type="simple">義賊</text:a></text:p>
          </table:table-cell>
          <table:table-cell office:value-type="string">
            <text:p>ぎぞく</text:p>
          </table:table-cell>
          <table:table-cell office:value-type="string">
            <text:p>Noble Brigand</text:p>
          </table:table-cell>
          <table:table-cell office:value-type="string">
            <text:p>異郷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5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<text:a xlink:href="http://suka.s5.xrea.com/dom/list.cgi?id=151&amp;mode=show" xlink:type="simple">厩舎</text:a></text:p>
          </table:table-cell>
          <table:table-cell office:value-type="string">
            <text:p>きゅうしゃ</text:p>
          </table:table-cell>
          <table:table-cell office:value-type="string">
            <text:p>Stables</text:p>
          </table:table-cell>
          <table:table-cell office:value-type="string">
            <text:p>異郷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<text:a xlink:href="http://suka.s5.xrea.com/dom/list.cgi?id=152&amp;mode=show" xlink:type="simple">岐路</text:a></text:p>
          </table:table-cell>
          <table:table-cell office:value-type="string">
            <text:p>きろ</text:p>
          </table:table-cell>
          <table:table-cell office:value-type="string">
            <text:p>Crossroads</text:p>
          </table:table-cell>
          <table:table-cell office:value-type="string">
            <text:p>異郷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<text:a xlink:href="http://suka.s5.xrea.com/dom/list.cgi?id=153&amp;mode=show" xlink:type="simple">愚者の黄金</text:a></text:p>
          </table:table-cell>
          <table:table-cell office:value-type="string">
            <text:p>ぐしゃのおうごん</text:p>
          </table:table-cell>
          <table:table-cell office:value-type="string">
            <text:p>Fool's Gold</text:p>
          </table:table-cell>
          <table:table-cell office:value-type="string">
            <text:p>異郷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財宝－リアクション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<text:a xlink:href="http://suka.s5.xrea.com/dom/list.cgi?id=154&amp;mode=show" xlink:type="simple">交易人</text:a></text:p>
          </table:table-cell>
          <table:table-cell office:value-type="string">
            <text:p>こうえきにん</text:p>
          </table:table-cell>
          <table:table-cell office:value-type="string">
            <text:p>Trader</text:p>
          </table:table-cell>
          <table:table-cell office:value-type="string">
            <text:p>異郷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リアクション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<text:a xlink:href="http://suka.s5.xrea.com/dom/list.cgi?id=155&amp;mode=show" xlink:type="simple">公爵夫人</text:a></text:p>
          </table:table-cell>
          <table:table-cell office:value-type="string">
            <text:p>こうしゃくふじん</text:p>
          </table:table-cell>
          <table:table-cell office:value-type="string">
            <text:p>Duchess</text:p>
          </table:table-cell>
          <table:table-cell office:value-type="string">
            <text:p>異郷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string">
            <text:p><text:a xlink:href="http://suka.s5.xrea.com/dom/list.cgi?id=156&amp;mode=show" xlink:type="simple">香辛料商人</text:a></text:p>
          </table:table-cell>
          <table:table-cell office:value-type="string">
            <text:p>こうしんりょうしょうにん</text:p>
          </table:table-cell>
          <table:table-cell office:value-type="string">
            <text:p>Spice Merchant</text:p>
          </table:table-cell>
          <table:table-cell office:value-type="string">
            <text:p>異郷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<text:a xlink:href="http://suka.s5.xrea.com/dom/list.cgi?id=157&amp;mode=show" xlink:type="simple">坑道</text:a></text:p>
          </table:table-cell>
          <table:table-cell office:value-type="string">
            <text:p>こうどう</text:p>
          </table:table-cell>
          <table:table-cell office:value-type="string">
            <text:p>Tunnel</text:p>
          </table:table-cell>
          <table:table-cell office:value-type="string">
            <text:p>異郷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勝利点－リアクション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-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<text:a xlink:href="http://suka.s5.xrea.com/dom/list.cgi?id=158&amp;mode=show" xlink:type="simple">国境の村</text:a></text:p>
          </table:table-cell>
          <table:table-cell office:value-type="string">
            <text:p>こっきょうのむら</text:p>
          </table:table-cell>
          <table:table-cell office:value-type="string">
            <text:p>Border Village</text:p>
          </table:table-cell>
          <table:table-cell office:value-type="string">
            <text:p>異郷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<text:a xlink:href="http://suka.s5.xrea.com/dom/list.cgi?id=159&amp;mode=show" xlink:type="simple">シルクロード</text:a></text:p>
          </table:table-cell>
          <table:table-cell office:value-type="string">
            <text:p>しるくろーど</text:p>
          </table:table-cell>
          <table:table-cell office:value-type="string">
            <text:p>Silk Road</text:p>
          </table:table-cell>
          <table:table-cell office:value-type="string">
            <text:p>異郷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勝利点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<text:a xlink:href="http://suka.s5.xrea.com/dom/list.cgi?id=160&amp;mode=show" xlink:type="simple">神託</text:a></text:p>
          </table:table-cell>
          <table:table-cell office:value-type="string">
            <text:p>しんたく</text:p>
          </table:table-cell>
          <table:table-cell office:value-type="string">
            <text:p>Oracle</text:p>
          </table:table-cell>
          <table:table-cell office:value-type="string">
            <text:p>異郷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-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<text:a xlink:href="http://suka.s5.xrea.com/dom/list.cgi?id=161&amp;mode=show" xlink:type="simple">大使館</text:a></text:p>
          </table:table-cell>
          <table:table-cell office:value-type="string">
            <text:p>たいしかん</text:p>
          </table:table-cell>
          <table:table-cell office:value-type="string">
            <text:p>Embassy</text:p>
          </table:table-cell>
          <table:table-cell office:value-type="string">
            <text:p>異郷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-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<text:a xlink:href="http://suka.s5.xrea.com/dom/list.cgi?id=162&amp;mode=show" xlink:type="simple">地図職人</text:a></text:p>
          </table:table-cell>
          <table:table-cell office:value-type="string">
            <text:p>ちずしょくにん</text:p>
          </table:table-cell>
          <table:table-cell office:value-type="string">
            <text:p>Cartographer</text:p>
          </table:table-cell>
          <table:table-cell office:value-type="string">
            <text:p>異郷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<text:a xlink:href="http://suka.s5.xrea.com/dom/list.cgi?id=163&amp;mode=show" xlink:type="simple">値切り屋</text:a></text:p>
          </table:table-cell>
          <table:table-cell office:value-type="string">
            <text:p>ねぎりや</text:p>
          </table:table-cell>
          <table:table-cell office:value-type="string">
            <text:p>Haggler</text:p>
          </table:table-cell>
          <table:table-cell office:value-type="string">
            <text:p>異郷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<text:a xlink:href="http://suka.s5.xrea.com/dom/list.cgi?id=164&amp;mode=show" xlink:type="simple">農地</text:a></text:p>
          </table:table-cell>
          <table:table-cell office:value-type="string">
            <text:p>のうち</text:p>
          </table:table-cell>
          <table:table-cell office:value-type="string">
            <text:p>Farmland</text:p>
          </table:table-cell>
          <table:table-cell office:value-type="string">
            <text:p>異郷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勝利点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-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string">
            <text:p><text:a xlink:href="http://suka.s5.xrea.com/dom/list.cgi?id=165&amp;mode=show" xlink:type="simple">不正利得</text:a></text:p>
          </table:table-cell>
          <table:table-cell office:value-type="string">
            <text:p>ふせいりとく</text:p>
          </table:table-cell>
          <table:table-cell office:value-type="string">
            <text:p>Ill-Gotten Gains</text:p>
          </table:table-cell>
          <table:table-cell office:value-type="string">
            <text:p>異郷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財宝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-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<text:a xlink:href="http://suka.s5.xrea.com/dom/list.cgi?id=166&amp;mode=show" xlink:type="simple">辺境伯</text:a></text:p>
          </table:table-cell>
          <table:table-cell office:value-type="string">
            <text:p>へんきょうはく</text:p>
          </table:table-cell>
          <table:table-cell office:value-type="string">
            <text:p>Margrave</text:p>
          </table:table-cell>
          <table:table-cell office:value-type="string">
            <text:p>異郷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2" office:value-type="string">
            <text:p>-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<text:a xlink:href="http://suka.s5.xrea.com/dom/list.cgi?id=167&amp;mode=show" xlink:type="simple">埋蔵金</text:a></text:p>
          </table:table-cell>
          <table:table-cell office:value-type="string">
            <text:p>まいぞうきん</text:p>
          </table:table-cell>
          <table:table-cell office:value-type="string">
            <text:p>Cache</text:p>
          </table:table-cell>
          <table:table-cell office:value-type="string">
            <text:p>異郷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財宝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-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<text:a xlink:href="http://suka.s5.xrea.com/dom/list.cgi?id=168&amp;mode=show" xlink:type="simple">宿屋</text:a></text:p>
          </table:table-cell>
          <table:table-cell office:value-type="string">
            <text:p>やどや</text:p>
          </table:table-cell>
          <table:table-cell office:value-type="string">
            <text:p>Inn</text:p>
          </table:table-cell>
          <table:table-cell office:value-type="string">
            <text:p>異郷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<text:a xlink:href="http://suka.s5.xrea.com/dom/list.cgi?id=169&amp;mode=show" xlink:type="simple">遊牧民の野営地</text:a></text:p>
          </table:table-cell>
          <table:table-cell office:value-type="string">
            <text:p>ゆうぼくみんのやえいち</text:p>
          </table:table-cell>
          <table:table-cell office:value-type="string">
            <text:p>Nomad Camp</text:p>
          </table:table-cell>
          <table:table-cell office:value-type="string">
            <text:p>異郷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4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<text:a xlink:href="http://suka.s5.xrea.com/dom/list.cgi?id=170&amp;mode=show" xlink:type="simple">よろずや</text:a></text:p>
          </table:table-cell>
          <table:table-cell office:value-type="string">
            <text:p>よろずや</text:p>
          </table:table-cell>
          <table:table-cell office:value-type="string">
            <text:p>Jack of All Trades</text:p>
          </table:table-cell>
          <table:table-cell office:value-type="string">
            <text:p>異郷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<text:a xlink:href="http://suka.s5.xrea.com/dom/list.cgi?id=171&amp;mode=show" xlink:type="simple">囲郭村</text:a></text:p>
          </table:table-cell>
          <table:table-cell office:value-type="string">
            <text:p>いかくそん</text:p>
          </table:table-cell>
          <table:table-cell office:value-type="string">
            <text:p>Walled Village</text:p>
          </table:table-cell>
          <table:table-cell office:value-type="string">
            <text:p>プロモ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<text:a xlink:href="http://suka.s5.xrea.com/dom/list.cgi?id=172&amp;mode=show" xlink:type="simple">総督</text:a></text:p>
          </table:table-cell>
          <table:table-cell office:value-type="string">
            <text:p>そうとく</text:p>
          </table:table-cell>
          <table:table-cell office:value-type="string">
            <text:p>Governor</text:p>
          </table:table-cell>
          <table:table-cell office:value-type="string">
            <text:p>プロモ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<text:a xlink:href="http://suka.s5.xrea.com/dom/list.cgi?id=173&amp;mode=show" xlink:type="simple">青空市場</text:a></text:p>
          </table:table-cell>
          <table:table-cell office:value-type="string">
            <text:p>あおぞらいちば</text:p>
          </table:table-cell>
          <table:table-cell office:value-type="string">
            <text:p>Market Square</text:p>
          </table:table-cell>
          <table:table-cell office:value-type="string">
            <text:p>暗黒時代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リアクション</text:p>
          </table:table-cell>
          <table:table-cell table:number-columns-repeated="2"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<text:a xlink:href="http://suka.s5.xrea.com/dom/list.cgi?id=174&amp;mode=show" xlink:type="simple">市場跡地</text:a></text:p>
          </table:table-cell>
          <table:table-cell office:value-type="string">
            <text:p>いちばあとち</text:p>
          </table:table-cell>
          <table:table-cell office:value-type="string">
            <text:p>Ruined Market</text:p>
          </table:table-cell>
          <table:table-cell office:value-type="string">
            <text:p>暗黒時代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廃墟</text:p>
          </table:table-cell>
          <table:table-cell office:value-type="string">
            <text:p>アクション－廃墟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-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<text:a xlink:href="http://suka.s5.xrea.com/dom/list.cgi?id=175&amp;mode=show" xlink:type="simple">隠遁者</text:a></text:p>
          </table:table-cell>
          <table:table-cell office:value-type="string">
            <text:p>いんとんしゃ</text:p>
          </table:table-cell>
          <table:table-cell office:value-type="string">
            <text:p>Hermit</text:p>
          </table:table-cell>
          <table:table-cell office:value-type="string">
            <text:p>暗黒時代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<text:a xlink:href="http://suka.s5.xrea.com/dom/list.cgi?id=176&amp;mode=show" xlink:type="simple">金物商</text:a></text:p>
          </table:table-cell>
          <table:table-cell office:value-type="string">
            <text:p>かなものしょう</text:p>
          </table:table-cell>
          <table:table-cell office:value-type="string">
            <text:p>Ironmonger</text:p>
          </table:table-cell>
          <table:table-cell office:value-type="string">
            <text:p>暗黒時代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 office:value-type="string">
            <text:p><text:a xlink:href="http://suka.s5.xrea.com/dom/list.cgi?id=177&amp;mode=show" xlink:type="simple">狩場</text:a></text:p>
          </table:table-cell>
          <table:table-cell office:value-type="string">
            <text:p>かりば</text:p>
          </table:table-cell>
          <table:table-cell office:value-type="string">
            <text:p>Hunting Grounds</text:p>
          </table:table-cell>
          <table:table-cell office:value-type="string">
            <text:p>暗黒時代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4" office:value-type="string">
            <text:p>-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<text:a xlink:href="http://suka.s5.xrea.com/dom/list.cgi?id=178&amp;mode=show" xlink:type="simple">騎士※</text:a></text:p>
          </table:table-cell>
          <table:table-cell office:value-type="string">
            <text:p>きし</text:p>
          </table:table-cell>
          <table:table-cell office:value-type="string">
            <text:p>Knights</text:p>
          </table:table-cell>
          <table:table-cell office:value-type="string">
            <text:p>暗黒時代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－騎士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<text:a xlink:href="http://suka.s5.xrea.com/dom/list.cgi?id=179&amp;mode=show" xlink:type="simple">サー・ヴァンデル</text:a></text:p>
          </table:table-cell>
          <table:table-cell office:value-type="string">
            <text:p>さー・う゛ぁんでる</text:p>
          </table:table-cell>
          <table:table-cell office:value-type="string">
            <text:p>Sir Vander</text:p>
          </table:table-cell>
          <table:table-cell office:value-type="string">
            <text:p>暗黒時代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－騎士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<text:a xlink:href="http://suka.s5.xrea.com/dom/list.cgi?id=180&amp;mode=show" xlink:type="simple">サー・デストリー</text:a></text:p>
          </table:table-cell>
          <table:table-cell office:value-type="string">
            <text:p>さー・ですとりー</text:p>
          </table:table-cell>
          <table:table-cell office:value-type="string">
            <text:p>Sir Destry</text:p>
          </table:table-cell>
          <table:table-cell office:value-type="string">
            <text:p>暗黒時代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－騎士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-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<text:a xlink:href="http://suka.s5.xrea.com/dom/list.cgi?id=181&amp;mode=show" xlink:type="simple">サー・ベイリー</text:a></text:p>
          </table:table-cell>
          <table:table-cell office:value-type="string">
            <text:p>さー・べいりー</text:p>
          </table:table-cell>
          <table:table-cell office:value-type="string">
            <text:p>Sir Bailey</text:p>
          </table:table-cell>
          <table:table-cell office:value-type="string">
            <text:p>暗黒時代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－騎士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<text:a xlink:href="http://suka.s5.xrea.com/dom/list.cgi?id=182&amp;mode=show" xlink:type="simple">サー・マーチン</text:a></text:p>
          </table:table-cell>
          <table:table-cell office:value-type="string">
            <text:p>さー・まーちん</text:p>
          </table:table-cell>
          <table:table-cell office:value-type="string">
            <text:p>Sir Martin</text:p>
          </table:table-cell>
          <table:table-cell office:value-type="string">
            <text:p>暗黒時代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－騎士</text:p>
          </table:table-cell>
          <table:table-cell table:number-columns-repeated="4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<text:a xlink:href="http://suka.s5.xrea.com/dom/list.cgi?id=183&amp;mode=show" xlink:type="simple">サー・マイケル</text:a></text:p>
          </table:table-cell>
          <table:table-cell office:value-type="string">
            <text:p>さー・まいける</text:p>
          </table:table-cell>
          <table:table-cell office:value-type="string">
            <text:p>Sir Michael</text:p>
          </table:table-cell>
          <table:table-cell office:value-type="string">
            <text:p>暗黒時代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－騎士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<text:a xlink:href="http://suka.s5.xrea.com/dom/list.cgi?id=184&amp;mode=show" xlink:type="simple">デイム・アンナ</text:a></text:p>
          </table:table-cell>
          <table:table-cell office:value-type="string">
            <text:p>でいむ・あんな</text:p>
          </table:table-cell>
          <table:table-cell office:value-type="string">
            <text:p>Dame Anna</text:p>
          </table:table-cell>
          <table:table-cell office:value-type="string">
            <text:p>暗黒時代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－騎士</text:p>
          </table:table-cell>
          <table:table-cell table:number-columns-repeated="7" office:value-type="string">
            <text:p>-</text:p>
          </table:table-cell>
        </table:table-row>
        <table:table-row table:style-name="ro4">
          <table:table-cell office:value-type="float" office:value="185">
            <text:p>185</text:p>
          </table:table-cell>
          <table:table-cell office:value-type="string">
            <text:p><text:a xlink:href="http://suka.s5.xrea.com/dom/list.cgi?id=185&amp;mode=show" xlink:type="simple">デイム・ジョセフィーヌ</text:a></text:p>
          </table:table-cell>
          <table:table-cell office:value-type="string">
            <text:p>でいむ・じょせふぃーぬ</text:p>
          </table:table-cell>
          <table:table-cell office:value-type="string">
            <text:p>Dame Josephine</text:p>
          </table:table-cell>
          <table:table-cell office:value-type="string">
            <text:p>暗黒時代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－騎士－勝利点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-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<text:a xlink:href="http://suka.s5.xrea.com/dom/list.cgi?id=186&amp;mode=show" xlink:type="simple">デイム・シルビア</text:a></text:p>
          </table:table-cell>
          <table:table-cell office:value-type="string">
            <text:p>でいむ・しるびあ</text:p>
          </table:table-cell>
          <table:table-cell office:value-type="string">
            <text:p>Dame Sylvia</text:p>
          </table:table-cell>
          <table:table-cell office:value-type="string">
            <text:p>暗黒時代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－騎士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<text:a xlink:href="http://suka.s5.xrea.com/dom/list.cgi?id=187&amp;mode=show" xlink:type="simple">デイム・ナタリー</text:a></text:p>
          </table:table-cell>
          <table:table-cell office:value-type="string">
            <text:p>でいむ・なたりー</text:p>
          </table:table-cell>
          <table:table-cell office:value-type="string">
            <text:p>Dame Natalie</text:p>
          </table:table-cell>
          <table:table-cell office:value-type="string">
            <text:p>暗黒時代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－騎士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<text:a xlink:href="http://suka.s5.xrea.com/dom/list.cgi?id=188&amp;mode=show" xlink:type="simple">デイム・モリー</text:a></text:p>
          </table:table-cell>
          <table:table-cell office:value-type="string">
            <text:p>でいむ・もりー</text:p>
          </table:table-cell>
          <table:table-cell office:value-type="string">
            <text:p>Dame Molly</text:p>
          </table:table-cell>
          <table:table-cell office:value-type="string">
            <text:p>暗黒時代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－騎士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<text:a xlink:href="http://suka.s5.xrea.com/dom/list.cgi?id=189&amp;mode=show" xlink:type="simple">偽造通貨</text:a></text:p>
          </table:table-cell>
          <table:table-cell office:value-type="string">
            <text:p>ぎぞうつうか</text:p>
          </table:table-cell>
          <table:table-cell office:value-type="string">
            <text:p>Counterfeit</text:p>
          </table:table-cell>
          <table:table-cell office:value-type="string">
            <text:p>暗黒時代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財宝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<text:a xlink:href="http://suka.s5.xrea.com/dom/list.cgi?id=190&amp;mode=show" xlink:type="simple">救貧院</text:a></text:p>
          </table:table-cell>
          <table:table-cell office:value-type="string">
            <text:p>きゅうひんいん</text:p>
          </table:table-cell>
          <table:table-cell office:value-type="string">
            <text:p>Poor House</text:p>
          </table:table-cell>
          <table:table-cell office:value-type="string">
            <text:p>暗黒時代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5"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<text:a xlink:href="http://suka.s5.xrea.com/dom/list.cgi?id=191&amp;mode=show" xlink:type="simple">狂人</text:a></text:p>
          </table:table-cell>
          <table:table-cell office:value-type="string">
            <text:p>きょうじん</text:p>
          </table:table-cell>
          <table:table-cell office:value-type="string">
            <text:p>Madman</text:p>
          </table:table-cell>
          <table:table-cell office:value-type="string">
            <text:p>暗黒時代</text:p>
          </table:table-cell>
          <table:table-cell office:value-type="string">
            <text:p>0*</text:p>
          </table:table-cell>
          <table:table-cell office:value-type="string">
            <text:p>-</text:p>
          </table:table-cell>
          <table:table-cell office:value-type="string">
            <text:p>その他</text:p>
          </table:table-cell>
          <table:table-cell office:value-type="string">
            <text:p>アクション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<text:a xlink:href="http://suka.s5.xrea.com/dom/list.cgi?id=192&amp;mode=show" xlink:type="simple">狂信者</text:a></text:p>
          </table:table-cell>
          <table:table-cell office:value-type="string">
            <text:p>きょうしんしゃ</text:p>
          </table:table-cell>
          <table:table-cell office:value-type="string">
            <text:p>Cultist</text:p>
          </table:table-cell>
          <table:table-cell office:value-type="string">
            <text:p>暗黒時代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－略奪者</text:p>
          </table:table-cell>
          <table:table-cell table:number-columns-repeated="2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-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<text:a xlink:href="http://suka.s5.xrea.com/dom/list.cgi?id=193&amp;mode=show" xlink:type="simple">共同墓地</text:a></text:p>
          </table:table-cell>
          <table:table-cell office:value-type="string">
            <text:p>きょうどうぼち</text:p>
          </table:table-cell>
          <table:table-cell office:value-type="string">
            <text:p>Necropolis</text:p>
          </table:table-cell>
          <table:table-cell office:value-type="string">
            <text:p>暗黒時代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避難所</text:p>
          </table:table-cell>
          <table:table-cell office:value-type="string">
            <text:p>アクション－避難所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string">
            <text:p><text:a xlink:href="http://suka.s5.xrea.com/dom/list.cgi?id=194&amp;mode=show" xlink:type="simple">吟遊詩人</text:a></text:p>
          </table:table-cell>
          <table:table-cell office:value-type="string">
            <text:p>ぎんゆうしじん</text:p>
          </table:table-cell>
          <table:table-cell office:value-type="string">
            <text:p>Wandering Minstrel</text:p>
          </table:table-cell>
          <table:table-cell office:value-type="string">
            <text:p>暗黒時代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string">
            <text:p><text:a xlink:href="http://suka.s5.xrea.com/dom/list.cgi?id=195&amp;mode=show" xlink:type="simple">草茂る屋敷</text:a></text:p>
          </table:table-cell>
          <table:table-cell office:value-type="string">
            <text:p>くさしげるやしき</text:p>
          </table:table-cell>
          <table:table-cell office:value-type="string">
            <text:p>Overgrown Estate</text:p>
          </table:table-cell>
          <table:table-cell office:value-type="string">
            <text:p>暗黒時代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避難所</text:p>
          </table:table-cell>
          <table:table-cell office:value-type="string">
            <text:p>勝利点－避難所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-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<text:a xlink:href="http://suka.s5.xrea.com/dom/list.cgi?id=196&amp;mode=show" xlink:type="simple">屑屋</text:a></text:p>
          </table:table-cell>
          <table:table-cell office:value-type="string">
            <text:p>くずや</text:p>
          </table:table-cell>
          <table:table-cell office:value-type="string">
            <text:p>Junk Dealer</text:p>
          </table:table-cell>
          <table:table-cell office:value-type="string">
            <text:p>暗黒時代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<text:a xlink:href="http://suka.s5.xrea.com/dom/list.cgi?id=197&amp;mode=show" xlink:type="simple">賢者</text:a></text:p>
          </table:table-cell>
          <table:table-cell office:value-type="string">
            <text:p>けんじゃ</text:p>
          </table:table-cell>
          <table:table-cell office:value-type="string">
            <text:p>Sage</text:p>
          </table:table-cell>
          <table:table-cell office:value-type="string">
            <text:p>暗黒時代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<text:a xlink:href="http://suka.s5.xrea.com/dom/list.cgi?id=198&amp;mode=show" xlink:type="simple">行進</text:a></text:p>
          </table:table-cell>
          <table:table-cell office:value-type="string">
            <text:p>こうしん</text:p>
          </table:table-cell>
          <table:table-cell office:value-type="string">
            <text:p>Procession</text:p>
          </table:table-cell>
          <table:table-cell office:value-type="string">
            <text:p>暗黒時代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<text:a xlink:href="http://suka.s5.xrea.com/dom/list.cgi?id=199&amp;mode=show" xlink:type="simple">ゴミあさり</text:a></text:p>
          </table:table-cell>
          <table:table-cell office:value-type="string">
            <text:p>ごみあさり</text:p>
          </table:table-cell>
          <table:table-cell office:value-type="string">
            <text:p>Scavenger</text:p>
          </table:table-cell>
          <table:table-cell office:value-type="string">
            <text:p>暗黒時代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<text:a xlink:href="http://suka.s5.xrea.com/dom/list.cgi?id=200&amp;mode=show" xlink:type="simple">採集者</text:a></text:p>
          </table:table-cell>
          <table:table-cell office:value-type="string">
            <text:p>さいしゅうしゃ</text:p>
          </table:table-cell>
          <table:table-cell office:value-type="string">
            <text:p>Forager</text:p>
          </table:table-cell>
          <table:table-cell office:value-type="string">
            <text:p>暗黒時代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3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<text:a xlink:href="http://suka.s5.xrea.com/dom/list.cgi?id=201&amp;mode=show" xlink:type="simple">祭壇</text:a></text:p>
          </table:table-cell>
          <table:table-cell office:value-type="string">
            <text:p>さいだん</text:p>
          </table:table-cell>
          <table:table-cell office:value-type="string">
            <text:p>Altar</text:p>
          </table:table-cell>
          <table:table-cell office:value-type="string">
            <text:p>暗黒時代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<text:a xlink:href="http://suka.s5.xrea.com/dom/list.cgi?id=202&amp;mode=show" xlink:type="simple">山賊の宿営地</text:a></text:p>
          </table:table-cell>
          <table:table-cell office:value-type="string">
            <text:p>さんぞくのしゅくえいち</text:p>
          </table:table-cell>
          <table:table-cell office:value-type="string">
            <text:p>Bandit Camp</text:p>
          </table:table-cell>
          <table:table-cell office:value-type="string">
            <text:p>暗黒時代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<text:a xlink:href="http://suka.s5.xrea.com/dom/list.cgi?id=203&amp;mode=show" xlink:type="simple">死の荷車</text:a></text:p>
          </table:table-cell>
          <table:table-cell office:value-type="string">
            <text:p>しのにぐるま</text:p>
          </table:table-cell>
          <table:table-cell office:value-type="string">
            <text:p>Death Cart</text:p>
          </table:table-cell>
          <table:table-cell office:value-type="string">
            <text:p>暗黒時代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略奪者</text:p>
          </table:table-cell>
          <table:table-cell table:number-columns-repeated="5"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<text:a xlink:href="http://suka.s5.xrea.com/dom/list.cgi?id=204&amp;mode=show" xlink:type="simple">襲撃者</text:a></text:p>
          </table:table-cell>
          <table:table-cell office:value-type="string">
            <text:p>しゅうげきしゃ</text:p>
          </table:table-cell>
          <table:table-cell office:value-type="string">
            <text:p>Marauder</text:p>
          </table:table-cell>
          <table:table-cell office:value-type="string">
            <text:p>暗黒時代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－略奪者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<text:a xlink:href="http://suka.s5.xrea.com/dom/list.cgi?id=205&amp;mode=show" xlink:type="simple">従者</text:a></text:p>
          </table:table-cell>
          <table:table-cell office:value-type="string">
            <text:p>じゅうしゃ</text:p>
          </table:table-cell>
          <table:table-cell office:value-type="string">
            <text:p>Squire</text:p>
          </table:table-cell>
          <table:table-cell office:value-type="string">
            <text:p>暗黒時代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5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<text:a xlink:href="http://suka.s5.xrea.com/dom/list.cgi?id=206&amp;mode=show" xlink:type="simple">城塞</text:a></text:p>
          </table:table-cell>
          <table:table-cell office:value-type="string">
            <text:p>じょうさい</text:p>
          </table:table-cell>
          <table:table-cell office:value-type="string">
            <text:p>Fortress</text:p>
          </table:table-cell>
          <table:table-cell office:value-type="string">
            <text:p>暗黒時代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<text:a xlink:href="http://suka.s5.xrea.com/dom/list.cgi?id=207&amp;mode=show" xlink:type="simple">生存者</text:a></text:p>
          </table:table-cell>
          <table:table-cell office:value-type="string">
            <text:p>せいぞんしゃ</text:p>
          </table:table-cell>
          <table:table-cell office:value-type="string">
            <text:p>Survivors</text:p>
          </table:table-cell>
          <table:table-cell office:value-type="string">
            <text:p>暗黒時代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廃墟</text:p>
          </table:table-cell>
          <table:table-cell office:value-type="string">
            <text:p>アクション－廃墟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<text:a xlink:href="http://suka.s5.xrea.com/dom/list.cgi?id=208&amp;mode=show" xlink:type="simple">建て直し</text:a></text:p>
          </table:table-cell>
          <table:table-cell office:value-type="string">
            <text:p>たてなおし</text:p>
          </table:table-cell>
          <table:table-cell office:value-type="string">
            <text:p>Rebuild</text:p>
          </table:table-cell>
          <table:table-cell office:value-type="string">
            <text:p>暗黒時代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<text:a xlink:href="http://suka.s5.xrea.com/dom/list.cgi?id=209&amp;mode=show" xlink:type="simple">地下墓所</text:a></text:p>
          </table:table-cell>
          <table:table-cell office:value-type="string">
            <text:p>ちかぼしょ</text:p>
          </table:table-cell>
          <table:table-cell office:value-type="string">
            <text:p>Catacombs</text:p>
          </table:table-cell>
          <table:table-cell office:value-type="string">
            <text:p>暗黒時代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<text:a xlink:href="http://suka.s5.xrea.com/dom/list.cgi?id=210&amp;mode=show" xlink:type="simple">盗賊</text:a></text:p>
          </table:table-cell>
          <table:table-cell office:value-type="string">
            <text:p>とうぞく</text:p>
          </table:table-cell>
          <table:table-cell office:value-type="string">
            <text:p>Rogue</text:p>
          </table:table-cell>
          <table:table-cell office:value-type="string">
            <text:p>暗黒時代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5"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<text:a xlink:href="http://suka.s5.xrea.com/dom/list.cgi?id=211&amp;mode=show" xlink:type="simple">図書館跡地</text:a></text:p>
          </table:table-cell>
          <table:table-cell office:value-type="string">
            <text:p>としょかんあとち</text:p>
          </table:table-cell>
          <table:table-cell office:value-type="string">
            <text:p>Ruined Library</text:p>
          </table:table-cell>
          <table:table-cell office:value-type="string">
            <text:p>暗黒時代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廃墟</text:p>
          </table:table-cell>
          <table:table-cell office:value-type="string">
            <text:p>アクション－廃墟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-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<text:a xlink:href="http://suka.s5.xrea.com/dom/list.cgi?id=212&amp;mode=show" xlink:type="simple">納屋</text:a></text:p>
          </table:table-cell>
          <table:table-cell office:value-type="string">
            <text:p>なや</text:p>
          </table:table-cell>
          <table:table-cell office:value-type="string">
            <text:p>Hovel</text:p>
          </table:table-cell>
          <table:table-cell office:value-type="string">
            <text:p>暗黒時代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避難所</text:p>
          </table:table-cell>
          <table:table-cell office:value-type="string">
            <text:p>リアクション－避難所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<text:a xlink:href="http://suka.s5.xrea.com/dom/list.cgi?id=213&amp;mode=show" xlink:type="simple">ネズミ</text:a></text:p>
          </table:table-cell>
          <table:table-cell office:value-type="string">
            <text:p>ねずみ</text:p>
          </table:table-cell>
          <table:table-cell office:value-type="string">
            <text:p>Rats</text:p>
          </table:table-cell>
          <table:table-cell office:value-type="string">
            <text:p>暗黒時代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3">
          <table:table-cell office:value-type="float" office:value="214">
            <text:p>214</text:p>
          </table:table-cell>
          <table:table-cell office:value-type="string">
            <text:p><text:a xlink:href="http://suka.s5.xrea.com/dom/list.cgi?id=214&amp;mode=show" xlink:type="simple">廃坑</text:a></text:p>
          </table:table-cell>
          <table:table-cell office:value-type="string">
            <text:p>はいこう</text:p>
          </table:table-cell>
          <table:table-cell office:value-type="string">
            <text:p>Abandoned Mine</text:p>
          </table:table-cell>
          <table:table-cell office:value-type="string">
            <text:p>暗黒時代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廃墟</text:p>
          </table:table-cell>
          <table:table-cell office:value-type="string">
            <text:p>アクション－廃墟</text:p>
          </table:table-cell>
          <table:table-cell table:number-columns-repeated="5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<text:a xlink:href="http://suka.s5.xrea.com/dom/list.cgi?id=215&amp;mode=show" xlink:type="simple">廃村</text:a></text:p>
          </table:table-cell>
          <table:table-cell office:value-type="string">
            <text:p>はいそん</text:p>
          </table:table-cell>
          <table:table-cell office:value-type="string">
            <text:p>Ruined Village</text:p>
          </table:table-cell>
          <table:table-cell office:value-type="string">
            <text:p>暗黒時代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廃墟</text:p>
          </table:table-cell>
          <table:table-cell office:value-type="string">
            <text:p>アクション－廃墟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<text:a xlink:href="http://suka.s5.xrea.com/dom/list.cgi?id=216&amp;mode=show" xlink:type="simple">墓暴き</text:a></text:p>
          </table:table-cell>
          <table:table-cell office:value-type="string">
            <text:p>はかあばき</text:p>
          </table:table-cell>
          <table:table-cell office:value-type="string">
            <text:p>Graverobber</text:p>
          </table:table-cell>
          <table:table-cell office:value-type="string">
            <text:p>暗黒時代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<text:a xlink:href="http://suka.s5.xrea.com/dom/list.cgi?id=217&amp;mode=show" xlink:type="simple">伯爵</text:a></text:p>
          </table:table-cell>
          <table:table-cell office:value-type="string">
            <text:p>はくしゃく</text:p>
          </table:table-cell>
          <table:table-cell office:value-type="string">
            <text:p>Count</text:p>
          </table:table-cell>
          <table:table-cell office:value-type="string">
            <text:p>暗黒時代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3">
          <table:table-cell office:value-type="float" office:value="218">
            <text:p>218</text:p>
          </table:table-cell>
          <table:table-cell office:value-type="string">
            <text:p><text:a xlink:href="http://suka.s5.xrea.com/dom/list.cgi?id=218&amp;mode=show" xlink:type="simple">はみだし者</text:a></text:p>
          </table:table-cell>
          <table:table-cell office:value-type="string">
            <text:p>はみだしもの</text:p>
          </table:table-cell>
          <table:table-cell office:value-type="string">
            <text:p>Band of Misfits</text:p>
          </table:table-cell>
          <table:table-cell office:value-type="string">
            <text:p>暗黒時代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<text:a xlink:href="http://suka.s5.xrea.com/dom/list.cgi?id=219&amp;mode=show" xlink:type="simple">秘術師</text:a></text:p>
          </table:table-cell>
          <table:table-cell office:value-type="string">
            <text:p>ひじゅつし</text:p>
          </table:table-cell>
          <table:table-cell office:value-type="string">
            <text:p>Mystic</text:p>
          </table:table-cell>
          <table:table-cell office:value-type="string">
            <text:p>暗黒時代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<text:a xlink:href="http://suka.s5.xrea.com/dom/list.cgi?id=220&amp;mode=show" xlink:type="simple">武器庫</text:a></text:p>
          </table:table-cell>
          <table:table-cell office:value-type="string">
            <text:p>ぶきこ</text:p>
          </table:table-cell>
          <table:table-cell office:value-type="string">
            <text:p>Armory</text:p>
          </table:table-cell>
          <table:table-cell office:value-type="string">
            <text:p>暗黒時代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<text:a xlink:href="http://suka.s5.xrea.com/dom/list.cgi?id=221&amp;mode=show" xlink:type="simple">浮浪児</text:a></text:p>
          </table:table-cell>
          <table:table-cell office:value-type="string">
            <text:p>ふろうじ</text:p>
          </table:table-cell>
          <table:table-cell office:value-type="string">
            <text:p>Urchin</text:p>
          </table:table-cell>
          <table:table-cell office:value-type="string">
            <text:p>暗黒時代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<text:a xlink:href="http://suka.s5.xrea.com/dom/list.cgi?id=222&amp;mode=show" xlink:type="simple">浮浪者</text:a></text:p>
          </table:table-cell>
          <table:table-cell office:value-type="string">
            <text:p>ふろうしゃ</text:p>
          </table:table-cell>
          <table:table-cell office:value-type="string">
            <text:p>Vagrant</text:p>
          </table:table-cell>
          <table:table-cell office:value-type="string">
            <text:p>暗黒時代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<text:a xlink:href="http://suka.s5.xrea.com/dom/list.cgi?id=223&amp;mode=show" xlink:type="simple">封土</text:a></text:p>
          </table:table-cell>
          <table:table-cell office:value-type="string">
            <text:p>ほうど</text:p>
          </table:table-cell>
          <table:table-cell office:value-type="string">
            <text:p>Feodum</text:p>
          </table:table-cell>
          <table:table-cell office:value-type="string">
            <text:p>暗黒時代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勝利点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<text:a xlink:href="http://suka.s5.xrea.com/dom/list.cgi?id=224&amp;mode=show" xlink:type="simple">物置</text:a></text:p>
          </table:table-cell>
          <table:table-cell office:value-type="string">
            <text:p>ものおき</text:p>
          </table:table-cell>
          <table:table-cell office:value-type="string">
            <text:p>Storeroom</text:p>
          </table:table-cell>
          <table:table-cell office:value-type="string">
            <text:p>暗黒時代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</text:p>
          </table:table-cell>
          <table:table-cell table:number-columns-repeated="4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<text:a xlink:href="http://suka.s5.xrea.com/dom/list.cgi?id=225&amp;mode=show" xlink:type="simple">物乞い</text:a></text:p>
          </table:table-cell>
          <table:table-cell office:value-type="string">
            <text:p>ものごい</text:p>
          </table:table-cell>
          <table:table-cell office:value-type="string">
            <text:p>Beggar</text:p>
          </table:table-cell>
          <table:table-cell office:value-type="string">
            <text:p>暗黒時代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リアクション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<text:a xlink:href="http://suka.s5.xrea.com/dom/list.cgi?id=226&amp;mode=show" xlink:type="simple">傭兵</text:a></text:p>
          </table:table-cell>
          <table:table-cell office:value-type="string">
            <text:p>ようへい</text:p>
          </table:table-cell>
          <table:table-cell office:value-type="string">
            <text:p>Mercenary</text:p>
          </table:table-cell>
          <table:table-cell office:value-type="string">
            <text:p>暗黒時代</text:p>
          </table:table-cell>
          <table:table-cell office:value-type="string">
            <text:p>0*</text:p>
          </table:table-cell>
          <table:table-cell office:value-type="string">
            <text:p>-</text:p>
          </table:table-cell>
          <table:table-cell office:value-type="string">
            <text:p>その他</text:p>
          </table:table-cell>
          <table:table-cell office:value-type="string">
            <text:p>アクション－アタック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<text:a xlink:href="http://suka.s5.xrea.com/dom/list.cgi?id=227&amp;mode=show" xlink:type="simple">略奪</text:a></text:p>
          </table:table-cell>
          <table:table-cell office:value-type="string">
            <text:p>りゃくだつ</text:p>
          </table:table-cell>
          <table:table-cell office:value-type="string">
            <text:p>Pillage</text:p>
          </table:table-cell>
          <table:table-cell office:value-type="string">
            <text:p>暗黒時代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string">
            <text:p>王国</text:p>
          </table:table-cell>
          <table:table-cell office:value-type="string">
            <text:p>アクション－アタック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<text:a xlink:href="http://suka.s5.xrea.com/dom/list.cgi?id=228&amp;mode=show" xlink:type="simple">略奪品</text:a></text:p>
          </table:table-cell>
          <table:table-cell office:value-type="string">
            <text:p>りゃくだつひん</text:p>
          </table:table-cell>
          <table:table-cell office:value-type="string">
            <text:p>Spoils</text:p>
          </table:table-cell>
          <table:table-cell office:value-type="string">
            <text:p>暗黒時代</text:p>
          </table:table-cell>
          <table:table-cell office:value-type="string">
            <text:p>0*</text:p>
          </table:table-cell>
          <table:table-cell office:value-type="string">
            <text:p>-</text:p>
          </table:table-cell>
          <table:table-cell office:value-type="string">
            <text:p>その他</text:p>
          </table:table-cell>
          <table:table-cell office:value-type="string">
            <text:p>財宝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-</text:p>
          </table:table-cell>
        </table:table-row>
        <table:table-row table:style-name="ro5">
          <table:table-cell table:style-name="Default" table:number-columns-repeated="16"/>
        </table:table-row>
        <table:table-row table:style-name="ro5" table:number-rows-repeated="10">
          <table:table-cell table:number-columns-repeated="16"/>
        </table:table-row>
        <table:table-row table:style-name="ro5">
          <table:table-cell table:number-columns-repeated="16"/>
        </table:table-row>
      </table:table>
      <table:table table:name="mtb_cards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jname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need_pot</text:p>
          </table:table-cell>
          <table:table-cell table:style-name="ce1" office:value-type="string">
            <text:p>special_cost</text:p>
          </table:table-cell>
          <table:table-cell table:style-name="ce1" office:value-type="string">
            <text:p>coin</text:p>
          </table:table-cell>
          <table:table-cell table:style-name="ce1" office:value-type="string">
            <text:p>victory</text:p>
          </table:table-cell>
          <table:table-cell table:style-name="ce1" office:value-type="string">
            <text:p>card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buy</text:p>
          </table:table-cell>
          <table:table-cell table:style-name="ce1" office:value-type="string">
            <text:p>virtual_coin</text:p>
          </table:table-cell>
          <table:table-cell table:style-name="ce1" office:value-type="string">
            <text:p>victory_token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Copper</text:p>
          </table:table-cell>
          <table:table-cell table:style-name="ce1" office:value-type="string">
            <text:p><text:a xlink:href="http://suka.s5.xrea.com/dom/list.cgi?id=1&amp;mode=show" xlink:type="simple">銅貨</text:a>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Silver</text:p>
          </table:table-cell>
          <table:table-cell table:style-name="ce1" office:value-type="string">
            <text:p><text:a xlink:href="http://suka.s5.xrea.com/dom/list.cgi?id=2&amp;mode=show" xlink:type="simple">銀貨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Gold</text:p>
          </table:table-cell>
          <table:table-cell table:style-name="ce1" office:value-type="string">
            <text:p><text:a xlink:href="http://suka.s5.xrea.com/dom/list.cgi?id=3&amp;mode=show" xlink:type="simple">金貨</text:a>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string">
            <text:p>Estate</text:p>
          </table:table-cell>
          <table:table-cell table:style-name="ce1" office:value-type="string">
            <text:p><text:a xlink:href="http://suka.s5.xrea.com/dom/list.cgi?id=4&amp;mode=show" xlink:type="simple">屋敷</text:a>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Duchy</text:p>
          </table:table-cell>
          <table:table-cell table:style-name="ce1" office:value-type="string">
            <text:p><text:a xlink:href="http://suka.s5.xrea.com/dom/list.cgi?id=5&amp;mode=show" xlink:type="simple">公領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string">
            <text:p>Province</text:p>
          </table:table-cell>
          <table:table-cell table:style-name="ce1" office:value-type="string">
            <text:p><text:a xlink:href="http://suka.s5.xrea.com/dom/list.cgi?id=6&amp;mode=show" xlink:type="simple">属州</text:a>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string">
            <text:p>Curse</text:p>
          </table:table-cell>
          <table:table-cell table:style-name="ce1" office:value-type="string">
            <text:p><text:a xlink:href="http://suka.s5.xrea.com/dom/list.cgi?id=7&amp;mode=show" xlink:type="simple">呪い</text:a>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string">
            <text:p>Market</text:p>
          </table:table-cell>
          <table:table-cell table:style-name="ce1" office:value-type="string">
            <text:p><text:a xlink:href="http://suka.s5.xrea.com/dom/list.cgi?id=8&amp;mode=show" xlink:type="simple">市場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string">
            <text:p>Remodel</text:p>
          </table:table-cell>
          <table:table-cell table:style-name="ce1" office:value-type="string">
            <text:p><text:a xlink:href="http://suka.s5.xrea.com/dom/list.cgi?id=9&amp;mode=show" xlink:type="simple">改築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string">
            <text:p>Smithy</text:p>
          </table:table-cell>
          <table:table-cell table:style-name="ce1" office:value-type="string">
            <text:p><text:a xlink:href="http://suka.s5.xrea.com/dom/list.cgi?id=10&amp;mode=show" xlink:type="simple">鍛冶屋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string">
            <text:p>Moneylender</text:p>
          </table:table-cell>
          <table:table-cell table:style-name="ce1" office:value-type="string">
            <text:p><text:a xlink:href="http://suka.s5.xrea.com/dom/list.cgi?id=11&amp;mode=show" xlink:type="simple">金貸し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string">
            <text:p>Woodcutter</text:p>
          </table:table-cell>
          <table:table-cell table:style-name="ce1" office:value-type="string">
            <text:p><text:a xlink:href="http://suka.s5.xrea.com/dom/list.cgi?id=12&amp;mode=show" xlink:type="simple">木こり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string">
            <text:p>Council Room</text:p>
          </table:table-cell>
          <table:table-cell table:style-name="ce1" office:value-type="string">
            <text:p><text:a xlink:href="http://suka.s5.xrea.com/dom/list.cgi?id=13&amp;mode=show" xlink:type="simple">議事堂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string">
            <text:p>Throne Room</text:p>
          </table:table-cell>
          <table:table-cell table:style-name="ce1" office:value-type="string">
            <text:p><text:a xlink:href="http://suka.s5.xrea.com/dom/list.cgi?id=14&amp;mode=show" xlink:type="simple">玉座の間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string">
            <text:p>Laboratory</text:p>
          </table:table-cell>
          <table:table-cell table:style-name="ce1" office:value-type="string">
            <text:p><text:a xlink:href="http://suka.s5.xrea.com/dom/list.cgi?id=15&amp;mode=show" xlink:type="simple">研究所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string">
            <text:p>Mine</text:p>
          </table:table-cell>
          <table:table-cell table:style-name="ce1" office:value-type="string">
            <text:p><text:a xlink:href="http://suka.s5.xrea.com/dom/list.cgi?id=16&amp;mode=show" xlink:type="simple">鉱山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string">
            <text:p>Workshop</text:p>
          </table:table-cell>
          <table:table-cell table:style-name="ce1" office:value-type="string">
            <text:p><text:a xlink:href="http://suka.s5.xrea.com/dom/list.cgi?id=17&amp;mode=show" xlink:type="simple">工房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string">
            <text:p>Chancellor</text:p>
          </table:table-cell>
          <table:table-cell table:style-name="ce1" office:value-type="string">
            <text:p><text:a xlink:href="http://suka.s5.xrea.com/dom/list.cgi?id=18&amp;mode=show" xlink:type="simple">宰相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office:value-type="string">
            <text:p>Feast</text:p>
          </table:table-cell>
          <table:table-cell table:style-name="ce1" office:value-type="string">
            <text:p><text:a xlink:href="http://suka.s5.xrea.com/dom/list.cgi?id=19&amp;mode=show" xlink:type="simple">祝宴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string">
            <text:p>Festival</text:p>
          </table:table-cell>
          <table:table-cell table:style-name="ce1" office:value-type="string">
            <text:p><text:a xlink:href="http://suka.s5.xrea.com/dom/list.cgi?id=20&amp;mode=show" xlink:type="simple">祝祭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office:value-type="string">
            <text:p>Library</text:p>
          </table:table-cell>
          <table:table-cell table:style-name="ce1" office:value-type="string">
            <text:p><text:a xlink:href="http://suka.s5.xrea.com/dom/list.cgi?id=21&amp;mode=show" xlink:type="simple">書庫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office:value-type="string">
            <text:p>Cellar</text:p>
          </table:table-cell>
          <table:table-cell table:style-name="ce1" office:value-type="string">
            <text:p><text:a xlink:href="http://suka.s5.xrea.com/dom/list.cgi?id=22&amp;mode=show" xlink:type="simple">地下貯蔵庫</text:a>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office:value-type="string">
            <text:p>Gardens</text:p>
          </table:table-cell>
          <table:table-cell table:style-name="ce1" office:value-type="string">
            <text:p><text:a xlink:href="http://suka.s5.xrea.com/dom/list.cgi?id=23&amp;mode=show" xlink:type="simple">庭園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string">
            <text:p>Thief</text:p>
          </table:table-cell>
          <table:table-cell table:style-name="ce1" office:value-type="string">
            <text:p><text:a xlink:href="http://suka.s5.xrea.com/dom/list.cgi?id=24&amp;mode=show" xlink:type="simple">泥棒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string">
            <text:p>Adventurer</text:p>
          </table:table-cell>
          <table:table-cell table:style-name="ce1" office:value-type="string">
            <text:p><text:a xlink:href="http://suka.s5.xrea.com/dom/list.cgi?id=25&amp;mode=show" xlink:type="simple">冒険者</text:a>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string">
            <text:p>Moat</text:p>
          </table:table-cell>
          <table:table-cell table:style-name="ce1" office:value-type="string">
            <text:p><text:a xlink:href="http://suka.s5.xrea.com/dom/list.cgi?id=26&amp;mode=show" xlink:type="simple">堀</text:a>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office:value-type="string">
            <text:p>Witch</text:p>
          </table:table-cell>
          <table:table-cell table:style-name="ce1" office:value-type="string">
            <text:p><text:a xlink:href="http://suka.s5.xrea.com/dom/list.cgi?id=27&amp;mode=show" xlink:type="simple">魔女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office:value-type="string">
            <text:p>Spy</text:p>
          </table:table-cell>
          <table:table-cell table:style-name="ce1" office:value-type="string">
            <text:p><text:a xlink:href="http://suka.s5.xrea.com/dom/list.cgi?id=28&amp;mode=show" xlink:type="simple">密偵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office:value-type="string">
            <text:p>Militia</text:p>
          </table:table-cell>
          <table:table-cell table:style-name="ce1" office:value-type="string">
            <text:p><text:a xlink:href="http://suka.s5.xrea.com/dom/list.cgi?id=29&amp;mode=show" xlink:type="simple">民兵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string">
            <text:p>Village</text:p>
          </table:table-cell>
          <table:table-cell table:style-name="ce1" office:value-type="string">
            <text:p><text:a xlink:href="http://suka.s5.xrea.com/dom/list.cgi?id=30&amp;mode=show" xlink:type="simple">村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string">
            <text:p>Bureaucrat</text:p>
          </table:table-cell>
          <table:table-cell table:style-name="ce1" office:value-type="string">
            <text:p><text:a xlink:href="http://suka.s5.xrea.com/dom/list.cgi?id=31&amp;mode=show" xlink:type="simple">役人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office:value-type="string">
            <text:p>Chapel</text:p>
          </table:table-cell>
          <table:table-cell table:style-name="ce1" office:value-type="string">
            <text:p><text:a xlink:href="http://suka.s5.xrea.com/dom/list.cgi?id=32&amp;mode=show" xlink:type="simple">礼拝堂</text:a>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string">
            <text:p>Great Hall</text:p>
          </table:table-cell>
          <table:table-cell table:style-name="ce1" office:value-type="string">
            <text:p><text:a xlink:href="http://suka.s5.xrea.com/dom/list.cgi?id=33&amp;mode=show" xlink:type="simple">大広間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office:value-type="string">
            <text:p>Upgrade</text:p>
          </table:table-cell>
          <table:table-cell table:style-name="ce1" office:value-type="string">
            <text:p><text:a xlink:href="http://suka.s5.xrea.com/dom/list.cgi?id=34&amp;mode=show" xlink:type="simple">改良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office:value-type="string">
            <text:p>Masquerade</text:p>
          </table:table-cell>
          <table:table-cell table:style-name="ce1" office:value-type="string">
            <text:p><text:a xlink:href="http://suka.s5.xrea.com/dom/list.cgi?id=35&amp;mode=show" xlink:type="simple">仮面舞踏会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string">
            <text:p>Nobles</text:p>
          </table:table-cell>
          <table:table-cell table:style-name="ce1" office:value-type="string">
            <text:p><text:a xlink:href="http://suka.s5.xrea.com/dom/list.cgi?id=36&amp;mode=show" xlink:type="simple">貴族</text:a>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office:value-type="string">
            <text:p>Conspirator</text:p>
          </table:table-cell>
          <table:table-cell table:style-name="ce1" office:value-type="string">
            <text:p><text:a xlink:href="http://suka.s5.xrea.com/dom/list.cgi?id=37&amp;mode=show" xlink:type="simple">共謀者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office:value-type="string">
            <text:p>Trading Post</text:p>
          </table:table-cell>
          <table:table-cell table:style-name="ce1" office:value-type="string">
            <text:p><text:a xlink:href="http://suka.s5.xrea.com/dom/list.cgi?id=38&amp;mode=show" xlink:type="simple">交易場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1" office:value-type="string">
            <text:p>Mining Village</text:p>
          </table:table-cell>
          <table:table-cell table:style-name="ce1" office:value-type="string">
            <text:p><text:a xlink:href="http://suka.s5.xrea.com/dom/list.cgi?id=39&amp;mode=show" xlink:type="simple">鉱山の村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office:value-type="string">
            <text:p>Duke</text:p>
          </table:table-cell>
          <table:table-cell table:style-name="ce1" office:value-type="string">
            <text:p><text:a xlink:href="http://suka.s5.xrea.com/dom/list.cgi?id=40&amp;mode=show" xlink:type="simple">公爵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office:value-type="string">
            <text:p>Torturer</text:p>
          </table:table-cell>
          <table:table-cell table:style-name="ce1" office:value-type="string">
            <text:p><text:a xlink:href="http://suka.s5.xrea.com/dom/list.cgi?id=41&amp;mode=show" xlink:type="simple">拷問人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string">
            <text:p>Swindler</text:p>
          </table:table-cell>
          <table:table-cell table:style-name="ce1" office:value-type="string">
            <text:p><text:a xlink:href="http://suka.s5.xrea.com/dom/list.cgi?id=42&amp;mode=show" xlink:type="simple">詐欺師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office:value-type="string">
            <text:p>Steward</text:p>
          </table:table-cell>
          <table:table-cell table:style-name="ce1" office:value-type="string">
            <text:p><text:a xlink:href="http://suka.s5.xrea.com/dom/list.cgi?id=43&amp;mode=show" xlink:type="simple">執事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office:value-type="string">
            <text:p>Baron</text:p>
          </table:table-cell>
          <table:table-cell table:style-name="ce1" office:value-type="string">
            <text:p><text:a xlink:href="http://suka.s5.xrea.com/dom/list.cgi?id=44&amp;mode=show" xlink:type="simple">男爵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1" office:value-type="string">
            <text:p>Minion</text:p>
          </table:table-cell>
          <table:table-cell table:style-name="ce1" office:value-type="string">
            <text:p><text:a xlink:href="http://suka.s5.xrea.com/dom/list.cgi?id=45&amp;mode=show" xlink:type="simple">寵臣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1" office:value-type="string">
            <text:p>Scout</text:p>
          </table:table-cell>
          <table:table-cell table:style-name="ce1" office:value-type="string">
            <text:p><text:a xlink:href="http://suka.s5.xrea.com/dom/list.cgi?id=46&amp;mode=show" xlink:type="simple">偵察員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office:value-type="string">
            <text:p>Pawn</text:p>
          </table:table-cell>
          <table:table-cell table:style-name="ce1" office:value-type="string">
            <text:p><text:a xlink:href="http://suka.s5.xrea.com/dom/list.cgi?id=47&amp;mode=show" xlink:type="simple">手先</text:a>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office:value-type="string">
            <text:p>Ironworks</text:p>
          </table:table-cell>
          <table:table-cell table:style-name="ce1" office:value-type="string">
            <text:p><text:a xlink:href="http://suka.s5.xrea.com/dom/list.cgi?id=48&amp;mode=show" xlink:type="simple">鉄工所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1" office:value-type="string">
            <text:p>Coppersmith</text:p>
          </table:table-cell>
          <table:table-cell table:style-name="ce1" office:value-type="string">
            <text:p><text:a xlink:href="http://suka.s5.xrea.com/dom/list.cgi?id=49&amp;mode=show" xlink:type="simple">銅細工師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office:value-type="string">
            <text:p>Courtyard</text:p>
          </table:table-cell>
          <table:table-cell table:style-name="ce1" office:value-type="string">
            <text:p><text:a xlink:href="http://suka.s5.xrea.com/dom/list.cgi?id=50&amp;mode=show" xlink:type="simple">中庭</text:a>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1" office:value-type="string">
            <text:p>Wishing Well</text:p>
          </table:table-cell>
          <table:table-cell table:style-name="ce1" office:value-type="string">
            <text:p><text:a xlink:href="http://suka.s5.xrea.com/dom/list.cgi?id=51&amp;mode=show" xlink:type="simple">願いの井戸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1" office:value-type="string">
            <text:p>Harem</text:p>
          </table:table-cell>
          <table:table-cell table:style-name="ce1" office:value-type="string">
            <text:p><text:a xlink:href="http://suka.s5.xrea.com/dom/list.cgi?id=52&amp;mode=show" xlink:type="simple">ハーレム</text:a>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2">
            <text:p>2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1" office:value-type="string">
            <text:p>Saboteur</text:p>
          </table:table-cell>
          <table:table-cell table:style-name="ce1" office:value-type="string">
            <text:p><text:a xlink:href="http://suka.s5.xrea.com/dom/list.cgi?id=53&amp;mode=show" xlink:type="simple">破壊工作員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1" office:value-type="string">
            <text:p>Bridge</text:p>
          </table:table-cell>
          <table:table-cell table:style-name="ce1" office:value-type="string">
            <text:p><text:a xlink:href="http://suka.s5.xrea.com/dom/list.cgi?id=54&amp;mode=show" xlink:type="simple">橋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4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3">
          <table:table-cell table:style-name="ce1" office:value-type="float" office:value="55">
            <text:p>55</text:p>
          </table:table-cell>
          <table:table-cell table:style-name="ce1" office:value-type="string">
            <text:p>Secret Chamber</text:p>
          </table:table-cell>
          <table:table-cell table:style-name="ce1" office:value-type="string">
            <text:p><text:a xlink:href="http://suka.s5.xrea.com/dom/list.cgi?id=55&amp;mode=show" xlink:type="simple">秘密の部屋</text:a>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1" office:value-type="string">
            <text:p>Shanty Town</text:p>
          </table:table-cell>
          <table:table-cell table:style-name="ce1" office:value-type="string">
            <text:p><text:a xlink:href="http://suka.s5.xrea.com/dom/list.cgi?id=56&amp;mode=show" xlink:type="simple">貧民街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1" office:value-type="string">
            <text:p>Tribute</text:p>
          </table:table-cell>
          <table:table-cell table:style-name="ce1" office:value-type="string">
            <text:p><text:a xlink:href="http://suka.s5.xrea.com/dom/list.cgi?id=57&amp;mode=show" xlink:type="simple">貢物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1" office:value-type="string">
            <text:p>Sea Hag</text:p>
          </table:table-cell>
          <table:table-cell table:style-name="ce1" office:value-type="string">
            <text:p><text:a xlink:href="http://suka.s5.xrea.com/dom/list.cgi?id=58&amp;mode=show" xlink:type="simple">海の妖婆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1" office:value-type="string">
            <text:p>Pirate Ship</text:p>
          </table:table-cell>
          <table:table-cell table:style-name="ce1" office:value-type="string">
            <text:p><text:a xlink:href="http://suka.s5.xrea.com/dom/list.cgi?id=59&amp;mode=show" xlink:type="simple">海賊船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1" office:value-type="string">
            <text:p>Fishing Village</text:p>
          </table:table-cell>
          <table:table-cell table:style-name="ce1" office:value-type="string">
            <text:p><text:a xlink:href="http://suka.s5.xrea.com/dom/list.cgi?id=60&amp;mode=show" xlink:type="simple">漁村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1" office:value-type="string">
            <text:p>Cutpurse</text:p>
          </table:table-cell>
          <table:table-cell table:style-name="ce1" office:value-type="string">
            <text:p><text:a xlink:href="http://suka.s5.xrea.com/dom/list.cgi?id=61&amp;mode=show" xlink:type="simple">巾着切り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1" office:value-type="string">
            <text:p>Native Village</text:p>
          </table:table-cell>
          <table:table-cell table:style-name="ce1" office:value-type="string">
            <text:p><text:a xlink:href="http://suka.s5.xrea.com/dom/list.cgi?id=62&amp;mode=show" xlink:type="simple">原住民の村</text:a>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1" office:value-type="string">
            <text:p>Navigator</text:p>
          </table:table-cell>
          <table:table-cell table:style-name="ce1" office:value-type="string">
            <text:p><text:a xlink:href="http://suka.s5.xrea.com/dom/list.cgi?id=63&amp;mode=show" xlink:type="simple">航海士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" office:value-type="string">
            <text:p>Tactician</text:p>
          </table:table-cell>
          <table:table-cell table:style-name="ce1" office:value-type="string">
            <text:p><text:a xlink:href="http://suka.s5.xrea.com/dom/list.cgi?id=64&amp;mode=show" xlink:type="simple">策士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1" office:value-type="string">
            <text:p>Island</text:p>
          </table:table-cell>
          <table:table-cell table:style-name="ce1" office:value-type="string">
            <text:p><text:a xlink:href="http://suka.s5.xrea.com/dom/list.cgi?id=65&amp;mode=show" xlink:type="simple">島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office:value-type="string">
            <text:p>Merchant Ship</text:p>
          </table:table-cell>
          <table:table-cell table:style-name="ce1" office:value-type="string">
            <text:p><text:a xlink:href="http://suka.s5.xrea.com/dom/list.cgi?id=66&amp;mode=show" xlink:type="simple">商船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" office:value-type="string">
            <text:p>Pearl Diver</text:p>
          </table:table-cell>
          <table:table-cell table:style-name="ce1" office:value-type="string">
            <text:p><text:a xlink:href="http://suka.s5.xrea.com/dom/list.cgi?id=67&amp;mode=show" xlink:type="simple">真珠採り</text:a>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1" office:value-type="string">
            <text:p>Outpost</text:p>
          </table:table-cell>
          <table:table-cell table:style-name="ce1" office:value-type="string">
            <text:p><text:a xlink:href="http://suka.s5.xrea.com/dom/list.cgi?id=68&amp;mode=show" xlink:type="simple">前哨地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1" office:value-type="string">
            <text:p>Warehouse</text:p>
          </table:table-cell>
          <table:table-cell table:style-name="ce1" office:value-type="string">
            <text:p><text:a xlink:href="http://suka.s5.xrea.com/dom/list.cgi?id=69&amp;mode=show" xlink:type="simple">倉庫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1" office:value-type="string">
            <text:p>Ambassador</text:p>
          </table:table-cell>
          <table:table-cell table:style-name="ce1" office:value-type="string">
            <text:p><text:a xlink:href="http://suka.s5.xrea.com/dom/list.cgi?id=70&amp;mode=show" xlink:type="simple">大使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1" office:value-type="string">
            <text:p>Caravan</text:p>
          </table:table-cell>
          <table:table-cell table:style-name="ce1" office:value-type="string">
            <text:p><text:a xlink:href="http://suka.s5.xrea.com/dom/list.cgi?id=71&amp;mode=show" xlink:type="simple">隊商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1" office:value-type="string">
            <text:p>Treasure Map</text:p>
          </table:table-cell>
          <table:table-cell table:style-name="ce1" office:value-type="string">
            <text:p><text:a xlink:href="http://suka.s5.xrea.com/dom/list.cgi?id=72&amp;mode=show" xlink:type="simple">宝の地図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1" office:value-type="string">
            <text:p>Explorer</text:p>
          </table:table-cell>
          <table:table-cell table:style-name="ce1" office:value-type="string">
            <text:p><text:a xlink:href="http://suka.s5.xrea.com/dom/list.cgi?id=73&amp;mode=show" xlink:type="simple">探検家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1" office:value-type="string">
            <text:p>Haven</text:p>
          </table:table-cell>
          <table:table-cell table:style-name="ce1" office:value-type="string">
            <text:p><text:a xlink:href="http://suka.s5.xrea.com/dom/list.cgi?id=74&amp;mode=show" xlink:type="simple">停泊所</text:a>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1" office:value-type="string">
            <text:p>Lighthouse</text:p>
          </table:table-cell>
          <table:table-cell table:style-name="ce1" office:value-type="string">
            <text:p><text:a xlink:href="http://suka.s5.xrea.com/dom/list.cgi?id=75&amp;mode=show" xlink:type="simple">灯台</text:a>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1" office:value-type="string">
            <text:p>Bazaar</text:p>
          </table:table-cell>
          <table:table-cell table:style-name="ce1" office:value-type="string">
            <text:p><text:a xlink:href="http://suka.s5.xrea.com/dom/list.cgi?id=76&amp;mode=show" xlink:type="simple">バザー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1" office:value-type="string">
            <text:p>Salvager</text:p>
          </table:table-cell>
          <table:table-cell table:style-name="ce1" office:value-type="string">
            <text:p><text:a xlink:href="http://suka.s5.xrea.com/dom/list.cgi?id=77&amp;mode=show" xlink:type="simple">引揚水夫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1" office:value-type="string">
            <text:p>Wharf</text:p>
          </table:table-cell>
          <table:table-cell table:style-name="ce1" office:value-type="string">
            <text:p><text:a xlink:href="http://suka.s5.xrea.com/dom/list.cgi?id=78&amp;mode=show" xlink:type="simple">船着場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1" office:value-type="string">
            <text:p>Treasury</text:p>
          </table:table-cell>
          <table:table-cell table:style-name="ce1" office:value-type="string">
            <text:p><text:a xlink:href="http://suka.s5.xrea.com/dom/list.cgi?id=79&amp;mode=show" xlink:type="simple">宝物庫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" office:value-type="string">
            <text:p>Smugglers</text:p>
          </table:table-cell>
          <table:table-cell table:style-name="ce1" office:value-type="string">
            <text:p><text:a xlink:href="http://suka.s5.xrea.com/dom/list.cgi?id=80&amp;mode=show" xlink:type="simple">密輸人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1" office:value-type="string">
            <text:p>Lookout</text:p>
          </table:table-cell>
          <table:table-cell table:style-name="ce1" office:value-type="string">
            <text:p><text:a xlink:href="http://suka.s5.xrea.com/dom/list.cgi?id=81&amp;mode=show" xlink:type="simple">見張り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1" office:value-type="string">
            <text:p>Ghost Ship</text:p>
          </table:table-cell>
          <table:table-cell table:style-name="ce1" office:value-type="string">
            <text:p><text:a xlink:href="http://suka.s5.xrea.com/dom/list.cgi?id=82&amp;mode=show" xlink:type="simple">幽霊船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1" office:value-type="string">
            <text:p>Embargo</text:p>
          </table:table-cell>
          <table:table-cell table:style-name="ce1" office:value-type="string">
            <text:p><text:a xlink:href="http://suka.s5.xrea.com/dom/list.cgi?id=83&amp;mode=show" xlink:type="simple">抑留</text:a>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1" office:value-type="string">
            <text:p>Black Market</text:p>
          </table:table-cell>
          <table:table-cell table:style-name="ce1" office:value-type="string">
            <text:p><text:a xlink:href="http://suka.s5.xrea.com/dom/list.cgi?id=84&amp;mode=show" xlink:type="simple">闇市場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1" office:value-type="string">
            <text:p>Envoy</text:p>
          </table:table-cell>
          <table:table-cell table:style-name="ce1" office:value-type="string">
            <text:p><text:a xlink:href="http://suka.s5.xrea.com/dom/list.cgi?id=85&amp;mode=show" xlink:type="simple">公使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1" office:value-type="string">
            <text:p>Stash</text:p>
          </table:table-cell>
          <table:table-cell table:style-name="ce1" office:value-type="string">
            <text:p><text:a xlink:href="http://suka.s5.xrea.com/dom/list.cgi?id=86&amp;mode=show" xlink:type="simple">へそくり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1" office:value-type="string">
            <text:p>Apothecary</text:p>
          </table:table-cell>
          <table:table-cell table:style-name="ce1" office:value-type="string">
            <text:p><text:a xlink:href="http://suka.s5.xrea.com/dom/list.cgi?id=87&amp;mode=show" xlink:type="simple">薬師</text:a>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3">
          <table:table-cell table:style-name="ce1" office:value-type="float" office:value="88">
            <text:p>88</text:p>
          </table:table-cell>
          <table:table-cell table:style-name="ce1" office:value-type="string">
            <text:p>Philosopher's Stone</text:p>
          </table:table-cell>
          <table:table-cell table:style-name="ce1" office:value-type="string">
            <text:p><text:a xlink:href="http://suka.s5.xrea.com/dom/list.cgi?id=88&amp;mode=show" xlink:type="simple">賢者の石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1" office:value-type="string">
            <text:p>Golem</text:p>
          </table:table-cell>
          <table:table-cell table:style-name="ce1" office:value-type="string">
            <text:p><text:a xlink:href="http://suka.s5.xrea.com/dom/list.cgi?id=89&amp;mode=show" xlink:type="simple">ゴーレム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" office:value-type="string">
            <text:p>Possession</text:p>
          </table:table-cell>
          <table:table-cell table:style-name="ce1" office:value-type="string">
            <text:p><text:a xlink:href="http://suka.s5.xrea.com/dom/list.cgi?id=90&amp;mode=show" xlink:type="simple">支配</text:a>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91">
            <text:p>91</text:p>
          </table:table-cell>
          <table:table-cell table:style-name="ce1" office:value-type="string">
            <text:p>University</text:p>
          </table:table-cell>
          <table:table-cell table:style-name="ce1" office:value-type="string">
            <text:p><text:a xlink:href="http://suka.s5.xrea.com/dom/list.cgi?id=91&amp;mode=show" xlink:type="simple">大学</text:a>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1" office:value-type="string">
            <text:p>Familiar</text:p>
          </table:table-cell>
          <table:table-cell table:style-name="ce1" office:value-type="string">
            <text:p><text:a xlink:href="http://suka.s5.xrea.com/dom/list.cgi?id=92&amp;mode=show" xlink:type="simple">使い魔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93">
            <text:p>93</text:p>
          </table:table-cell>
          <table:table-cell table:style-name="ce1" office:value-type="string">
            <text:p>Apprentice</text:p>
          </table:table-cell>
          <table:table-cell table:style-name="ce1" office:value-type="string">
            <text:p><text:a xlink:href="http://suka.s5.xrea.com/dom/list.cgi?id=93&amp;mode=show" xlink:type="simple">弟子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94">
            <text:p>94</text:p>
          </table:table-cell>
          <table:table-cell table:style-name="ce1" office:value-type="string">
            <text:p>Scrying Pool</text:p>
          </table:table-cell>
          <table:table-cell table:style-name="ce1" office:value-type="string">
            <text:p><text:a xlink:href="http://suka.s5.xrea.com/dom/list.cgi?id=94&amp;mode=show" xlink:type="simple">念視の泉</text:a>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1" office:value-type="string">
            <text:p>Vineyard</text:p>
          </table:table-cell>
          <table:table-cell table:style-name="ce1" office:value-type="string">
            <text:p><text:a xlink:href="http://suka.s5.xrea.com/dom/list.cgi?id=95&amp;mode=show" xlink:type="simple">ブドウ園</text:a></text:p>
          </table:table-cell>
          <table:table-cell table:style-name="ce1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1" office:value-type="string">
            <text:p>Transmute</text:p>
          </table:table-cell>
          <table:table-cell table:style-name="ce1" office:value-type="string">
            <text:p><text:a xlink:href="http://suka.s5.xrea.com/dom/list.cgi?id=96&amp;mode=show" xlink:type="simple">変成</text:a></text:p>
          </table:table-cell>
          <table:table-cell table:style-name="ce1" office:value-type="string">
            <text:p>-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1" office:value-type="string">
            <text:p>Potion</text:p>
          </table:table-cell>
          <table:table-cell table:style-name="ce1" office:value-type="string">
            <text:p><text:a xlink:href="http://suka.s5.xrea.com/dom/list.cgi?id=97&amp;mode=show" xlink:type="simple">ポーション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1" office:value-type="string">
            <text:p>Herbalist</text:p>
          </table:table-cell>
          <table:table-cell table:style-name="ce1" office:value-type="string">
            <text:p><text:a xlink:href="http://suka.s5.xrea.com/dom/list.cgi?id=98&amp;mode=show" xlink:type="simple">薬草商</text:a>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4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1" office:value-type="string">
            <text:p>Alchemist</text:p>
          </table:table-cell>
          <table:table-cell table:style-name="ce1" office:value-type="string">
            <text:p><text:a xlink:href="http://suka.s5.xrea.com/dom/list.cgi?id=99&amp;mode=show" xlink:type="simple">錬金術師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 office:value-type="string">
            <text:p>Quarry</text:p>
          </table:table-cell>
          <table:table-cell table:style-name="ce1" office:value-type="string">
            <text:p><text:a xlink:href="http://suka.s5.xrea.com/dom/list.cgi?id=100&amp;mode=show" xlink:type="simple">石切場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1" office:value-type="string">
            <text:p>Grand Market</text:p>
          </table:table-cell>
          <table:table-cell table:style-name="ce1" office:value-type="string">
            <text:p><text:a xlink:href="http://suka.s5.xrea.com/dom/list.cgi?id=101&amp;mode=show" xlink:type="simple">大市場</text:a>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3">
          <table:table-cell table:style-name="ce1" office:value-type="float" office:value="102">
            <text:p>102</text:p>
          </table:table-cell>
          <table:table-cell table:style-name="ce1" office:value-type="string">
            <text:p>Counting House</text:p>
          </table:table-cell>
          <table:table-cell table:style-name="ce1" office:value-type="string">
            <text:p><text:a xlink:href="http://suka.s5.xrea.com/dom/list.cgi?id=102&amp;mode=show" xlink:type="simple">会計所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03">
            <text:p>103</text:p>
          </table:table-cell>
          <table:table-cell table:style-name="ce1" office:value-type="string">
            <text:p>Hoard</text:p>
          </table:table-cell>
          <table:table-cell table:style-name="ce1" office:value-type="string">
            <text:p><text:a xlink:href="http://suka.s5.xrea.com/dom/list.cgi?id=103&amp;mode=show" xlink:type="simple">隠し財産</text:a>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04">
            <text:p>104</text:p>
          </table:table-cell>
          <table:table-cell table:style-name="ce1" office:value-type="string">
            <text:p>Expand</text:p>
          </table:table-cell>
          <table:table-cell table:style-name="ce1" office:value-type="string">
            <text:p><text:a xlink:href="http://suka.s5.xrea.com/dom/list.cgi?id=104&amp;mode=show" xlink:type="simple">拡張</text:a>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05">
            <text:p>105</text:p>
          </table:table-cell>
          <table:table-cell table:style-name="ce1" office:value-type="string">
            <text:p>Monument</text:p>
          </table:table-cell>
          <table:table-cell table:style-name="ce1" office:value-type="string">
            <text:p><text:a xlink:href="http://suka.s5.xrea.com/dom/list.cgi?id=105&amp;mode=show" xlink:type="simple">記念碑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1" office:value-type="string">
            <text:p>King's Court</text:p>
          </table:table-cell>
          <table:table-cell table:style-name="ce1" office:value-type="string">
            <text:p><text:a xlink:href="http://suka.s5.xrea.com/dom/list.cgi?id=106&amp;mode=show" xlink:type="simple">宮廷</text:a>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07">
            <text:p>107</text:p>
          </table:table-cell>
          <table:table-cell table:style-name="ce1" office:value-type="string">
            <text:p>Peddler</text:p>
          </table:table-cell>
          <table:table-cell table:style-name="ce1" office:value-type="string">
            <text:p><text:a xlink:href="http://suka.s5.xrea.com/dom/list.cgi?id=107&amp;mode=show" xlink:type="simple">行商人</text:a>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08">
            <text:p>108</text:p>
          </table:table-cell>
          <table:table-cell table:style-name="ce1" office:value-type="string">
            <text:p>Royal Seal</text:p>
          </table:table-cell>
          <table:table-cell table:style-name="ce1" office:value-type="string">
            <text:p><text:a xlink:href="http://suka.s5.xrea.com/dom/list.cgi?id=108&amp;mode=show" xlink:type="simple">玉璽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09">
            <text:p>109</text:p>
          </table:table-cell>
          <table:table-cell table:style-name="ce1" office:value-type="string">
            <text:p>Bank</text:p>
          </table:table-cell>
          <table:table-cell table:style-name="ce1" office:value-type="string">
            <text:p><text:a xlink:href="http://suka.s5.xrea.com/dom/list.cgi?id=109&amp;mode=show" xlink:type="simple">銀行</text:a>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1" office:value-type="string">
            <text:p>Contraband</text:p>
          </table:table-cell>
          <table:table-cell table:style-name="ce1" office:value-type="string">
            <text:p><text:a xlink:href="http://suka.s5.xrea.com/dom/list.cgi?id=110&amp;mode=show" xlink:type="simple">禁制品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11">
            <text:p>111</text:p>
          </table:table-cell>
          <table:table-cell table:style-name="ce1" office:value-type="string">
            <text:p>Trade Route</text:p>
          </table:table-cell>
          <table:table-cell table:style-name="ce1" office:value-type="string">
            <text:p><text:a xlink:href="http://suka.s5.xrea.com/dom/list.cgi?id=111&amp;mode=show" xlink:type="simple">交易路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12">
            <text:p>112</text:p>
          </table:table-cell>
          <table:table-cell table:style-name="ce1" office:value-type="string">
            <text:p>Talisman</text:p>
          </table:table-cell>
          <table:table-cell table:style-name="ce1" office:value-type="string">
            <text:p><text:a xlink:href="http://suka.s5.xrea.com/dom/list.cgi?id=112&amp;mode=show" xlink:type="simple">護符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13">
            <text:p>113</text:p>
          </table:table-cell>
          <table:table-cell table:style-name="ce1" office:value-type="string">
            <text:p>Bishop</text:p>
          </table:table-cell>
          <table:table-cell table:style-name="ce1" office:value-type="string">
            <text:p><text:a xlink:href="http://suka.s5.xrea.com/dom/list.cgi?id=113&amp;mode=show" xlink:type="simple">司教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14">
            <text:p>114</text:p>
          </table:table-cell>
          <table:table-cell table:style-name="ce1" office:value-type="string">
            <text:p>Loan</text:p>
          </table:table-cell>
          <table:table-cell table:style-name="ce1" office:value-type="string">
            <text:p><text:a xlink:href="http://suka.s5.xrea.com/dom/list.cgi?id=114&amp;mode=show" xlink:type="simple">借金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15">
            <text:p>115</text:p>
          </table:table-cell>
          <table:table-cell table:style-name="ce1" office:value-type="string">
            <text:p>Colony</text:p>
          </table:table-cell>
          <table:table-cell table:style-name="ce1" office:value-type="string">
            <text:p><text:a xlink:href="http://suka.s5.xrea.com/dom/list.cgi?id=115&amp;mode=show" xlink:type="simple">植民地</text:a>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16">
            <text:p>116</text:p>
          </table:table-cell>
          <table:table-cell table:style-name="ce1" office:value-type="string">
            <text:p>Mint</text:p>
          </table:table-cell>
          <table:table-cell table:style-name="ce1" office:value-type="string">
            <text:p><text:a xlink:href="http://suka.s5.xrea.com/dom/list.cgi?id=116&amp;mode=show" xlink:type="simple">造幣所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17">
            <text:p>117</text:p>
          </table:table-cell>
          <table:table-cell table:style-name="ce1" office:value-type="string">
            <text:p>Rabble</text:p>
          </table:table-cell>
          <table:table-cell table:style-name="ce1" office:value-type="string">
            <text:p><text:a xlink:href="http://suka.s5.xrea.com/dom/list.cgi?id=117&amp;mode=show" xlink:type="simple">大衆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18">
            <text:p>118</text:p>
          </table:table-cell>
          <table:table-cell table:style-name="ce1" office:value-type="string">
            <text:p>Forge</text:p>
          </table:table-cell>
          <table:table-cell table:style-name="ce1" office:value-type="string">
            <text:p><text:a xlink:href="http://suka.s5.xrea.com/dom/list.cgi?id=118&amp;mode=show" xlink:type="simple">鍛造</text:a>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19">
            <text:p>119</text:p>
          </table:table-cell>
          <table:table-cell table:style-name="ce1" office:value-type="string">
            <text:p>Venture</text:p>
          </table:table-cell>
          <table:table-cell table:style-name="ce1" office:value-type="string">
            <text:p><text:a xlink:href="http://suka.s5.xrea.com/dom/list.cgi?id=119&amp;mode=show" xlink:type="simple">投機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20">
            <text:p>120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<text:a xlink:href="http://suka.s5.xrea.com/dom/list.cgi?id=120&amp;mode=show" xlink:type="simple">都市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21">
            <text:p>121</text:p>
          </table:table-cell>
          <table:table-cell table:style-name="ce1" office:value-type="string">
            <text:p>Goons</text:p>
          </table:table-cell>
          <table:table-cell table:style-name="ce1" office:value-type="string">
            <text:p><text:a xlink:href="http://suka.s5.xrea.com/dom/list.cgi?id=121&amp;mode=show" xlink:type="simple">ならず者</text:a>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22">
            <text:p>122</text:p>
          </table:table-cell>
          <table:table-cell table:style-name="ce1" office:value-type="string">
            <text:p>Platinum</text:p>
          </table:table-cell>
          <table:table-cell table:style-name="ce1" office:value-type="string">
            <text:p><text:a xlink:href="http://suka.s5.xrea.com/dom/list.cgi?id=122&amp;mode=show" xlink:type="simple">白金貨</text:a>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23">
            <text:p>123</text:p>
          </table:table-cell>
          <table:table-cell table:style-name="ce1" office:value-type="string">
            <text:p>Watchtower</text:p>
          </table:table-cell>
          <table:table-cell table:style-name="ce1" office:value-type="string">
            <text:p><text:a xlink:href="http://suka.s5.xrea.com/dom/list.cgi?id=123&amp;mode=show" xlink:type="simple">望楼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24">
            <text:p>124</text:p>
          </table:table-cell>
          <table:table-cell table:style-name="ce1" office:value-type="string">
            <text:p>Vault</text:p>
          </table:table-cell>
          <table:table-cell table:style-name="ce1" office:value-type="string">
            <text:p><text:a xlink:href="http://suka.s5.xrea.com/dom/list.cgi?id=124&amp;mode=show" xlink:type="simple">保管庫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25">
            <text:p>125</text:p>
          </table:table-cell>
          <table:table-cell table:style-name="ce1" office:value-type="string">
            <text:p>Mountebank</text:p>
          </table:table-cell>
          <table:table-cell table:style-name="ce1" office:value-type="string">
            <text:p><text:a xlink:href="http://suka.s5.xrea.com/dom/list.cgi?id=125&amp;mode=show" xlink:type="simple">香具師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3">
          <table:table-cell table:style-name="ce1" office:value-type="float" office:value="126">
            <text:p>126</text:p>
          </table:table-cell>
          <table:table-cell table:style-name="ce1" office:value-type="string">
            <text:p>Worker's Village</text:p>
          </table:table-cell>
          <table:table-cell table:style-name="ce1" office:value-type="string">
            <text:p><text:a xlink:href="http://suka.s5.xrea.com/dom/list.cgi?id=126&amp;mode=show" xlink:type="simple">労働者の村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27">
            <text:p>127</text:p>
          </table:table-cell>
          <table:table-cell table:style-name="ce1" office:value-type="string">
            <text:p>Menagerie</text:p>
          </table:table-cell>
          <table:table-cell table:style-name="ce1" office:value-type="string">
            <text:p><text:a xlink:href="http://suka.s5.xrea.com/dom/list.cgi?id=127&amp;mode=show" xlink:type="simple">移動動物園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" office:value-type="string">
            <text:p>Horse Traders</text:p>
          </table:table-cell>
          <table:table-cell table:style-name="ce1" office:value-type="string">
            <text:p><text:a xlink:href="http://suka.s5.xrea.com/dom/list.cgi?id=128&amp;mode=show" xlink:type="simple">馬商人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29">
            <text:p>129</text:p>
          </table:table-cell>
          <table:table-cell table:style-name="ce1" office:value-type="string">
            <text:p>Fortune Teller</text:p>
          </table:table-cell>
          <table:table-cell table:style-name="ce1" office:value-type="string">
            <text:p><text:a xlink:href="http://suka.s5.xrea.com/dom/list.cgi?id=129&amp;mode=show" xlink:type="simple">占い師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30">
            <text:p>130</text:p>
          </table:table-cell>
          <table:table-cell table:style-name="ce1" office:value-type="string">
            <text:p>Diadem</text:p>
          </table:table-cell>
          <table:table-cell table:style-name="ce1" office:value-type="string">
            <text:p><text:a xlink:href="http://suka.s5.xrea.com/dom/list.cgi?id=130&amp;mode=show" xlink:type="simple">王冠</text:a>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31">
            <text:p>131</text:p>
          </table:table-cell>
          <table:table-cell table:style-name="ce1" office:value-type="string">
            <text:p>Princess</text:p>
          </table:table-cell>
          <table:table-cell table:style-name="ce1" office:value-type="string">
            <text:p><text:a xlink:href="http://suka.s5.xrea.com/dom/list.cgi?id=131&amp;mode=show" xlink:type="simple">王女</text:a>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32">
            <text:p>132</text:p>
          </table:table-cell>
          <table:table-cell table:style-name="ce1" office:value-type="string">
            <text:p>Bag of Gold</text:p>
          </table:table-cell>
          <table:table-cell table:style-name="ce1" office:value-type="string">
            <text:p><text:a xlink:href="http://suka.s5.xrea.com/dom/list.cgi?id=132&amp;mode=show" xlink:type="simple">金貨袋</text:a>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33">
            <text:p>133</text:p>
          </table:table-cell>
          <table:table-cell table:style-name="ce1" office:value-type="string">
            <text:p>Remake</text:p>
          </table:table-cell>
          <table:table-cell table:style-name="ce1" office:value-type="string">
            <text:p><text:a xlink:href="http://suka.s5.xrea.com/dom/list.cgi?id=133&amp;mode=show" xlink:type="simple">再建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34">
            <text:p>134</text:p>
          </table:table-cell>
          <table:table-cell table:style-name="ce1" office:value-type="string">
            <text:p>Harvest</text:p>
          </table:table-cell>
          <table:table-cell table:style-name="ce1" office:value-type="string">
            <text:p><text:a xlink:href="http://suka.s5.xrea.com/dom/list.cgi?id=134&amp;mode=show" xlink:type="simple">収穫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35">
            <text:p>135</text:p>
          </table:table-cell>
          <table:table-cell table:style-name="ce1" office:value-type="string">
            <text:p>Hunting Party</text:p>
          </table:table-cell>
          <table:table-cell table:style-name="ce1" office:value-type="string">
            <text:p><text:a xlink:href="http://suka.s5.xrea.com/dom/list.cgi?id=135&amp;mode=show" xlink:type="simple">狩猟団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36">
            <text:p>136</text:p>
          </table:table-cell>
          <table:table-cell table:style-name="ce1" office:value-type="string">
            <text:p>Hamlet</text:p>
          </table:table-cell>
          <table:table-cell table:style-name="ce1" office:value-type="string">
            <text:p><text:a xlink:href="http://suka.s5.xrea.com/dom/list.cgi?id=136&amp;mode=show" xlink:type="simple">村落</text:a>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37">
            <text:p>137</text:p>
          </table:table-cell>
          <table:table-cell table:style-name="ce1" office:value-type="string">
            <text:p>Jester</text:p>
          </table:table-cell>
          <table:table-cell table:style-name="ce1" office:value-type="string">
            <text:p><text:a xlink:href="http://suka.s5.xrea.com/dom/list.cgi?id=137&amp;mode=show" xlink:type="simple">道化師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3">
          <table:table-cell table:style-name="ce1" office:value-type="float" office:value="138">
            <text:p>138</text:p>
          </table:table-cell>
          <table:table-cell table:style-name="ce1" office:value-type="string">
            <text:p>Farming Village</text:p>
          </table:table-cell>
          <table:table-cell table:style-name="ce1" office:value-type="string">
            <text:p><text:a xlink:href="http://suka.s5.xrea.com/dom/list.cgi?id=138&amp;mode=show" xlink:type="simple">農村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39">
            <text:p>139</text:p>
          </table:table-cell>
          <table:table-cell table:style-name="ce1" office:value-type="string">
            <text:p>Tournament</text:p>
          </table:table-cell>
          <table:table-cell table:style-name="ce1" office:value-type="string">
            <text:p><text:a xlink:href="http://suka.s5.xrea.com/dom/list.cgi?id=139&amp;mode=show" xlink:type="simple">馬上槍試合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40">
            <text:p>140</text:p>
          </table:table-cell>
          <table:table-cell table:style-name="ce1" office:value-type="string">
            <text:p>Fairgrounds</text:p>
          </table:table-cell>
          <table:table-cell table:style-name="ce1" office:value-type="string">
            <text:p><text:a xlink:href="http://suka.s5.xrea.com/dom/list.cgi?id=140&amp;mode=show" xlink:type="simple">品評会</text:a>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41">
            <text:p>141</text:p>
          </table:table-cell>
          <table:table-cell table:style-name="ce1" office:value-type="string">
            <text:p>Horn of Plenty</text:p>
          </table:table-cell>
          <table:table-cell table:style-name="ce1" office:value-type="string">
            <text:p><text:a xlink:href="http://suka.s5.xrea.com/dom/list.cgi?id=141&amp;mode=show" xlink:type="simple">豊穣の角笛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42">
            <text:p>142</text:p>
          </table:table-cell>
          <table:table-cell table:style-name="ce1" office:value-type="string">
            <text:p>Young Witch</text:p>
          </table:table-cell>
          <table:table-cell table:style-name="ce1" office:value-type="string">
            <text:p><text:a xlink:href="http://suka.s5.xrea.com/dom/list.cgi?id=142&amp;mode=show" xlink:type="simple">魔女娘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43">
            <text:p>143</text:p>
          </table:table-cell>
          <table:table-cell table:style-name="ce1" office:value-type="string">
            <text:p>Trusty Steed</text:p>
          </table:table-cell>
          <table:table-cell table:style-name="ce1" office:value-type="string">
            <text:p><text:a xlink:href="http://suka.s5.xrea.com/dom/list.cgi?id=143&amp;mode=show" xlink:type="simple">名馬</text:a>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44">
            <text:p>144</text:p>
          </table:table-cell>
          <table:table-cell table:style-name="ce1" office:value-type="string">
            <text:p>Followers</text:p>
          </table:table-cell>
          <table:table-cell table:style-name="ce1" office:value-type="string">
            <text:p><text:a xlink:href="http://suka.s5.xrea.com/dom/list.cgi?id=144&amp;mode=show" xlink:type="simple">郎党</text:a>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45">
            <text:p>145</text:p>
          </table:table-cell>
          <table:table-cell table:style-name="ce1" office:value-type="string">
            <text:p>Oasis</text:p>
          </table:table-cell>
          <table:table-cell table:style-name="ce1" office:value-type="string">
            <text:p><text:a xlink:href="http://suka.s5.xrea.com/dom/list.cgi?id=145&amp;mode=show" xlink:type="simple">オアシス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46">
            <text:p>146</text:p>
          </table:table-cell>
          <table:table-cell table:style-name="ce1" office:value-type="string">
            <text:p>Highway</text:p>
          </table:table-cell>
          <table:table-cell table:style-name="ce1" office:value-type="string">
            <text:p><text:a xlink:href="http://suka.s5.xrea.com/dom/list.cgi?id=146&amp;mode=show" xlink:type="simple">街道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47">
            <text:p>147</text:p>
          </table:table-cell>
          <table:table-cell table:style-name="ce1" office:value-type="string">
            <text:p>Develop</text:p>
          </table:table-cell>
          <table:table-cell table:style-name="ce1" office:value-type="string">
            <text:p><text:a xlink:href="http://suka.s5.xrea.com/dom/list.cgi?id=147&amp;mode=show" xlink:type="simple">開発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48">
            <text:p>148</text:p>
          </table:table-cell>
          <table:table-cell table:style-name="ce1" office:value-type="string">
            <text:p>Scheme</text:p>
          </table:table-cell>
          <table:table-cell table:style-name="ce1" office:value-type="string">
            <text:p><text:a xlink:href="http://suka.s5.xrea.com/dom/list.cgi?id=148&amp;mode=show" xlink:type="simple">画策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49">
            <text:p>149</text:p>
          </table:table-cell>
          <table:table-cell table:style-name="ce1" office:value-type="string">
            <text:p>Mandarin</text:p>
          </table:table-cell>
          <table:table-cell table:style-name="ce1" office:value-type="string">
            <text:p><text:a xlink:href="http://suka.s5.xrea.com/dom/list.cgi?id=149&amp;mode=show" xlink:type="simple">官吏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50">
            <text:p>150</text:p>
          </table:table-cell>
          <table:table-cell table:style-name="ce1" office:value-type="string">
            <text:p>Noble Brigand</text:p>
          </table:table-cell>
          <table:table-cell table:style-name="ce1" office:value-type="string">
            <text:p><text:a xlink:href="http://suka.s5.xrea.com/dom/list.cgi?id=150&amp;mode=show" xlink:type="simple">義賊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51">
            <text:p>151</text:p>
          </table:table-cell>
          <table:table-cell table:style-name="ce1" office:value-type="string">
            <text:p>Stables</text:p>
          </table:table-cell>
          <table:table-cell table:style-name="ce1" office:value-type="string">
            <text:p><text:a xlink:href="http://suka.s5.xrea.com/dom/list.cgi?id=151&amp;mode=show" xlink:type="simple">厩舎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52">
            <text:p>152</text:p>
          </table:table-cell>
          <table:table-cell table:style-name="ce1" office:value-type="string">
            <text:p>Crossroads</text:p>
          </table:table-cell>
          <table:table-cell table:style-name="ce1" office:value-type="string">
            <text:p><text:a xlink:href="http://suka.s5.xrea.com/dom/list.cgi?id=152&amp;mode=show" xlink:type="simple">岐路</text:a>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53">
            <text:p>153</text:p>
          </table:table-cell>
          <table:table-cell table:style-name="ce1" office:value-type="string">
            <text:p>Fool's Gold</text:p>
          </table:table-cell>
          <table:table-cell table:style-name="ce1" office:value-type="string">
            <text:p><text:a xlink:href="http://suka.s5.xrea.com/dom/list.cgi?id=153&amp;mode=show" xlink:type="simple">愚者の黄金</text:a>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54">
            <text:p>154</text:p>
          </table:table-cell>
          <table:table-cell table:style-name="ce1" office:value-type="string">
            <text:p>Trader</text:p>
          </table:table-cell>
          <table:table-cell table:style-name="ce1" office:value-type="string">
            <text:p><text:a xlink:href="http://suka.s5.xrea.com/dom/list.cgi?id=154&amp;mode=show" xlink:type="simple">交易人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55">
            <text:p>155</text:p>
          </table:table-cell>
          <table:table-cell table:style-name="ce1" office:value-type="string">
            <text:p>Duchess</text:p>
          </table:table-cell>
          <table:table-cell table:style-name="ce1" office:value-type="string">
            <text:p><text:a xlink:href="http://suka.s5.xrea.com/dom/list.cgi?id=155&amp;mode=show" xlink:type="simple">公爵夫人</text:a>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3">
          <table:table-cell table:style-name="ce1" office:value-type="float" office:value="156">
            <text:p>156</text:p>
          </table:table-cell>
          <table:table-cell table:style-name="ce1" office:value-type="string">
            <text:p>Spice Merchant</text:p>
          </table:table-cell>
          <table:table-cell table:style-name="ce1" office:value-type="string">
            <text:p><text:a xlink:href="http://suka.s5.xrea.com/dom/list.cgi?id=156&amp;mode=show" xlink:type="simple">香辛料商人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57">
            <text:p>157</text:p>
          </table:table-cell>
          <table:table-cell table:style-name="ce1" office:value-type="string">
            <text:p>Tunnel</text:p>
          </table:table-cell>
          <table:table-cell table:style-name="ce1" office:value-type="string">
            <text:p><text:a xlink:href="http://suka.s5.xrea.com/dom/list.cgi?id=157&amp;mode=show" xlink:type="simple">坑道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58">
            <text:p>158</text:p>
          </table:table-cell>
          <table:table-cell table:style-name="ce1" office:value-type="string">
            <text:p>Border Village</text:p>
          </table:table-cell>
          <table:table-cell table:style-name="ce1" office:value-type="string">
            <text:p><text:a xlink:href="http://suka.s5.xrea.com/dom/list.cgi?id=158&amp;mode=show" xlink:type="simple">国境の村</text:a>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59">
            <text:p>159</text:p>
          </table:table-cell>
          <table:table-cell table:style-name="ce1" office:value-type="string">
            <text:p>Silk Road</text:p>
          </table:table-cell>
          <table:table-cell table:style-name="ce1" office:value-type="string">
            <text:p><text:a xlink:href="http://suka.s5.xrea.com/dom/list.cgi?id=159&amp;mode=show" xlink:type="simple">シルクロード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60">
            <text:p>160</text:p>
          </table:table-cell>
          <table:table-cell table:style-name="ce1" office:value-type="string">
            <text:p>Oracle</text:p>
          </table:table-cell>
          <table:table-cell table:style-name="ce1" office:value-type="string">
            <text:p><text:a xlink:href="http://suka.s5.xrea.com/dom/list.cgi?id=160&amp;mode=show" xlink:type="simple">神託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61">
            <text:p>161</text:p>
          </table:table-cell>
          <table:table-cell table:style-name="ce1" office:value-type="string">
            <text:p>Embassy</text:p>
          </table:table-cell>
          <table:table-cell table:style-name="ce1" office:value-type="string">
            <text:p><text:a xlink:href="http://suka.s5.xrea.com/dom/list.cgi?id=161&amp;mode=show" xlink:type="simple">大使館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62">
            <text:p>162</text:p>
          </table:table-cell>
          <table:table-cell table:style-name="ce1" office:value-type="string">
            <text:p>Cartographer</text:p>
          </table:table-cell>
          <table:table-cell table:style-name="ce1" office:value-type="string">
            <text:p><text:a xlink:href="http://suka.s5.xrea.com/dom/list.cgi?id=162&amp;mode=show" xlink:type="simple">地図職人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63">
            <text:p>163</text:p>
          </table:table-cell>
          <table:table-cell table:style-name="ce1" office:value-type="string">
            <text:p>Haggler</text:p>
          </table:table-cell>
          <table:table-cell table:style-name="ce1" office:value-type="string">
            <text:p><text:a xlink:href="http://suka.s5.xrea.com/dom/list.cgi?id=163&amp;mode=show" xlink:type="simple">値切り屋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64">
            <text:p>164</text:p>
          </table:table-cell>
          <table:table-cell table:style-name="ce1" office:value-type="string">
            <text:p>Farmland</text:p>
          </table:table-cell>
          <table:table-cell table:style-name="ce1" office:value-type="string">
            <text:p><text:a xlink:href="http://suka.s5.xrea.com/dom/list.cgi?id=164&amp;mode=show" xlink:type="simple">農地</text:a>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3">
          <table:table-cell table:style-name="ce1" office:value-type="float" office:value="165">
            <text:p>165</text:p>
          </table:table-cell>
          <table:table-cell table:style-name="ce1" office:value-type="string">
            <text:p>Ill-Gotten Gains</text:p>
          </table:table-cell>
          <table:table-cell table:style-name="ce1" office:value-type="string">
            <text:p><text:a xlink:href="http://suka.s5.xrea.com/dom/list.cgi?id=165&amp;mode=show" xlink:type="simple">不正利得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66">
            <text:p>166</text:p>
          </table:table-cell>
          <table:table-cell table:style-name="ce1" office:value-type="string">
            <text:p>Margrave</text:p>
          </table:table-cell>
          <table:table-cell table:style-name="ce1" office:value-type="string">
            <text:p><text:a xlink:href="http://suka.s5.xrea.com/dom/list.cgi?id=166&amp;mode=show" xlink:type="simple">辺境伯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67">
            <text:p>167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<text:a xlink:href="http://suka.s5.xrea.com/dom/list.cgi?id=167&amp;mode=show" xlink:type="simple">埋蔵金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68">
            <text:p>168</text:p>
          </table:table-cell>
          <table:table-cell table:style-name="ce1" office:value-type="string">
            <text:p>Inn</text:p>
          </table:table-cell>
          <table:table-cell table:style-name="ce1" office:value-type="string">
            <text:p><text:a xlink:href="http://suka.s5.xrea.com/dom/list.cgi?id=168&amp;mode=show" xlink:type="simple">宿屋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69">
            <text:p>169</text:p>
          </table:table-cell>
          <table:table-cell table:style-name="ce1" office:value-type="string">
            <text:p>Nomad Camp</text:p>
          </table:table-cell>
          <table:table-cell table:style-name="ce1" office:value-type="string">
            <text:p><text:a xlink:href="http://suka.s5.xrea.com/dom/list.cgi?id=169&amp;mode=show" xlink:type="simple">遊牧民の野営地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3">
          <table:table-cell table:style-name="ce1" office:value-type="float" office:value="170">
            <text:p>170</text:p>
          </table:table-cell>
          <table:table-cell table:style-name="ce1" office:value-type="string">
            <text:p>Jack of All Trades</text:p>
          </table:table-cell>
          <table:table-cell table:style-name="ce1" office:value-type="string">
            <text:p><text:a xlink:href="http://suka.s5.xrea.com/dom/list.cgi?id=170&amp;mode=show" xlink:type="simple">よろずや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71">
            <text:p>171</text:p>
          </table:table-cell>
          <table:table-cell table:style-name="ce1" office:value-type="string">
            <text:p>Walled Village</text:p>
          </table:table-cell>
          <table:table-cell table:style-name="ce1" office:value-type="string">
            <text:p><text:a xlink:href="http://suka.s5.xrea.com/dom/list.cgi?id=171&amp;mode=show" xlink:type="simple">囲郭村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72">
            <text:p>172</text:p>
          </table:table-cell>
          <table:table-cell table:style-name="ce1" office:value-type="string">
            <text:p>Governor</text:p>
          </table:table-cell>
          <table:table-cell table:style-name="ce1" office:value-type="string">
            <text:p><text:a xlink:href="http://suka.s5.xrea.com/dom/list.cgi?id=172&amp;mode=show" xlink:type="simple">総督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73">
            <text:p>173</text:p>
          </table:table-cell>
          <table:table-cell table:style-name="ce1" office:value-type="string">
            <text:p>Market Square</text:p>
          </table:table-cell>
          <table:table-cell table:style-name="ce1" office:value-type="string">
            <text:p><text:a xlink:href="http://suka.s5.xrea.com/dom/list.cgi?id=173&amp;mode=show" xlink:type="simple">青空市場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3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74">
            <text:p>174</text:p>
          </table:table-cell>
          <table:table-cell table:style-name="ce1" office:value-type="string">
            <text:p>Ruined Market</text:p>
          </table:table-cell>
          <table:table-cell table:style-name="ce1" office:value-type="string">
            <text:p><text:a xlink:href="http://suka.s5.xrea.com/dom/list.cgi?id=174&amp;mode=show" xlink:type="simple">市場跡地</text:a>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75">
            <text:p>175</text:p>
          </table:table-cell>
          <table:table-cell table:style-name="ce1" office:value-type="string">
            <text:p>Hermit</text:p>
          </table:table-cell>
          <table:table-cell table:style-name="ce1" office:value-type="string">
            <text:p><text:a xlink:href="http://suka.s5.xrea.com/dom/list.cgi?id=175&amp;mode=show" xlink:type="simple">隠遁者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76">
            <text:p>176</text:p>
          </table:table-cell>
          <table:table-cell table:style-name="ce1" office:value-type="string">
            <text:p>Ironmonger</text:p>
          </table:table-cell>
          <table:table-cell table:style-name="ce1" office:value-type="string">
            <text:p><text:a xlink:href="http://suka.s5.xrea.com/dom/list.cgi?id=176&amp;mode=show" xlink:type="simple">金物商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3">
          <table:table-cell table:style-name="ce1" office:value-type="float" office:value="177">
            <text:p>177</text:p>
          </table:table-cell>
          <table:table-cell table:style-name="ce1" office:value-type="string">
            <text:p>Hunting Grounds</text:p>
          </table:table-cell>
          <table:table-cell table:style-name="ce1" office:value-type="string">
            <text:p><text:a xlink:href="http://suka.s5.xrea.com/dom/list.cgi?id=177&amp;mode=show" xlink:type="simple">狩場</text:a>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78">
            <text:p>178</text:p>
          </table:table-cell>
          <table:table-cell table:style-name="ce1" office:value-type="string">
            <text:p>Knights</text:p>
          </table:table-cell>
          <table:table-cell table:style-name="ce1" office:value-type="string">
            <text:p><text:a xlink:href="http://suka.s5.xrea.com/dom/list.cgi?id=178&amp;mode=show" xlink:type="simple">騎士※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79">
            <text:p>179</text:p>
          </table:table-cell>
          <table:table-cell table:style-name="ce1" office:value-type="string">
            <text:p>Sir Vander</text:p>
          </table:table-cell>
          <table:table-cell table:style-name="ce1" office:value-type="string">
            <text:p><text:a xlink:href="http://suka.s5.xrea.com/dom/list.cgi?id=179&amp;mode=show" xlink:type="simple">サー・ヴァンデル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80">
            <text:p>180</text:p>
          </table:table-cell>
          <table:table-cell table:style-name="ce1" office:value-type="string">
            <text:p>Sir Destry</text:p>
          </table:table-cell>
          <table:table-cell table:style-name="ce1" office:value-type="string">
            <text:p><text:a xlink:href="http://suka.s5.xrea.com/dom/list.cgi?id=180&amp;mode=show" xlink:type="simple">サー・デストリー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81">
            <text:p>181</text:p>
          </table:table-cell>
          <table:table-cell table:style-name="ce1" office:value-type="string">
            <text:p>Sir Bailey</text:p>
          </table:table-cell>
          <table:table-cell table:style-name="ce1" office:value-type="string">
            <text:p><text:a xlink:href="http://suka.s5.xrea.com/dom/list.cgi?id=181&amp;mode=show" xlink:type="simple">サー・ベイリー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82">
            <text:p>182</text:p>
          </table:table-cell>
          <table:table-cell table:style-name="ce1" office:value-type="string">
            <text:p>Sir Martin</text:p>
          </table:table-cell>
          <table:table-cell table:style-name="ce1" office:value-type="string">
            <text:p><text:a xlink:href="http://suka.s5.xrea.com/dom/list.cgi?id=182&amp;mode=show" xlink:type="simple">サー・マーチン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83">
            <text:p>183</text:p>
          </table:table-cell>
          <table:table-cell table:style-name="ce1" office:value-type="string">
            <text:p>Sir Michael</text:p>
          </table:table-cell>
          <table:table-cell table:style-name="ce1" office:value-type="string">
            <text:p><text:a xlink:href="http://suka.s5.xrea.com/dom/list.cgi?id=183&amp;mode=show" xlink:type="simple">サー・マイケル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84">
            <text:p>184</text:p>
          </table:table-cell>
          <table:table-cell table:style-name="ce1" office:value-type="string">
            <text:p>Dame Anna</text:p>
          </table:table-cell>
          <table:table-cell table:style-name="ce1" office:value-type="string">
            <text:p><text:a xlink:href="http://suka.s5.xrea.com/dom/list.cgi?id=184&amp;mode=show" xlink:type="simple">デイム・アンナ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3">
          <table:table-cell table:style-name="ce1" office:value-type="float" office:value="185">
            <text:p>185</text:p>
          </table:table-cell>
          <table:table-cell table:style-name="ce1" office:value-type="string">
            <text:p>Dame Josephine</text:p>
          </table:table-cell>
          <table:table-cell table:style-name="ce1" office:value-type="string">
            <text:p><text:a xlink:href="http://suka.s5.xrea.com/dom/list.cgi?id=185&amp;mode=show" xlink:type="simple">デイム・ジョセフィーヌ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5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86">
            <text:p>186</text:p>
          </table:table-cell>
          <table:table-cell table:style-name="ce1" office:value-type="string">
            <text:p>Dame Sylvia</text:p>
          </table:table-cell>
          <table:table-cell table:style-name="ce1" office:value-type="string">
            <text:p><text:a xlink:href="http://suka.s5.xrea.com/dom/list.cgi?id=186&amp;mode=show" xlink:type="simple">デイム・シルビア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87">
            <text:p>187</text:p>
          </table:table-cell>
          <table:table-cell table:style-name="ce1" office:value-type="string">
            <text:p>Dame Natalie</text:p>
          </table:table-cell>
          <table:table-cell table:style-name="ce1" office:value-type="string">
            <text:p><text:a xlink:href="http://suka.s5.xrea.com/dom/list.cgi?id=187&amp;mode=show" xlink:type="simple">デイム・ナタリー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88">
            <text:p>188</text:p>
          </table:table-cell>
          <table:table-cell table:style-name="ce1" office:value-type="string">
            <text:p>Dame Molly</text:p>
          </table:table-cell>
          <table:table-cell table:style-name="ce1" office:value-type="string">
            <text:p><text:a xlink:href="http://suka.s5.xrea.com/dom/list.cgi?id=188&amp;mode=show" xlink:type="simple">デイム・モリー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89">
            <text:p>189</text:p>
          </table:table-cell>
          <table:table-cell table:style-name="ce1" office:value-type="string">
            <text:p>Counterfeit</text:p>
          </table:table-cell>
          <table:table-cell table:style-name="ce1" office:value-type="string">
            <text:p><text:a xlink:href="http://suka.s5.xrea.com/dom/list.cgi?id=189&amp;mode=show" xlink:type="simple">偽造通貨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0">
            <text:p>190</text:p>
          </table:table-cell>
          <table:table-cell table:style-name="ce1" office:value-type="string">
            <text:p>Poor House</text:p>
          </table:table-cell>
          <table:table-cell table:style-name="ce1" office:value-type="string">
            <text:p><text:a xlink:href="http://suka.s5.xrea.com/dom/list.cgi?id=190&amp;mode=show" xlink:type="simple">救貧院</text:a>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1">
            <text:p>191</text:p>
          </table:table-cell>
          <table:table-cell table:style-name="ce1" office:value-type="string">
            <text:p>Madman</text:p>
          </table:table-cell>
          <table:table-cell table:style-name="ce1" office:value-type="string">
            <text:p><text:a xlink:href="http://suka.s5.xrea.com/dom/list.cgi?id=191&amp;mode=show" xlink:type="simple">狂人</text:a>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2">
            <text:p>192</text:p>
          </table:table-cell>
          <table:table-cell table:style-name="ce1" office:value-type="string">
            <text:p>Cultist</text:p>
          </table:table-cell>
          <table:table-cell table:style-name="ce1" office:value-type="string">
            <text:p><text:a xlink:href="http://suka.s5.xrea.com/dom/list.cgi?id=192&amp;mode=show" xlink:type="simple">狂信者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3">
            <text:p>193</text:p>
          </table:table-cell>
          <table:table-cell table:style-name="ce1" office:value-type="string">
            <text:p>Necropolis</text:p>
          </table:table-cell>
          <table:table-cell table:style-name="ce1" office:value-type="string">
            <text:p><text:a xlink:href="http://suka.s5.xrea.com/dom/list.cgi?id=193&amp;mode=show" xlink:type="simple">共同墓地</text:a>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3">
          <table:table-cell table:style-name="ce1" office:value-type="float" office:value="194">
            <text:p>194</text:p>
          </table:table-cell>
          <table:table-cell table:style-name="ce1" office:value-type="string">
            <text:p>Wandering Minstrel</text:p>
          </table:table-cell>
          <table:table-cell table:style-name="ce1" office:value-type="string">
            <text:p><text:a xlink:href="http://suka.s5.xrea.com/dom/list.cgi?id=194&amp;mode=show" xlink:type="simple">吟遊詩人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3">
          <table:table-cell table:style-name="ce1" office:value-type="float" office:value="195">
            <text:p>195</text:p>
          </table:table-cell>
          <table:table-cell table:style-name="ce1" office:value-type="string">
            <text:p>Overgrown Estate</text:p>
          </table:table-cell>
          <table:table-cell table:style-name="ce1" office:value-type="string">
            <text:p><text:a xlink:href="http://suka.s5.xrea.com/dom/list.cgi?id=195&amp;mode=show" xlink:type="simple">草茂る屋敷</text:a>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6">
            <text:p>196</text:p>
          </table:table-cell>
          <table:table-cell table:style-name="ce1" office:value-type="string">
            <text:p>Junk Dealer</text:p>
          </table:table-cell>
          <table:table-cell table:style-name="ce1" office:value-type="string">
            <text:p><text:a xlink:href="http://suka.s5.xrea.com/dom/list.cgi?id=196&amp;mode=show" xlink:type="simple">屑屋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7">
            <text:p>197</text:p>
          </table:table-cell>
          <table:table-cell table:style-name="ce1" office:value-type="string">
            <text:p>Sage</text:p>
          </table:table-cell>
          <table:table-cell table:style-name="ce1" office:value-type="string">
            <text:p><text:a xlink:href="http://suka.s5.xrea.com/dom/list.cgi?id=197&amp;mode=show" xlink:type="simple">賢者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8">
            <text:p>198</text:p>
          </table:table-cell>
          <table:table-cell table:style-name="ce1" office:value-type="string">
            <text:p>Procession</text:p>
          </table:table-cell>
          <table:table-cell table:style-name="ce1" office:value-type="string">
            <text:p><text:a xlink:href="http://suka.s5.xrea.com/dom/list.cgi?id=198&amp;mode=show" xlink:type="simple">行進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99">
            <text:p>199</text:p>
          </table:table-cell>
          <table:table-cell table:style-name="ce1" office:value-type="string">
            <text:p>Scavenger</text:p>
          </table:table-cell>
          <table:table-cell table:style-name="ce1" office:value-type="string">
            <text:p><text:a xlink:href="http://suka.s5.xrea.com/dom/list.cgi?id=199&amp;mode=show" xlink:type="simple">ゴミあさり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1" office:value-type="string">
            <text:p>Forager</text:p>
          </table:table-cell>
          <table:table-cell table:style-name="ce1" office:value-type="string">
            <text:p><text:a xlink:href="http://suka.s5.xrea.com/dom/list.cgi?id=200&amp;mode=show" xlink:type="simple">採集者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01">
            <text:p>201</text:p>
          </table:table-cell>
          <table:table-cell table:style-name="ce1" office:value-type="string">
            <text:p>Altar</text:p>
          </table:table-cell>
          <table:table-cell table:style-name="ce1" office:value-type="string">
            <text:p><text:a xlink:href="http://suka.s5.xrea.com/dom/list.cgi?id=201&amp;mode=show" xlink:type="simple">祭壇</text:a>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02">
            <text:p>202</text:p>
          </table:table-cell>
          <table:table-cell table:style-name="ce1" office:value-type="string">
            <text:p>Bandit Camp</text:p>
          </table:table-cell>
          <table:table-cell table:style-name="ce1" office:value-type="string">
            <text:p><text:a xlink:href="http://suka.s5.xrea.com/dom/list.cgi?id=202&amp;mode=show" xlink:type="simple">山賊の宿営地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03">
            <text:p>203</text:p>
          </table:table-cell>
          <table:table-cell table:style-name="ce1" office:value-type="string">
            <text:p>Death Cart</text:p>
          </table:table-cell>
          <table:table-cell table:style-name="ce1" office:value-type="string">
            <text:p><text:a xlink:href="http://suka.s5.xrea.com/dom/list.cgi?id=203&amp;mode=show" xlink:type="simple">死の荷車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04">
            <text:p>204</text:p>
          </table:table-cell>
          <table:table-cell table:style-name="ce1" office:value-type="string">
            <text:p>Marauder</text:p>
          </table:table-cell>
          <table:table-cell table:style-name="ce1" office:value-type="string">
            <text:p><text:a xlink:href="http://suka.s5.xrea.com/dom/list.cgi?id=204&amp;mode=show" xlink:type="simple">襲撃者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05">
            <text:p>205</text:p>
          </table:table-cell>
          <table:table-cell table:style-name="ce1" office:value-type="string">
            <text:p>Squire</text:p>
          </table:table-cell>
          <table:table-cell table:style-name="ce1" office:value-type="string">
            <text:p><text:a xlink:href="http://suka.s5.xrea.com/dom/list.cgi?id=205&amp;mode=show" xlink:type="simple">従者</text:a>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06">
            <text:p>206</text:p>
          </table:table-cell>
          <table:table-cell table:style-name="ce1" office:value-type="string">
            <text:p>Fortress</text:p>
          </table:table-cell>
          <table:table-cell table:style-name="ce1" office:value-type="string">
            <text:p><text:a xlink:href="http://suka.s5.xrea.com/dom/list.cgi?id=206&amp;mode=show" xlink:type="simple">城塞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07">
            <text:p>207</text:p>
          </table:table-cell>
          <table:table-cell table:style-name="ce1" office:value-type="string">
            <text:p>Survivors</text:p>
          </table:table-cell>
          <table:table-cell table:style-name="ce1" office:value-type="string">
            <text:p><text:a xlink:href="http://suka.s5.xrea.com/dom/list.cgi?id=207&amp;mode=show" xlink:type="simple">生存者</text:a>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08">
            <text:p>208</text:p>
          </table:table-cell>
          <table:table-cell table:style-name="ce1" office:value-type="string">
            <text:p>Rebuild</text:p>
          </table:table-cell>
          <table:table-cell table:style-name="ce1" office:value-type="string">
            <text:p><text:a xlink:href="http://suka.s5.xrea.com/dom/list.cgi?id=208&amp;mode=show" xlink:type="simple">建て直し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09">
            <text:p>209</text:p>
          </table:table-cell>
          <table:table-cell table:style-name="ce1" office:value-type="string">
            <text:p>Catacombs</text:p>
          </table:table-cell>
          <table:table-cell table:style-name="ce1" office:value-type="string">
            <text:p><text:a xlink:href="http://suka.s5.xrea.com/dom/list.cgi?id=209&amp;mode=show" xlink:type="simple">地下墓所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10">
            <text:p>210</text:p>
          </table:table-cell>
          <table:table-cell table:style-name="ce1" office:value-type="string">
            <text:p>Rogue</text:p>
          </table:table-cell>
          <table:table-cell table:style-name="ce1" office:value-type="string">
            <text:p><text:a xlink:href="http://suka.s5.xrea.com/dom/list.cgi?id=210&amp;mode=show" xlink:type="simple">盗賊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11">
            <text:p>211</text:p>
          </table:table-cell>
          <table:table-cell table:style-name="ce1" office:value-type="string">
            <text:p>Ruined Library</text:p>
          </table:table-cell>
          <table:table-cell table:style-name="ce1" office:value-type="string">
            <text:p><text:a xlink:href="http://suka.s5.xrea.com/dom/list.cgi?id=211&amp;mode=show" xlink:type="simple">図書館跡地</text:a>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12">
            <text:p>212</text:p>
          </table:table-cell>
          <table:table-cell table:style-name="ce1" office:value-type="string">
            <text:p>Hovel</text:p>
          </table:table-cell>
          <table:table-cell table:style-name="ce1" office:value-type="string">
            <text:p><text:a xlink:href="http://suka.s5.xrea.com/dom/list.cgi?id=212&amp;mode=show" xlink:type="simple">納屋</text:a>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13">
            <text:p>213</text:p>
          </table:table-cell>
          <table:table-cell table:style-name="ce1" office:value-type="string">
            <text:p>Rats</text:p>
          </table:table-cell>
          <table:table-cell table:style-name="ce1" office:value-type="string">
            <text:p><text:a xlink:href="http://suka.s5.xrea.com/dom/list.cgi?id=213&amp;mode=show" xlink:type="simple">ネズミ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3">
          <table:table-cell table:style-name="ce1" office:value-type="float" office:value="214">
            <text:p>214</text:p>
          </table:table-cell>
          <table:table-cell table:style-name="ce1" office:value-type="string">
            <text:p>Abandoned Mine</text:p>
          </table:table-cell>
          <table:table-cell table:style-name="ce1" office:value-type="string">
            <text:p><text:a xlink:href="http://suka.s5.xrea.com/dom/list.cgi?id=214&amp;mode=show" xlink:type="simple">廃坑</text:a>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/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15">
            <text:p>215</text:p>
          </table:table-cell>
          <table:table-cell table:style-name="ce1" office:value-type="string">
            <text:p>Ruined Village</text:p>
          </table:table-cell>
          <table:table-cell table:style-name="ce1" office:value-type="string">
            <text:p><text:a xlink:href="http://suka.s5.xrea.com/dom/list.cgi?id=215&amp;mode=show" xlink:type="simple">廃村</text:a>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16">
            <text:p>216</text:p>
          </table:table-cell>
          <table:table-cell table:style-name="ce1" office:value-type="string">
            <text:p>Graverobber</text:p>
          </table:table-cell>
          <table:table-cell table:style-name="ce1" office:value-type="string">
            <text:p><text:a xlink:href="http://suka.s5.xrea.com/dom/list.cgi?id=216&amp;mode=show" xlink:type="simple">墓暴き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17">
            <text:p>217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<text:a xlink:href="http://suka.s5.xrea.com/dom/list.cgi?id=217&amp;mode=show" xlink:type="simple">伯爵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3">
          <table:table-cell table:style-name="ce1" office:value-type="float" office:value="218">
            <text:p>218</text:p>
          </table:table-cell>
          <table:table-cell table:style-name="ce1" office:value-type="string">
            <text:p>Band of Misfits</text:p>
          </table:table-cell>
          <table:table-cell table:style-name="ce1" office:value-type="string">
            <text:p><text:a xlink:href="http://suka.s5.xrea.com/dom/list.cgi?id=218&amp;mode=show" xlink:type="simple">はみだし者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19">
            <text:p>219</text:p>
          </table:table-cell>
          <table:table-cell table:style-name="ce1" office:value-type="string">
            <text:p>Mystic</text:p>
          </table:table-cell>
          <table:table-cell table:style-name="ce1" office:value-type="string">
            <text:p><text:a xlink:href="http://suka.s5.xrea.com/dom/list.cgi?id=219&amp;mode=show" xlink:type="simple">秘術師</text:a>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20">
            <text:p>220</text:p>
          </table:table-cell>
          <table:table-cell table:style-name="ce1" office:value-type="string">
            <text:p>Armory</text:p>
          </table:table-cell>
          <table:table-cell table:style-name="ce1" office:value-type="string">
            <text:p><text:a xlink:href="http://suka.s5.xrea.com/dom/list.cgi?id=220&amp;mode=show" xlink:type="simple">武器庫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21">
            <text:p>221</text:p>
          </table:table-cell>
          <table:table-cell table:style-name="ce1" office:value-type="string">
            <text:p>Urchin</text:p>
          </table:table-cell>
          <table:table-cell table:style-name="ce1" office:value-type="string">
            <text:p><text:a xlink:href="http://suka.s5.xrea.com/dom/list.cgi?id=221&amp;mode=show" xlink:type="simple">浮浪児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22">
            <text:p>222</text:p>
          </table:table-cell>
          <table:table-cell table:style-name="ce1" office:value-type="string">
            <text:p>Vagrant</text:p>
          </table:table-cell>
          <table:table-cell table:style-name="ce1" office:value-type="string">
            <text:p><text:a xlink:href="http://suka.s5.xrea.com/dom/list.cgi?id=222&amp;mode=show" xlink:type="simple">浮浪者</text:a>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23">
            <text:p>223</text:p>
          </table:table-cell>
          <table:table-cell table:style-name="ce1" office:value-type="string">
            <text:p>Feodum</text:p>
          </table:table-cell>
          <table:table-cell table:style-name="ce1" office:value-type="string">
            <text:p><text:a xlink:href="http://suka.s5.xrea.com/dom/list.cgi?id=223&amp;mode=show" xlink:type="simple">封土</text:a>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24">
            <text:p>224</text:p>
          </table:table-cell>
          <table:table-cell table:style-name="ce1" office:value-type="string">
            <text:p>Storeroom</text:p>
          </table:table-cell>
          <table:table-cell table:style-name="ce1" office:value-type="string">
            <text:p><text:a xlink:href="http://suka.s5.xrea.com/dom/list.cgi?id=224&amp;mode=show" xlink:type="simple">物置</text:a>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25">
            <text:p>225</text:p>
          </table:table-cell>
          <table:table-cell table:style-name="ce1" office:value-type="string">
            <text:p>Beggar</text:p>
          </table:table-cell>
          <table:table-cell table:style-name="ce1" office:value-type="string">
            <text:p><text:a xlink:href="http://suka.s5.xrea.com/dom/list.cgi?id=225&amp;mode=show" xlink:type="simple">物乞い</text:a>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26">
            <text:p>226</text:p>
          </table:table-cell>
          <table:table-cell table:style-name="ce1" office:value-type="string">
            <text:p>Mercenary</text:p>
          </table:table-cell>
          <table:table-cell table:style-name="ce1" office:value-type="string">
            <text:p><text:a xlink:href="http://suka.s5.xrea.com/dom/list.cgi?id=226&amp;mode=show" xlink:type="simple">傭兵</text:a>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7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27">
            <text:p>227</text:p>
          </table:table-cell>
          <table:table-cell table:style-name="ce1" office:value-type="string">
            <text:p>Pillage</text:p>
          </table:table-cell>
          <table:table-cell table:style-name="ce1" office:value-type="string">
            <text:p><text:a xlink:href="http://suka.s5.xrea.com/dom/list.cgi?id=227&amp;mode=show" xlink:type="simple">略奪</text:a></text:p>
          </table:table-cell>
          <table:table-cell table:style-name="ce1" office:value-type="float" office:value="5">
            <text:p>5</text:p>
          </table:table-cell>
          <table:table-cell table:number-columns-repeated="9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228">
            <text:p>228</text:p>
          </table:table-cell>
          <table:table-cell table:style-name="ce1" office:value-type="string">
            <text:p>Spoils</text:p>
          </table:table-cell>
          <table:table-cell table:style-name="ce1" office:value-type="string">
            <text:p><text:a xlink:href="http://suka.s5.xrea.com/dom/list.cgi?id=228&amp;mode=show" xlink:type="simple">略奪品</text:a>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number-columns-repeated="6" table:style-name="ce1" office:value-type="float" office:value="0">
            <text:p>0</text:p>
          </table:table-cell>
        </table:table-row>
        <table:table-row table:style-name="ro5">
          <table:table-cell table:number-columns-repeated="13"/>
        </table:table-row>
        <table:table-row table:style-name="ro5" table:number-rows-repeated="11">
          <table:table-cell table:style-name="ce1" table:number-columns-repeated="13"/>
        </table:table-row>
        <table:table-row table:style-name="ro5" table:number-rows-repeated="1048334">
          <table:table-cell table:number-columns-repeated="13"/>
        </table:table-row>
        <table:table-row table:style-name="ro5">
          <table:table-cell table:number-columns-repeated="13"/>
        </table:table-row>
      </table:table>
      <table:table table:name="mtb_card_type" table:style-name="ta1">
        <table:table-column table:style-name="co1" table:number-columns-repeated="2" table:default-cell-style-name="ce3"/>
        <table:table-row table:style-name="ro7">
          <table:table-cell table:style-name="ce2" office:value-type="string">
            <text:p>ID</text:p>
          </table:table-cell>
          <table:table-cell table:style-name="ce2" office:value-type="string">
            <text:p>分類</text:p>
          </table:table-cell>
        </table:table-row>
        <table:table-row table:style-name="ro7">
          <table:table-cell table:style-name="ce2" office:value-type="float" office:value="1">
            <text:p>1</text:p>
          </table:table-cell>
          <table:table-cell table:style-name="ce2" office:value-type="string">
            <text:p>呪い</text:p>
          </table:table-cell>
        </table:table-row>
        <table:table-row table:style-name="ro7">
          <table:table-cell table:style-name="ce2" office:value-type="float" office:value="2">
            <text:p>2</text:p>
          </table:table-cell>
          <table:table-cell table:style-name="ce4" office:value-type="string">
            <text:p>基本</text:p>
          </table:table-cell>
        </table:table-row>
        <table:table-row table:style-name="ro7">
          <table:table-cell table:style-name="ce2" office:value-type="float" office:value="3">
            <text:p>3</text:p>
          </table:table-cell>
          <table:table-cell table:style-name="ce5" office:value-type="string">
            <text:p>廃墟</text:p>
          </table:table-cell>
        </table:table-row>
        <table:table-row table:style-name="ro7">
          <table:table-cell table:style-name="ce2" office:value-type="float" office:value="4">
            <text:p>4</text:p>
          </table:table-cell>
          <table:table-cell table:style-name="ce6" office:value-type="string">
            <text:p>持続</text:p>
          </table:table-cell>
        </table:table-row>
        <table:table-row table:style-name="ro7">
          <table:table-cell table:style-name="ce2" office:value-type="float" office:value="5">
            <text:p>5</text:p>
          </table:table-cell>
          <table:table-cell table:style-name="ce7" office:value-type="string">
            <text:p>王国</text:p>
          </table:table-cell>
        </table:table-row>
        <table:table-row table:style-name="ro7">
          <table:table-cell table:style-name="ce2" office:value-type="float" office:value="6">
            <text:p>6</text:p>
          </table:table-cell>
          <table:table-cell table:style-name="ce6" office:value-type="string">
            <text:p>褒賞</text:p>
          </table:table-cell>
        </table:table-row>
        <table:table-row table:style-name="ro7">
          <table:table-cell table:style-name="ce2" office:value-type="float" office:value="7">
            <text:p>7</text:p>
          </table:table-cell>
          <table:table-cell table:style-name="ce2" office:value-type="string">
            <text:p>財宝</text:p>
          </table:table-cell>
        </table:table-row>
        <table:table-row table:style-name="ro7">
          <table:table-cell table:style-name="ce2" office:value-type="float" office:value="8">
            <text:p>8</text:p>
          </table:table-cell>
          <table:table-cell table:style-name="ce2" office:value-type="string">
            <text:p>騎士</text:p>
          </table:table-cell>
        </table:table-row>
        <table:table-row table:style-name="ro7">
          <table:table-cell table:style-name="ce2" office:value-type="float" office:value="9">
            <text:p>9</text:p>
          </table:table-cell>
          <table:table-cell table:style-name="ce2" office:value-type="string">
            <text:p>その他</text:p>
          </table:table-cell>
        </table:table-row>
        <table:table-row table:style-name="ro7">
          <table:table-cell table:style-name="ce2" office:value-type="float" office:value="10">
            <text:p>10</text:p>
          </table:table-cell>
          <table:table-cell table:style-name="ce2" office:value-type="string">
            <text:p>勝利点</text:p>
          </table:table-cell>
        </table:table-row>
        <table:table-row table:style-name="ro7">
          <table:table-cell table:style-name="ce2" office:value-type="float" office:value="11">
            <text:p>11</text:p>
          </table:table-cell>
          <table:table-cell table:style-name="ce2" office:value-type="string">
            <text:p>略奪者</text:p>
          </table:table-cell>
        </table:table-row>
        <table:table-row table:style-name="ro7">
          <table:table-cell table:style-name="ce2" office:value-type="float" office:value="12">
            <text:p>12</text:p>
          </table:table-cell>
          <table:table-cell table:style-name="ce2" office:value-type="string">
            <text:p>避難所</text:p>
          </table:table-cell>
        </table:table-row>
        <table:table-row table:style-name="ro7">
          <table:table-cell table:style-name="ce2" office:value-type="float" office:value="13">
            <text:p>13</text:p>
          </table:table-cell>
          <table:table-cell table:style-name="ce2" office:value-type="string">
            <text:p>アタック</text:p>
          </table:table-cell>
        </table:table-row>
        <table:table-row table:style-name="ro7">
          <table:table-cell table:style-name="ce2" office:value-type="float" office:value="14">
            <text:p>14</text:p>
          </table:table-cell>
          <table:table-cell table:style-name="ce2" office:value-type="string">
            <text:p>アクション</text:p>
          </table:table-cell>
        </table:table-row>
        <table:table-row table:style-name="ro7">
          <table:table-cell table:style-name="ce2" office:value-type="float" office:value="15">
            <text:p>15</text:p>
          </table:table-cell>
          <table:table-cell table:style-name="ce2" office:value-type="string">
            <text:p>リアクション</text:p>
          </table:table-cell>
        </table:table-row>
        <table:table-row table:style-name="ro6" table:number-rows-repeated="213">
          <table:table-cell table:style-name="ce2" table:number-columns-repeated="2"/>
        </table:table-row>
        <table:table-row table:style-name="ro6">
          <table:table-cell table:number-columns-repeated="2"/>
        </table:table-row>
        <table:table-row table:style-name="ro6" table:number-rows-repeated="11">
          <table:table-cell table:style-name="ce2" table:number-columns-repeated="2"/>
        </table:table-row>
        <table:table-row table:style-name="ro6" table:number-rows-repeated="1048334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mtb_publisher" table:style-name="ta1">
        <table:table-column table:style-name="co1" table:number-columns-repeated="2" table:default-cell-style-name="Default"/>
        <table:table-row table:style-name="ro6">
          <table:table-cell office:value-type="string">
            <text:p>id</text:p>
          </table:table-cell>
          <table:table-cell office:value-type="string">
            <text:p>name</text:p>
          </table:table-cell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本家</text:p>
          </table:table-cell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東方</text:p>
          </table:table-cell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ニトロ</text:p>
          </table:table-cell>
        </table:table-row>
        <table:table-row table:style-name="ro5" table:number-rows-repeated="3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mtb_expantion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jname</text:p>
          </table:table-cell>
          <table:table-cell office:value-type="string">
            <text:p>released_a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Base</text:p>
          </table:table-cell>
          <table:table-cell office:value-type="string">
            <text:p>基本</text:p>
          </table:table-cell>
          <table:table-cell table:style-name="ce8" office:value-type="date" office:date-value="2008-10-01">
            <text:p>2008-10-0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Intrigue</text:p>
          </table:table-cell>
          <table:table-cell office:value-type="string">
            <text:p>陰謀</text:p>
          </table:table-cell>
          <table:table-cell table:style-name="ce8" office:value-type="date" office:date-value="2009-07-01">
            <text:p>2009-07-0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Seaside</text:p>
          </table:table-cell>
          <table:table-cell office:value-type="string">
            <text:p>海辺</text:p>
          </table:table-cell>
          <table:table-cell table:style-name="ce8" office:value-type="date" office:date-value="2009-10-01">
            <text:p>2009-10-0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Alchemy</text:p>
          </table:table-cell>
          <table:table-cell office:value-type="string">
            <text:p>錬金術</text:p>
          </table:table-cell>
          <table:table-cell table:style-name="ce8" office:value-type="date" office:date-value="2010-05-01">
            <text:p>2010-05-0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Prosperity</text:p>
          </table:table-cell>
          <table:table-cell office:value-type="string">
            <text:p>繁栄</text:p>
          </table:table-cell>
          <table:table-cell table:style-name="ce8" office:value-type="date" office:date-value="2010-10-01">
            <text:p>2010-10-0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Cornucopia</text:p>
          </table:table-cell>
          <table:table-cell office:value-type="string">
            <text:p>収穫</text:p>
          </table:table-cell>
          <table:table-cell table:style-name="ce8" office:value-type="date" office:date-value="2011-06-01">
            <text:p>2011-06-0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Hinterlands</text:p>
          </table:table-cell>
          <table:table-cell office:value-type="string">
            <text:p>異郷</text:p>
          </table:table-cell>
          <table:table-cell table:style-name="ce8" office:value-type="date" office:date-value="2011-10-01">
            <text:p>2011-10-0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DarkAges</text:p>
          </table:table-cell>
          <table:table-cell office:value-type="string">
            <text:p>暗黒時代</text:p>
          </table:table-cell>
          <table:table-cell table:style-name="ce8" office:value-type="date" office:date-value="2012-08-01">
            <text:p>2012-08-01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Promotion</text:p>
          </table:table-cell>
          <table:table-cell office:value-type="string">
            <text:p>プロモ</text:p>
          </table:table-cell>
          <table:table-cell/>
        </table:table-row>
        <table:table-row table:style-name="ro5" table:number-rows-repeated="1048565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mtb_among_card_expantion" table:style-name="ta1">
        <table:table-column table:style-name="co1" table:number-columns-repeated="14" table:default-cell-style-name="Default"/>
        <table:table-row table:style-name="ro1">
          <table:table-cell office:value-type="string">
            <text:p>id</text:p>
          </table:table-cell>
          <table:table-cell table:style-name="ce1" office:value-type="string">
            <text:p>mtb_card_id</text:p>
          </table:table-cell>
          <table:table-cell table:style-name="ce1" office:value-type="string">
            <text:p>mtb_expantion</text:p>
          </table:table-cell>
          <table:table-cell table:style-name="ce1"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31">
            <text:p>3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32">
            <text:p>3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 table:style-name="ce1" table:number-columns-repeated="11"/>
        </table:table-row>
        <table:table-row table:style-name="ro1">
          <table:table-cell office:value-type="float" office:value="33">
            <text:p>3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34">
            <text:p>34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35">
            <text:p>3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36">
            <text:p>3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37">
            <text:p>37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38">
            <text:p>3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39">
            <text:p>39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40">
            <text:p>4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41">
            <text:p>41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42">
            <text:p>42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43">
            <text:p>43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44">
            <text:p>44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48">
            <text:p>4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51">
            <text:p>5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52">
            <text:p>5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53">
            <text:p>53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54">
            <text:p>54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55">
            <text:p>55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56">
            <text:p>56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57">
            <text:p>57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</table:table-row>
        <table:table-row table:style-name="ro1">
          <table:table-cell office:value-type="float" office:value="58">
            <text:p>5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59">
            <text:p>59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60">
            <text:p>6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61">
            <text:p>61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62">
            <text:p>6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63">
            <text:p>63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64">
            <text:p>64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65">
            <text:p>65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66">
            <text:p>66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67">
            <text:p>67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68">
            <text:p>68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69">
            <text:p>69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70">
            <text:p>7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71">
            <text:p>71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72">
            <text:p>72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73">
            <text:p>73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74">
            <text:p>74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75">
            <text:p>75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76">
            <text:p>76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77">
            <text:p>77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78">
            <text:p>78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79">
            <text:p>79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80">
            <text:p>8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81">
            <text:p>81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82">
            <text:p>82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83">
            <text:p>83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3">
            <text:p>3</text:p>
          </table:table-cell>
          <table:table-cell table:style-name="ce1" table:number-columns-repeated="11"/>
        </table:table-row>
        <table:table-row table:style-name="ro1">
          <table:table-cell office:value-type="float" office:value="84">
            <text:p>84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9">
            <text:p>9</text:p>
          </table:table-cell>
          <table:table-cell table:style-name="ce1" table:number-columns-repeated="11"/>
        </table:table-row>
        <table:table-row table:style-name="ro1">
          <table:table-cell office:value-type="float" office:value="85">
            <text:p>85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9">
            <text:p>9</text:p>
          </table:table-cell>
          <table:table-cell table:style-name="ce1" table:number-columns-repeated="11"/>
        </table:table-row>
        <table:table-row table:style-name="ro1">
          <table:table-cell office:value-type="float" office:value="86">
            <text:p>86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9">
            <text:p>9</text:p>
          </table:table-cell>
          <table:table-cell table:style-name="ce1" table:number-columns-repeated="11"/>
        </table:table-row>
        <table:table-row table:style-name="ro1">
          <table:table-cell office:value-type="float" office:value="87">
            <text:p>87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4">
            <text:p>4</text:p>
          </table:table-cell>
          <table:table-cell table:style-name="ce1"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4">
            <text:p>4</text:p>
          </table:table-cell>
          <table:table-cell table:style-name="ce1"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4">
            <text:p>4</text:p>
          </table:table-cell>
          <table:table-cell table:style-name="ce1"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4">
            <text:p>4</text:p>
          </table:table-cell>
          <table:table-cell table:style-name="ce1" table:number-columns-repeated="11"/>
        </table:table-row>
        <table:table-row table:style-name="ro1">
          <table:table-cell office:value-type="float" office:value="91">
            <text:p>91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4">
            <text:p>4</text:p>
          </table:table-cell>
          <table:table-cell table:style-name="ce1"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4">
            <text:p>4</text:p>
          </table:table-cell>
          <table:table-cell table:style-name="ce1"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4">
            <text:p>4</text:p>
          </table:table-cell>
          <table:table-cell table:style-name="ce1"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4">
            <text:p>4</text:p>
          </table:table-cell>
          <table:table-cell table:style-name="ce1" table:number-columns-repeated="11"/>
        </table:table-row>
        <table:table-row table:style-name="ro1">
          <table:table-cell office:value-type="float" office:value="95">
            <text:p>95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4">
            <text:p>4</text:p>
          </table:table-cell>
          <table:table-cell table:style-name="ce1"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4">
            <text:p>4</text:p>
          </table:table-cell>
          <table:table-cell table:style-name="ce1"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4">
            <text:p>4</text:p>
          </table:table-cell>
          <table:table-cell table:style-name="ce1" table:number-columns-repeated="11"/>
        </table:table-row>
        <table:table-row table:style-name="ro1">
          <table:table-cell office:value-type="float" office:value="98">
            <text:p>98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4">
            <text:p>4</text:p>
          </table:table-cell>
          <table:table-cell table:style-name="ce1" table:number-columns-repeated="11"/>
        </table:table-row>
        <table:table-row table:style-name="ro1">
          <table:table-cell office:value-type="float" office:value="99">
            <text:p>99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4">
            <text:p>4</text:p>
          </table:table-cell>
          <table:table-cell table:style-name="ce1"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01">
            <text:p>101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05">
            <text:p>105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09">
            <text:p>109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14">
            <text:p>114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15">
            <text:p>115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17">
            <text:p>117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18">
            <text:p>118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20">
            <text:p>12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21">
            <text:p>121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23">
            <text:p>123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5">
            <text:p>5</text:p>
          </table:table-cell>
          <table:table-cell table:style-name="ce1"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6">
            <text:p>6</text:p>
          </table:table-cell>
          <table:table-cell table:style-name="ce1" table:number-columns-repeated="11"/>
        </table:table-row>
        <table:table-row table:style-name="ro1">
          <table:table-cell office:value-type="float" office:value="128">
            <text:p>128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6">
            <text:p>6</text:p>
          </table:table-cell>
          <table:table-cell table:style-name="ce1" table:number-columns-repeated="11"/>
        </table:table-row>
        <table:table-row table:style-name="ro1">
          <table:table-cell office:value-type="float" office:value="129">
            <text:p>129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6">
            <text:p>6</text:p>
          </table:table-cell>
          <table:table-cell table:style-name="ce1" table:number-columns-repeated="11"/>
        </table:table-row>
        <table:table-row table:style-name="ro1">
          <table:table-cell office:value-type="float" office:value="130">
            <text:p>130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6">
            <text:p>6</text:p>
          </table:table-cell>
          <table:table-cell table:style-name="ce1" table:number-columns-repeated="11"/>
        </table:table-row>
        <table:table-row table:style-name="ro1">
          <table:table-cell office:value-type="float" office:value="131">
            <text:p>131</text:p>
          </table:table-cell>
          <table:table-cell table:style-name="ce1" office:value-type="float" office:value="131">
            <text:p>131</text:p>
          </table:table-cell>
          <table:table-cell table:style-name="ce1" office:value-type="float" office:value="6">
            <text:p>6</text:p>
          </table:table-cell>
          <table:table-cell table:style-name="ce1" table:number-columns-repeated="11"/>
        </table:table-row>
        <table:table-row table:style-name="ro1">
          <table:table-cell office:value-type="float" office:value="132">
            <text:p>132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6">
            <text:p>6</text:p>
          </table:table-cell>
          <table:table-cell table:style-name="ce1" table:number-columns-repeated="11"/>
        </table:table-row>
        <table:table-row table:style-name="ro1">
          <table:table-cell office:value-type="float" office:value="133">
            <text:p>133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6">
            <text:p>6</text:p>
          </table:table-cell>
          <table:table-cell table:style-name="ce1" table:number-columns-repeated="11"/>
        </table:table-row>
        <table:table-row table:style-name="ro1">
          <table:table-cell office:value-type="float" office:value="134">
            <text:p>134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6">
            <text:p>6</text:p>
          </table:table-cell>
          <table:table-cell table:style-name="ce1" table:number-columns-repeated="11"/>
        </table:table-row>
        <table:table-row table:style-name="ro1">
          <table:table-cell office:value-type="float" office:value="135">
            <text:p>135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6">
            <text:p>6</text:p>
          </table:table-cell>
          <table:table-cell table:style-name="ce1" table:number-columns-repeated="11"/>
        </table:table-row>
        <table:table-row table:style-name="ro1">
          <table:table-cell office:value-type="float" office:value="136">
            <text:p>136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6">
            <text:p>6</text:p>
          </table:table-cell>
          <table:table-cell table:style-name="ce1" table:number-columns-repeated="11"/>
        </table:table-row>
        <table:table-row table:style-name="ro1">
          <table:table-cell office:value-type="float" office:value="137">
            <text:p>137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6">
            <text:p>6</text:p>
          </table:table-cell>
          <table:table-cell table:style-name="ce1" table:number-columns-repeated="11"/>
        </table:table-row>
        <table:table-row table:style-name="ro1">
          <table:table-cell office:value-type="float" office:value="138">
            <text:p>138</text:p>
          </table:table-cell>
          <table:table-cell table:style-name="ce1" office:value-type="float" office:value="138">
            <text:p>138</text:p>
          </table:table-cell>
          <table:table-cell table:style-name="ce1" office:value-type="float" office:value="6">
            <text:p>6</text:p>
          </table:table-cell>
          <table:table-cell table:style-name="ce1" table:number-columns-repeated="11"/>
        </table:table-row>
        <table:table-row table:style-name="ro1">
          <table:table-cell office:value-type="float" office:value="139">
            <text:p>139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6">
            <text:p>6</text:p>
          </table:table-cell>
          <table:table-cell table:style-name="ce1" table:number-columns-repeated="11"/>
        </table:table-row>
        <table:table-row table:style-name="ro1">
          <table:table-cell office:value-type="float" office:value="140">
            <text:p>140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6">
            <text:p>6</text:p>
          </table:table-cell>
          <table:table-cell table:style-name="ce1" table:number-columns-repeated="11"/>
        </table:table-row>
        <table:table-row table:style-name="ro1">
          <table:table-cell office:value-type="float" office:value="141">
            <text:p>141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6">
            <text:p>6</text:p>
          </table:table-cell>
          <table:table-cell table:style-name="ce1" table:number-columns-repeated="11"/>
        </table:table-row>
        <table:table-row table:style-name="ro1">
          <table:table-cell office:value-type="float" office:value="142">
            <text:p>142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6">
            <text:p>6</text:p>
          </table:table-cell>
          <table:table-cell table:style-name="ce1" table:number-columns-repeated="11"/>
        </table:table-row>
        <table:table-row table:style-name="ro1">
          <table:table-cell office:value-type="float" office:value="143">
            <text:p>143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6">
            <text:p>6</text:p>
          </table:table-cell>
          <table:table-cell table:style-name="ce1" table:number-columns-repeated="11"/>
        </table:table-row>
        <table:table-row table:style-name="ro1">
          <table:table-cell office:value-type="float" office:value="144">
            <text:p>144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6">
            <text:p>6</text:p>
          </table:table-cell>
          <table:table-cell table:style-name="ce1" table:number-columns-repeated="11"/>
        </table:table-row>
        <table:table-row table:style-name="ro1">
          <table:table-cell office:value-type="float" office:value="145">
            <text:p>145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46">
            <text:p>146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47">
            <text:p>147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48">
            <text:p>148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49">
            <text:p>149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50">
            <text:p>15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51">
            <text:p>151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52">
            <text:p>152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53">
            <text:p>153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54">
            <text:p>154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55">
            <text:p>155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56">
            <text:p>156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57">
            <text:p>157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58">
            <text:p>158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59">
            <text:p>159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60">
            <text:p>160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61">
            <text:p>161</text:p>
          </table:table-cell>
          <table:table-cell table:style-name="ce1" office:value-type="float" office:value="161">
            <text:p>161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62">
            <text:p>162</text:p>
          </table:table-cell>
          <table:table-cell table:style-name="ce1" office:value-type="float" office:value="162">
            <text:p>162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63">
            <text:p>163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64">
            <text:p>164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65">
            <text:p>165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66">
            <text:p>166</text:p>
          </table:table-cell>
          <table:table-cell table:style-name="ce1" office:value-type="float" office:value="166">
            <text:p>166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67">
            <text:p>167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68">
            <text:p>168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69">
            <text:p>169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70">
            <text:p>170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7">
            <text:p>7</text:p>
          </table:table-cell>
          <table:table-cell table:style-name="ce1" table:number-columns-repeated="11"/>
        </table:table-row>
        <table:table-row table:style-name="ro1">
          <table:table-cell office:value-type="float" office:value="171">
            <text:p>171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9">
            <text:p>9</text:p>
          </table:table-cell>
          <table:table-cell table:style-name="ce1" table:number-columns-repeated="11"/>
        </table:table-row>
        <table:table-row table:style-name="ro1">
          <table:table-cell office:value-type="float" office:value="172">
            <text:p>172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9">
            <text:p>9</text:p>
          </table:table-cell>
          <table:table-cell table:style-name="ce1" table:number-columns-repeated="11"/>
        </table:table-row>
        <table:table-row table:style-name="ro1">
          <table:table-cell office:value-type="float" office:value="173">
            <text:p>173</text:p>
          </table:table-cell>
          <table:table-cell table:style-name="ce1" office:value-type="float" office:value="173">
            <text:p>173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74">
            <text:p>174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75">
            <text:p>175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76">
            <text:p>176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77">
            <text:p>177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78">
            <text:p>178</text:p>
          </table:table-cell>
          <table:table-cell table:style-name="ce1" office:value-type="float" office:value="178">
            <text:p>178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79">
            <text:p>179</text:p>
          </table:table-cell>
          <table:table-cell table:style-name="ce1" office:value-type="float" office:value="179">
            <text:p>179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80">
            <text:p>180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81">
            <text:p>181</text:p>
          </table:table-cell>
          <table:table-cell table:style-name="ce1" office:value-type="float" office:value="181">
            <text:p>181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82">
            <text:p>182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83">
            <text:p>183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84">
            <text:p>184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85">
            <text:p>185</text:p>
          </table:table-cell>
          <table:table-cell table:style-name="ce1" office:value-type="float" office:value="185">
            <text:p>185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86">
            <text:p>186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87">
            <text:p>187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88">
            <text:p>188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89">
            <text:p>189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90">
            <text:p>190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91">
            <text:p>191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92">
            <text:p>192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93">
            <text:p>193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94">
            <text:p>194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95">
            <text:p>195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96">
            <text:p>196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97">
            <text:p>197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98">
            <text:p>198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199">
            <text:p>199</text:p>
          </table:table-cell>
          <table:table-cell table:style-name="ce1" office:value-type="float" office:value="199">
            <text:p>199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00">
            <text:p>2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01">
            <text:p>201</text:p>
          </table:table-cell>
          <table:table-cell table:style-name="ce1" office:value-type="float" office:value="201">
            <text:p>201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02">
            <text:p>202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03">
            <text:p>203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04">
            <text:p>204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05">
            <text:p>205</text:p>
          </table:table-cell>
          <table:table-cell table:style-name="ce1" office:value-type="float" office:value="205">
            <text:p>205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06">
            <text:p>206</text:p>
          </table:table-cell>
          <table:table-cell table:style-name="ce1" office:value-type="float" office:value="206">
            <text:p>206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07">
            <text:p>207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08">
            <text:p>208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09">
            <text:p>209</text:p>
          </table:table-cell>
          <table:table-cell table:style-name="ce1" office:value-type="float" office:value="209">
            <text:p>209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10">
            <text:p>210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11">
            <text:p>211</text:p>
          </table:table-cell>
          <table:table-cell table:style-name="ce1" office:value-type="float" office:value="211">
            <text:p>211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12">
            <text:p>212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13">
            <text:p>213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14">
            <text:p>214</text:p>
          </table:table-cell>
          <table:table-cell table:style-name="ce1" office:value-type="float" office:value="214">
            <text:p>214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15">
            <text:p>215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16">
            <text:p>216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17">
            <text:p>217</text:p>
          </table:table-cell>
          <table:table-cell table:style-name="ce1" office:value-type="float" office:value="217">
            <text:p>217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18">
            <text:p>218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19">
            <text:p>219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20">
            <text:p>220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21">
            <text:p>221</text:p>
          </table:table-cell>
          <table:table-cell table:style-name="ce1" office:value-type="float" office:value="221">
            <text:p>221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22">
            <text:p>222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23">
            <text:p>223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24">
            <text:p>224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25">
            <text:p>225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26">
            <text:p>226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27">
            <text:p>227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1">
          <table:table-cell office:value-type="float" office:value="228">
            <text:p>228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8">
            <text:p>8</text:p>
          </table:table-cell>
          <table:table-cell table:style-name="ce1" table:number-columns-repeated="11"/>
        </table:table-row>
        <table:table-row table:style-name="ro5">
          <table:table-cell table:number-columns-repeated="14"/>
        </table:table-row>
        <table:table-row table:style-name="ro5" table:number-rows-repeated="11">
          <table:table-cell/>
          <table:table-cell table:style-name="ce1" table:number-columns-repeated="13"/>
        </table:table-row>
        <table:table-row table:style-name="ro5" table:number-rows-repeated="1048334">
          <table:table-cell table:number-columns-repeated="14"/>
        </table:table-row>
        <table:table-row table:style-name="ro5">
          <table:table-cell table:number-columns-repeated="14"/>
        </table:table-row>
      </table:table>
      <table:table table:name="mtb_among_card_typ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mtb_card_id</text:p>
          </table:table-cell>
          <table:table-cell office:value-type="string">
            <text:p>mtb_card_type_id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string">
            <text:p><text:a xlink:href="http://suka.s5.xrea.com/dom/list.cgi?id=1&amp;mode=show" xlink:type="simple">銅貨</text:a></text:p>
          </table:table-cell>
          <table:table-cell table:style-name="ce1" office:value-type="string">
            <text:p>基本</text:p>
          </table:table-cell>
          <table:table-cell table:style-name="ce1" office:value-type="string">
            <text:p>財宝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string">
            <text:p><text:a xlink:href="http://suka.s5.xrea.com/dom/list.cgi?id=2&amp;mode=show" xlink:type="simple">銀貨</text:a></text:p>
          </table:table-cell>
          <table:table-cell table:style-name="ce1" office:value-type="string">
            <text:p>基本</text:p>
          </table:table-cell>
          <table:table-cell table:style-name="ce1" office:value-type="string">
            <text:p>財宝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://suka.s5.xrea.com/dom/list.cgi?id=3&amp;mode=show" xlink:type="simple">金貨</text:a></text:p>
          </table:table-cell>
          <table:table-cell table:style-name="ce1" office:value-type="string">
            <text:p>基本</text:p>
          </table:table-cell>
          <table:table-cell table:style-name="ce1" office:value-type="string">
            <text:p>財宝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suka.s5.xrea.com/dom/list.cgi?id=4&amp;mode=show" xlink:type="simple">屋敷</text:a></text:p>
          </table:table-cell>
          <table:table-cell table:style-name="ce1" office:value-type="string">
            <text:p>基本</text:p>
          </table:table-cell>
          <table:table-cell table:style-name="ce1" office:value-type="string">
            <text:p>勝利点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string">
            <text:p><text:a xlink:href="http://suka.s5.xrea.com/dom/list.cgi?id=5&amp;mode=show" xlink:type="simple">公領</text:a></text:p>
          </table:table-cell>
          <table:table-cell table:style-name="ce1" office:value-type="string">
            <text:p>基本</text:p>
          </table:table-cell>
          <table:table-cell table:style-name="ce1" office:value-type="string">
            <text:p>勝利点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6">
            <text:p>6</text:p>
          </table:table-cell>
          <table:table-cell table:style-name="ce1" office:value-type="string">
            <text:p><text:a xlink:href="http://suka.s5.xrea.com/dom/list.cgi?id=6&amp;mode=show" xlink:type="simple">属州</text:a></text:p>
          </table:table-cell>
          <table:table-cell table:style-name="ce1" office:value-type="string">
            <text:p>基本</text:p>
          </table:table-cell>
          <table:table-cell table:style-name="ce1" office:value-type="string">
            <text:p>勝利点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7">
            <text:p>7</text:p>
          </table:table-cell>
          <table:table-cell table:style-name="ce1" office:value-type="string">
            <text:p><text:a xlink:href="http://suka.s5.xrea.com/dom/list.cgi?id=7&amp;mode=show" xlink:type="simple">呪い</text:a></text:p>
          </table:table-cell>
          <table:table-cell table:number-columns-repeated="2" table:style-name="ce1" office:value-type="string">
            <text:p>呪い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8">
            <text:p>8</text:p>
          </table:table-cell>
          <table:table-cell table:style-name="ce1" office:value-type="string">
            <text:p><text:a xlink:href="http://suka.s5.xrea.com/dom/list.cgi?id=8&amp;mode=show" xlink:type="simple">市場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9">
            <text:p>9</text:p>
          </table:table-cell>
          <table:table-cell table:style-name="ce1" office:value-type="string">
            <text:p><text:a xlink:href="http://suka.s5.xrea.com/dom/list.cgi?id=9&amp;mode=show" xlink:type="simple">改築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suka.s5.xrea.com/dom/list.cgi?id=10&amp;mode=show" xlink:type="simple">鍛冶屋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1">
            <text:p>11</text:p>
          </table:table-cell>
          <table:table-cell table:style-name="ce1" office:value-type="string">
            <text:p><text:a xlink:href="http://suka.s5.xrea.com/dom/list.cgi?id=11&amp;mode=show" xlink:type="simple">金貸し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2">
            <text:p>12</text:p>
          </table:table-cell>
          <table:table-cell table:style-name="ce1" office:value-type="string">
            <text:p><text:a xlink:href="http://suka.s5.xrea.com/dom/list.cgi?id=12&amp;mode=show" xlink:type="simple">木こり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3">
            <text:p>13</text:p>
          </table:table-cell>
          <table:table-cell table:style-name="ce1" office:value-type="string">
            <text:p><text:a xlink:href="http://suka.s5.xrea.com/dom/list.cgi?id=13&amp;mode=show" xlink:type="simple">議事堂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4">
            <text:p>14</text:p>
          </table:table-cell>
          <table:table-cell table:style-name="ce1" office:value-type="string">
            <text:p><text:a xlink:href="http://suka.s5.xrea.com/dom/list.cgi?id=14&amp;mode=show" xlink:type="simple">玉座の間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5">
            <text:p>15</text:p>
          </table:table-cell>
          <table:table-cell table:style-name="ce1" office:value-type="string">
            <text:p><text:a xlink:href="http://suka.s5.xrea.com/dom/list.cgi?id=15&amp;mode=show" xlink:type="simple">研究所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6">
            <text:p>16</text:p>
          </table:table-cell>
          <table:table-cell table:style-name="ce1" office:value-type="string">
            <text:p><text:a xlink:href="http://suka.s5.xrea.com/dom/list.cgi?id=16&amp;mode=show" xlink:type="simple">鉱山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7">
            <text:p>17</text:p>
          </table:table-cell>
          <table:table-cell table:style-name="ce1" office:value-type="string">
            <text:p><text:a xlink:href="http://suka.s5.xrea.com/dom/list.cgi?id=17&amp;mode=show" xlink:type="simple">工房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8">
            <text:p>18</text:p>
          </table:table-cell>
          <table:table-cell table:style-name="ce1" office:value-type="string">
            <text:p><text:a xlink:href="http://suka.s5.xrea.com/dom/list.cgi?id=18&amp;mode=show" xlink:type="simple">宰相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9">
            <text:p>19</text:p>
          </table:table-cell>
          <table:table-cell table:style-name="ce1" office:value-type="string">
            <text:p><text:a xlink:href="http://suka.s5.xrea.com/dom/list.cgi?id=19&amp;mode=show" xlink:type="simple">祝宴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1" office:value-type="string">
            <text:p><text:a xlink:href="http://suka.s5.xrea.com/dom/list.cgi?id=20&amp;mode=show" xlink:type="simple">祝祭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21">
            <text:p>21</text:p>
          </table:table-cell>
          <table:table-cell table:style-name="ce1" office:value-type="string">
            <text:p><text:a xlink:href="http://suka.s5.xrea.com/dom/list.cgi?id=21&amp;mode=show" xlink:type="simple">書庫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22">
            <text:p>22</text:p>
          </table:table-cell>
          <table:table-cell table:style-name="ce1" office:value-type="string">
            <text:p><text:a xlink:href="http://suka.s5.xrea.com/dom/list.cgi?id=22&amp;mode=show" xlink:type="simple">地下貯蔵庫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23">
            <text:p>23</text:p>
          </table:table-cell>
          <table:table-cell table:style-name="ce1" office:value-type="string">
            <text:p><text:a xlink:href="http://suka.s5.xrea.com/dom/list.cgi?id=23&amp;mode=show" xlink:type="simple">庭園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勝利点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24">
            <text:p>24</text:p>
          </table:table-cell>
          <table:table-cell table:style-name="ce1" office:value-type="string">
            <text:p><text:a xlink:href="http://suka.s5.xrea.com/dom/list.cgi?id=24&amp;mode=show" xlink:type="simple">泥棒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25">
            <text:p>25</text:p>
          </table:table-cell>
          <table:table-cell table:style-name="ce1" office:value-type="string">
            <text:p><text:a xlink:href="http://suka.s5.xrea.com/dom/list.cgi?id=25&amp;mode=show" xlink:type="simple">冒険者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26">
            <text:p>26</text:p>
          </table:table-cell>
          <table:table-cell table:style-name="ce1" office:value-type="string">
            <text:p><text:a xlink:href="http://suka.s5.xrea.com/dom/list.cgi?id=26&amp;mode=show" xlink:type="simple">堀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リ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27">
            <text:p>27</text:p>
          </table:table-cell>
          <table:table-cell table:style-name="ce1" office:value-type="string">
            <text:p><text:a xlink:href="http://suka.s5.xrea.com/dom/list.cgi?id=27&amp;mode=show" xlink:type="simple">魔女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28">
            <text:p>28</text:p>
          </table:table-cell>
          <table:table-cell table:style-name="ce1" office:value-type="string">
            <text:p><text:a xlink:href="http://suka.s5.xrea.com/dom/list.cgi?id=28&amp;mode=show" xlink:type="simple">密偵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29">
            <text:p>29</text:p>
          </table:table-cell>
          <table:table-cell table:style-name="ce1" office:value-type="string">
            <text:p><text:a xlink:href="http://suka.s5.xrea.com/dom/list.cgi?id=29&amp;mode=show" xlink:type="simple">民兵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30">
            <text:p>30</text:p>
          </table:table-cell>
          <table:table-cell table:style-name="ce1" office:value-type="string">
            <text:p><text:a xlink:href="http://suka.s5.xrea.com/dom/list.cgi?id=30&amp;mode=show" xlink:type="simple">村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31">
            <text:p>31</text:p>
          </table:table-cell>
          <table:table-cell table:style-name="ce1" office:value-type="string">
            <text:p><text:a xlink:href="http://suka.s5.xrea.com/dom/list.cgi?id=31&amp;mode=show" xlink:type="simple">役人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32">
            <text:p>32</text:p>
          </table:table-cell>
          <table:table-cell table:style-name="ce1" office:value-type="string">
            <text:p><text:a xlink:href="http://suka.s5.xrea.com/dom/list.cgi?id=32&amp;mode=show" xlink:type="simple">礼拝堂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33">
            <text:p>33</text:p>
          </table:table-cell>
          <table:table-cell table:style-name="ce1" office:value-type="string">
            <text:p><text:a xlink:href="http://suka.s5.xrea.com/dom/list.cgi?id=33&amp;mode=show" xlink:type="simple">大広間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勝利点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34">
            <text:p>34</text:p>
          </table:table-cell>
          <table:table-cell table:style-name="ce1" office:value-type="string">
            <text:p><text:a xlink:href="http://suka.s5.xrea.com/dom/list.cgi?id=34&amp;mode=show" xlink:type="simple">改良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35">
            <text:p>35</text:p>
          </table:table-cell>
          <table:table-cell table:style-name="ce1" office:value-type="string">
            <text:p><text:a xlink:href="http://suka.s5.xrea.com/dom/list.cgi?id=35&amp;mode=show" xlink:type="simple">仮面舞踏会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36">
            <text:p>36</text:p>
          </table:table-cell>
          <table:table-cell table:style-name="ce1" office:value-type="string">
            <text:p><text:a xlink:href="http://suka.s5.xrea.com/dom/list.cgi?id=36&amp;mode=show" xlink:type="simple">貴族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勝利点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37">
            <text:p>37</text:p>
          </table:table-cell>
          <table:table-cell table:style-name="ce1" office:value-type="string">
            <text:p><text:a xlink:href="http://suka.s5.xrea.com/dom/list.cgi?id=37&amp;mode=show" xlink:type="simple">共謀者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38">
            <text:p>38</text:p>
          </table:table-cell>
          <table:table-cell table:style-name="ce1" office:value-type="string">
            <text:p><text:a xlink:href="http://suka.s5.xrea.com/dom/list.cgi?id=38&amp;mode=show" xlink:type="simple">交易場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39">
            <text:p>39</text:p>
          </table:table-cell>
          <table:table-cell table:style-name="ce1" office:value-type="string">
            <text:p><text:a xlink:href="http://suka.s5.xrea.com/dom/list.cgi?id=39&amp;mode=show" xlink:type="simple">鉱山の村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40">
            <text:p>40</text:p>
          </table:table-cell>
          <table:table-cell table:style-name="ce1" office:value-type="string">
            <text:p><text:a xlink:href="http://suka.s5.xrea.com/dom/list.cgi?id=40&amp;mode=show" xlink:type="simple">公爵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勝利点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41">
            <text:p>41</text:p>
          </table:table-cell>
          <table:table-cell table:style-name="ce1" office:value-type="string">
            <text:p><text:a xlink:href="http://suka.s5.xrea.com/dom/list.cgi?id=41&amp;mode=show" xlink:type="simple">拷問人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42">
            <text:p>42</text:p>
          </table:table-cell>
          <table:table-cell table:style-name="ce1" office:value-type="string">
            <text:p><text:a xlink:href="http://suka.s5.xrea.com/dom/list.cgi?id=42&amp;mode=show" xlink:type="simple">詐欺師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43">
            <text:p>43</text:p>
          </table:table-cell>
          <table:table-cell table:style-name="ce1" office:value-type="string">
            <text:p><text:a xlink:href="http://suka.s5.xrea.com/dom/list.cgi?id=43&amp;mode=show" xlink:type="simple">執事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44">
            <text:p>44</text:p>
          </table:table-cell>
          <table:table-cell table:style-name="ce1" office:value-type="string">
            <text:p><text:a xlink:href="http://suka.s5.xrea.com/dom/list.cgi?id=44&amp;mode=show" xlink:type="simple">男爵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45">
            <text:p>45</text:p>
          </table:table-cell>
          <table:table-cell table:style-name="ce1" office:value-type="string">
            <text:p><text:a xlink:href="http://suka.s5.xrea.com/dom/list.cgi?id=45&amp;mode=show" xlink:type="simple">寵臣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46">
            <text:p>46</text:p>
          </table:table-cell>
          <table:table-cell table:style-name="ce1" office:value-type="string">
            <text:p><text:a xlink:href="http://suka.s5.xrea.com/dom/list.cgi?id=46&amp;mode=show" xlink:type="simple">偵察員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47">
            <text:p>47</text:p>
          </table:table-cell>
          <table:table-cell table:style-name="ce1" office:value-type="string">
            <text:p><text:a xlink:href="http://suka.s5.xrea.com/dom/list.cgi?id=47&amp;mode=show" xlink:type="simple">手先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48">
            <text:p>48</text:p>
          </table:table-cell>
          <table:table-cell table:style-name="ce1" office:value-type="string">
            <text:p><text:a xlink:href="http://suka.s5.xrea.com/dom/list.cgi?id=48&amp;mode=show" xlink:type="simple">鉄工所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49">
            <text:p>49</text:p>
          </table:table-cell>
          <table:table-cell table:style-name="ce1" office:value-type="string">
            <text:p><text:a xlink:href="http://suka.s5.xrea.com/dom/list.cgi?id=49&amp;mode=show" xlink:type="simple">銅細工師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1" office:value-type="string">
            <text:p><text:a xlink:href="http://suka.s5.xrea.com/dom/list.cgi?id=50&amp;mode=show" xlink:type="simple">中庭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51">
            <text:p>51</text:p>
          </table:table-cell>
          <table:table-cell table:style-name="ce1" office:value-type="string">
            <text:p><text:a xlink:href="http://suka.s5.xrea.com/dom/list.cgi?id=51&amp;mode=show" xlink:type="simple">願いの井戸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52">
            <text:p>52</text:p>
          </table:table-cell>
          <table:table-cell table:style-name="ce1" office:value-type="string">
            <text:p><text:a xlink:href="http://suka.s5.xrea.com/dom/list.cgi?id=52&amp;mode=show" xlink:type="simple">ハーレム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財宝:勝利点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53">
            <text:p>53</text:p>
          </table:table-cell>
          <table:table-cell table:style-name="ce1" office:value-type="string">
            <text:p><text:a xlink:href="http://suka.s5.xrea.com/dom/list.cgi?id=53&amp;mode=show" xlink:type="simple">破壊工作員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54">
            <text:p>54</text:p>
          </table:table-cell>
          <table:table-cell table:style-name="ce1" office:value-type="string">
            <text:p><text:a xlink:href="http://suka.s5.xrea.com/dom/list.cgi?id=54&amp;mode=show" xlink:type="simple">橋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55">
            <text:p>55</text:p>
          </table:table-cell>
          <table:table-cell table:style-name="ce1" office:value-type="string">
            <text:p><text:a xlink:href="http://suka.s5.xrea.com/dom/list.cgi?id=55&amp;mode=show" xlink:type="simple">秘密の部屋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リ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56">
            <text:p>56</text:p>
          </table:table-cell>
          <table:table-cell table:style-name="ce1" office:value-type="string">
            <text:p><text:a xlink:href="http://suka.s5.xrea.com/dom/list.cgi?id=56&amp;mode=show" xlink:type="simple">貧民街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57">
            <text:p>57</text:p>
          </table:table-cell>
          <table:table-cell table:style-name="ce1" office:value-type="string">
            <text:p><text:a xlink:href="http://suka.s5.xrea.com/dom/list.cgi?id=57&amp;mode=show" xlink:type="simple">貢物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58">
            <text:p>58</text:p>
          </table:table-cell>
          <table:table-cell table:style-name="ce1" office:value-type="string">
            <text:p><text:a xlink:href="http://suka.s5.xrea.com/dom/list.cgi?id=58&amp;mode=show" xlink:type="simple">海の妖婆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59">
            <text:p>59</text:p>
          </table:table-cell>
          <table:table-cell table:style-name="ce1" office:value-type="string">
            <text:p><text:a xlink:href="http://suka.s5.xrea.com/dom/list.cgi?id=59&amp;mode=show" xlink:type="simple">海賊船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60">
            <text:p>60</text:p>
          </table:table-cell>
          <table:table-cell table:style-name="ce1" office:value-type="string">
            <text:p><text:a xlink:href="http://suka.s5.xrea.com/dom/list.cgi?id=60&amp;mode=show" xlink:type="simple">漁村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持続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61">
            <text:p>61</text:p>
          </table:table-cell>
          <table:table-cell table:style-name="ce1" office:value-type="string">
            <text:p><text:a xlink:href="http://suka.s5.xrea.com/dom/list.cgi?id=61&amp;mode=show" xlink:type="simple">巾着切り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62">
            <text:p>62</text:p>
          </table:table-cell>
          <table:table-cell table:style-name="ce1" office:value-type="string">
            <text:p><text:a xlink:href="http://suka.s5.xrea.com/dom/list.cgi?id=62&amp;mode=show" xlink:type="simple">原住民の村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63">
            <text:p>63</text:p>
          </table:table-cell>
          <table:table-cell table:style-name="ce1" office:value-type="string">
            <text:p><text:a xlink:href="http://suka.s5.xrea.com/dom/list.cgi?id=63&amp;mode=show" xlink:type="simple">航海士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64">
            <text:p>64</text:p>
          </table:table-cell>
          <table:table-cell table:style-name="ce1" office:value-type="string">
            <text:p><text:a xlink:href="http://suka.s5.xrea.com/dom/list.cgi?id=64&amp;mode=show" xlink:type="simple">策士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持続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65">
            <text:p>65</text:p>
          </table:table-cell>
          <table:table-cell table:style-name="ce1" office:value-type="string">
            <text:p><text:a xlink:href="http://suka.s5.xrea.com/dom/list.cgi?id=65&amp;mode=show" xlink:type="simple">島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勝利点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66">
            <text:p>66</text:p>
          </table:table-cell>
          <table:table-cell table:style-name="ce1" office:value-type="string">
            <text:p><text:a xlink:href="http://suka.s5.xrea.com/dom/list.cgi?id=66&amp;mode=show" xlink:type="simple">商船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持続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67">
            <text:p>67</text:p>
          </table:table-cell>
          <table:table-cell table:style-name="ce1" office:value-type="string">
            <text:p><text:a xlink:href="http://suka.s5.xrea.com/dom/list.cgi?id=67&amp;mode=show" xlink:type="simple">真珠採り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68">
            <text:p>68</text:p>
          </table:table-cell>
          <table:table-cell table:style-name="ce1" office:value-type="string">
            <text:p><text:a xlink:href="http://suka.s5.xrea.com/dom/list.cgi?id=68&amp;mode=show" xlink:type="simple">前哨地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持続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69">
            <text:p>69</text:p>
          </table:table-cell>
          <table:table-cell table:style-name="ce1" office:value-type="string">
            <text:p><text:a xlink:href="http://suka.s5.xrea.com/dom/list.cgi?id=69&amp;mode=show" xlink:type="simple">倉庫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70">
            <text:p>70</text:p>
          </table:table-cell>
          <table:table-cell table:style-name="ce1" office:value-type="string">
            <text:p><text:a xlink:href="http://suka.s5.xrea.com/dom/list.cgi?id=70&amp;mode=show" xlink:type="simple">大使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71">
            <text:p>71</text:p>
          </table:table-cell>
          <table:table-cell table:style-name="ce1" office:value-type="string">
            <text:p><text:a xlink:href="http://suka.s5.xrea.com/dom/list.cgi?id=71&amp;mode=show" xlink:type="simple">隊商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持続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72">
            <text:p>72</text:p>
          </table:table-cell>
          <table:table-cell table:style-name="ce1" office:value-type="string">
            <text:p><text:a xlink:href="http://suka.s5.xrea.com/dom/list.cgi?id=72&amp;mode=show" xlink:type="simple">宝の地図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73">
            <text:p>73</text:p>
          </table:table-cell>
          <table:table-cell table:style-name="ce1" office:value-type="string">
            <text:p><text:a xlink:href="http://suka.s5.xrea.com/dom/list.cgi?id=73&amp;mode=show" xlink:type="simple">探検家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74">
            <text:p>74</text:p>
          </table:table-cell>
          <table:table-cell table:style-name="ce1" office:value-type="string">
            <text:p><text:a xlink:href="http://suka.s5.xrea.com/dom/list.cgi?id=74&amp;mode=show" xlink:type="simple">停泊所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持続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75">
            <text:p>75</text:p>
          </table:table-cell>
          <table:table-cell table:style-name="ce1" office:value-type="string">
            <text:p><text:a xlink:href="http://suka.s5.xrea.com/dom/list.cgi?id=75&amp;mode=show" xlink:type="simple">灯台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持続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76">
            <text:p>76</text:p>
          </table:table-cell>
          <table:table-cell table:style-name="ce1" office:value-type="string">
            <text:p><text:a xlink:href="http://suka.s5.xrea.com/dom/list.cgi?id=76&amp;mode=show" xlink:type="simple">バザー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77">
            <text:p>77</text:p>
          </table:table-cell>
          <table:table-cell table:style-name="ce1" office:value-type="string">
            <text:p><text:a xlink:href="http://suka.s5.xrea.com/dom/list.cgi?id=77&amp;mode=show" xlink:type="simple">引揚水夫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78">
            <text:p>78</text:p>
          </table:table-cell>
          <table:table-cell table:style-name="ce1" office:value-type="string">
            <text:p><text:a xlink:href="http://suka.s5.xrea.com/dom/list.cgi?id=78&amp;mode=show" xlink:type="simple">船着場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持続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79">
            <text:p>79</text:p>
          </table:table-cell>
          <table:table-cell table:style-name="ce1" office:value-type="string">
            <text:p><text:a xlink:href="http://suka.s5.xrea.com/dom/list.cgi?id=79&amp;mode=show" xlink:type="simple">宝物庫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80">
            <text:p>80</text:p>
          </table:table-cell>
          <table:table-cell table:style-name="ce1" office:value-type="string">
            <text:p><text:a xlink:href="http://suka.s5.xrea.com/dom/list.cgi?id=80&amp;mode=show" xlink:type="simple">密輸人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81">
            <text:p>81</text:p>
          </table:table-cell>
          <table:table-cell table:style-name="ce1" office:value-type="string">
            <text:p><text:a xlink:href="http://suka.s5.xrea.com/dom/list.cgi?id=81&amp;mode=show" xlink:type="simple">見張り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82">
            <text:p>82</text:p>
          </table:table-cell>
          <table:table-cell table:style-name="ce1" office:value-type="string">
            <text:p><text:a xlink:href="http://suka.s5.xrea.com/dom/list.cgi?id=82&amp;mode=show" xlink:type="simple">幽霊船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83">
            <text:p>83</text:p>
          </table:table-cell>
          <table:table-cell table:style-name="ce1" office:value-type="string">
            <text:p><text:a xlink:href="http://suka.s5.xrea.com/dom/list.cgi?id=83&amp;mode=show" xlink:type="simple">抑留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84">
            <text:p>84</text:p>
          </table:table-cell>
          <table:table-cell table:style-name="ce1" office:value-type="string">
            <text:p><text:a xlink:href="http://suka.s5.xrea.com/dom/list.cgi?id=84&amp;mode=show" xlink:type="simple">闇市場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85">
            <text:p>85</text:p>
          </table:table-cell>
          <table:table-cell table:style-name="ce1" office:value-type="string">
            <text:p><text:a xlink:href="http://suka.s5.xrea.com/dom/list.cgi?id=85&amp;mode=show" xlink:type="simple">公使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86">
            <text:p>86</text:p>
          </table:table-cell>
          <table:table-cell table:style-name="ce1" office:value-type="string">
            <text:p><text:a xlink:href="http://suka.s5.xrea.com/dom/list.cgi?id=86&amp;mode=show" xlink:type="simple">へそくり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財宝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87">
            <text:p>87</text:p>
          </table:table-cell>
          <table:table-cell table:style-name="ce1" office:value-type="string">
            <text:p><text:a xlink:href="http://suka.s5.xrea.com/dom/list.cgi?id=87&amp;mode=show" xlink:type="simple">薬師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88">
            <text:p>88</text:p>
          </table:table-cell>
          <table:table-cell table:style-name="ce1" office:value-type="string">
            <text:p><text:a xlink:href="http://suka.s5.xrea.com/dom/list.cgi?id=88&amp;mode=show" xlink:type="simple">賢者の石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財宝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89">
            <text:p>89</text:p>
          </table:table-cell>
          <table:table-cell table:style-name="ce1" office:value-type="string">
            <text:p><text:a xlink:href="http://suka.s5.xrea.com/dom/list.cgi?id=89&amp;mode=show" xlink:type="simple">ゴーレム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90">
            <text:p>90</text:p>
          </table:table-cell>
          <table:table-cell table:style-name="ce1" office:value-type="string">
            <text:p><text:a xlink:href="http://suka.s5.xrea.com/dom/list.cgi?id=90&amp;mode=show" xlink:type="simple">支配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91">
            <text:p>91</text:p>
          </table:table-cell>
          <table:table-cell table:style-name="ce1" office:value-type="string">
            <text:p><text:a xlink:href="http://suka.s5.xrea.com/dom/list.cgi?id=91&amp;mode=show" xlink:type="simple">大学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92">
            <text:p>92</text:p>
          </table:table-cell>
          <table:table-cell table:style-name="ce1" office:value-type="string">
            <text:p><text:a xlink:href="http://suka.s5.xrea.com/dom/list.cgi?id=92&amp;mode=show" xlink:type="simple">使い魔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93">
            <text:p>93</text:p>
          </table:table-cell>
          <table:table-cell table:style-name="ce1" office:value-type="string">
            <text:p><text:a xlink:href="http://suka.s5.xrea.com/dom/list.cgi?id=93&amp;mode=show" xlink:type="simple">弟子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94">
            <text:p>94</text:p>
          </table:table-cell>
          <table:table-cell table:style-name="ce1" office:value-type="string">
            <text:p><text:a xlink:href="http://suka.s5.xrea.com/dom/list.cgi?id=94&amp;mode=show" xlink:type="simple">念視の泉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95">
            <text:p>95</text:p>
          </table:table-cell>
          <table:table-cell table:style-name="ce1" office:value-type="string">
            <text:p><text:a xlink:href="http://suka.s5.xrea.com/dom/list.cgi?id=95&amp;mode=show" xlink:type="simple">ブドウ園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勝利点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96">
            <text:p>96</text:p>
          </table:table-cell>
          <table:table-cell table:style-name="ce1" office:value-type="string">
            <text:p><text:a xlink:href="http://suka.s5.xrea.com/dom/list.cgi?id=96&amp;mode=show" xlink:type="simple">変成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97">
            <text:p>97</text:p>
          </table:table-cell>
          <table:table-cell table:style-name="ce1" office:value-type="string">
            <text:p><text:a xlink:href="http://suka.s5.xrea.com/dom/list.cgi?id=97&amp;mode=show" xlink:type="simple">ポーション</text:a></text:p>
          </table:table-cell>
          <table:table-cell table:style-name="ce1" office:value-type="string">
            <text:p>基本</text:p>
          </table:table-cell>
          <table:table-cell table:style-name="ce1" office:value-type="string">
            <text:p>財宝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98">
            <text:p>98</text:p>
          </table:table-cell>
          <table:table-cell table:style-name="ce1" office:value-type="string">
            <text:p><text:a xlink:href="http://suka.s5.xrea.com/dom/list.cgi?id=98&amp;mode=show" xlink:type="simple">薬草商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99">
            <text:p>99</text:p>
          </table:table-cell>
          <table:table-cell table:style-name="ce1" office:value-type="string">
            <text:p><text:a xlink:href="http://suka.s5.xrea.com/dom/list.cgi?id=99&amp;mode=show" xlink:type="simple">錬金術師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00">
            <text:p>100</text:p>
          </table:table-cell>
          <table:table-cell table:style-name="ce1" office:value-type="string">
            <text:p><text:a xlink:href="http://suka.s5.xrea.com/dom/list.cgi?id=100&amp;mode=show" xlink:type="simple">石切場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財宝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01">
            <text:p>101</text:p>
          </table:table-cell>
          <table:table-cell table:style-name="ce1" office:value-type="string">
            <text:p><text:a xlink:href="http://suka.s5.xrea.com/dom/list.cgi?id=101&amp;mode=show" xlink:type="simple">大市場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02">
            <text:p>102</text:p>
          </table:table-cell>
          <table:table-cell table:style-name="ce1" office:value-type="string">
            <text:p><text:a xlink:href="http://suka.s5.xrea.com/dom/list.cgi?id=102&amp;mode=show" xlink:type="simple">会計所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03">
            <text:p>103</text:p>
          </table:table-cell>
          <table:table-cell table:style-name="ce1" office:value-type="string">
            <text:p><text:a xlink:href="http://suka.s5.xrea.com/dom/list.cgi?id=103&amp;mode=show" xlink:type="simple">隠し財産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財宝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04">
            <text:p>104</text:p>
          </table:table-cell>
          <table:table-cell table:style-name="ce1" office:value-type="string">
            <text:p><text:a xlink:href="http://suka.s5.xrea.com/dom/list.cgi?id=104&amp;mode=show" xlink:type="simple">拡張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05">
            <text:p>105</text:p>
          </table:table-cell>
          <table:table-cell table:style-name="ce1" office:value-type="string">
            <text:p><text:a xlink:href="http://suka.s5.xrea.com/dom/list.cgi?id=105&amp;mode=show" xlink:type="simple">記念碑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06">
            <text:p>106</text:p>
          </table:table-cell>
          <table:table-cell table:style-name="ce1" office:value-type="string">
            <text:p><text:a xlink:href="http://suka.s5.xrea.com/dom/list.cgi?id=106&amp;mode=show" xlink:type="simple">宮廷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07">
            <text:p>107</text:p>
          </table:table-cell>
          <table:table-cell table:style-name="ce1" office:value-type="string">
            <text:p><text:a xlink:href="http://suka.s5.xrea.com/dom/list.cgi?id=107&amp;mode=show" xlink:type="simple">行商人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08">
            <text:p>108</text:p>
          </table:table-cell>
          <table:table-cell table:style-name="ce1" office:value-type="string">
            <text:p><text:a xlink:href="http://suka.s5.xrea.com/dom/list.cgi?id=108&amp;mode=show" xlink:type="simple">玉璽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財宝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09">
            <text:p>109</text:p>
          </table:table-cell>
          <table:table-cell table:style-name="ce1" office:value-type="string">
            <text:p><text:a xlink:href="http://suka.s5.xrea.com/dom/list.cgi?id=109&amp;mode=show" xlink:type="simple">銀行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財宝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10">
            <text:p>110</text:p>
          </table:table-cell>
          <table:table-cell table:style-name="ce1" office:value-type="string">
            <text:p><text:a xlink:href="http://suka.s5.xrea.com/dom/list.cgi?id=110&amp;mode=show" xlink:type="simple">禁制品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財宝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11">
            <text:p>111</text:p>
          </table:table-cell>
          <table:table-cell table:style-name="ce1" office:value-type="string">
            <text:p><text:a xlink:href="http://suka.s5.xrea.com/dom/list.cgi?id=111&amp;mode=show" xlink:type="simple">交易路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12">
            <text:p>112</text:p>
          </table:table-cell>
          <table:table-cell table:style-name="ce1" office:value-type="string">
            <text:p><text:a xlink:href="http://suka.s5.xrea.com/dom/list.cgi?id=112&amp;mode=show" xlink:type="simple">護符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財宝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13">
            <text:p>113</text:p>
          </table:table-cell>
          <table:table-cell table:style-name="ce1" office:value-type="string">
            <text:p><text:a xlink:href="http://suka.s5.xrea.com/dom/list.cgi?id=113&amp;mode=show" xlink:type="simple">司教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14">
            <text:p>114</text:p>
          </table:table-cell>
          <table:table-cell table:style-name="ce1" office:value-type="string">
            <text:p><text:a xlink:href="http://suka.s5.xrea.com/dom/list.cgi?id=114&amp;mode=show" xlink:type="simple">借金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財宝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15">
            <text:p>115</text:p>
          </table:table-cell>
          <table:table-cell table:style-name="ce1" office:value-type="string">
            <text:p><text:a xlink:href="http://suka.s5.xrea.com/dom/list.cgi?id=115&amp;mode=show" xlink:type="simple">植民地</text:a></text:p>
          </table:table-cell>
          <table:table-cell table:style-name="ce1" office:value-type="string">
            <text:p>基本</text:p>
          </table:table-cell>
          <table:table-cell table:style-name="ce1" office:value-type="string">
            <text:p>勝利点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16">
            <text:p>116</text:p>
          </table:table-cell>
          <table:table-cell table:style-name="ce1" office:value-type="string">
            <text:p><text:a xlink:href="http://suka.s5.xrea.com/dom/list.cgi?id=116&amp;mode=show" xlink:type="simple">造幣所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17">
            <text:p>117</text:p>
          </table:table-cell>
          <table:table-cell table:style-name="ce1" office:value-type="string">
            <text:p><text:a xlink:href="http://suka.s5.xrea.com/dom/list.cgi?id=117&amp;mode=show" xlink:type="simple">大衆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18">
            <text:p>118</text:p>
          </table:table-cell>
          <table:table-cell table:style-name="ce1" office:value-type="string">
            <text:p><text:a xlink:href="http://suka.s5.xrea.com/dom/list.cgi?id=118&amp;mode=show" xlink:type="simple">鍛造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19">
            <text:p>119</text:p>
          </table:table-cell>
          <table:table-cell table:style-name="ce1" office:value-type="string">
            <text:p><text:a xlink:href="http://suka.s5.xrea.com/dom/list.cgi?id=119&amp;mode=show" xlink:type="simple">投機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財宝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20">
            <text:p>120</text:p>
          </table:table-cell>
          <table:table-cell table:style-name="ce1" office:value-type="string">
            <text:p><text:a xlink:href="http://suka.s5.xrea.com/dom/list.cgi?id=120&amp;mode=show" xlink:type="simple">都市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21">
            <text:p>121</text:p>
          </table:table-cell>
          <table:table-cell table:style-name="ce1" office:value-type="string">
            <text:p><text:a xlink:href="http://suka.s5.xrea.com/dom/list.cgi?id=121&amp;mode=show" xlink:type="simple">ならず者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22">
            <text:p>122</text:p>
          </table:table-cell>
          <table:table-cell table:style-name="ce1" office:value-type="string">
            <text:p><text:a xlink:href="http://suka.s5.xrea.com/dom/list.cgi?id=122&amp;mode=show" xlink:type="simple">白金貨</text:a></text:p>
          </table:table-cell>
          <table:table-cell table:style-name="ce1" office:value-type="string">
            <text:p>基本</text:p>
          </table:table-cell>
          <table:table-cell table:style-name="ce1" office:value-type="string">
            <text:p>財宝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23">
            <text:p>123</text:p>
          </table:table-cell>
          <table:table-cell table:style-name="ce1" office:value-type="string">
            <text:p><text:a xlink:href="http://suka.s5.xrea.com/dom/list.cgi?id=123&amp;mode=show" xlink:type="simple">望楼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リ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24">
            <text:p>124</text:p>
          </table:table-cell>
          <table:table-cell table:style-name="ce1" office:value-type="string">
            <text:p><text:a xlink:href="http://suka.s5.xrea.com/dom/list.cgi?id=124&amp;mode=show" xlink:type="simple">保管庫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25">
            <text:p>125</text:p>
          </table:table-cell>
          <table:table-cell table:style-name="ce1" office:value-type="string">
            <text:p><text:a xlink:href="http://suka.s5.xrea.com/dom/list.cgi?id=125&amp;mode=show" xlink:type="simple">香具師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26">
            <text:p>126</text:p>
          </table:table-cell>
          <table:table-cell table:style-name="ce1" office:value-type="string">
            <text:p><text:a xlink:href="http://suka.s5.xrea.com/dom/list.cgi?id=126&amp;mode=show" xlink:type="simple">労働者の村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27">
            <text:p>127</text:p>
          </table:table-cell>
          <table:table-cell table:style-name="ce1" office:value-type="string">
            <text:p><text:a xlink:href="http://suka.s5.xrea.com/dom/list.cgi?id=127&amp;mode=show" xlink:type="simple">移動動物園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28">
            <text:p>128</text:p>
          </table:table-cell>
          <table:table-cell table:style-name="ce1" office:value-type="string">
            <text:p><text:a xlink:href="http://suka.s5.xrea.com/dom/list.cgi?id=128&amp;mode=show" xlink:type="simple">馬商人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リ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29">
            <text:p>129</text:p>
          </table:table-cell>
          <table:table-cell table:style-name="ce1" office:value-type="string">
            <text:p><text:a xlink:href="http://suka.s5.xrea.com/dom/list.cgi?id=129&amp;mode=show" xlink:type="simple">占い師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30">
            <text:p>130</text:p>
          </table:table-cell>
          <table:table-cell table:style-name="ce1" office:value-type="string">
            <text:p><text:a xlink:href="http://suka.s5.xrea.com/dom/list.cgi?id=130&amp;mode=show" xlink:type="simple">王冠</text:a></text:p>
          </table:table-cell>
          <table:table-cell table:style-name="ce1" office:value-type="string">
            <text:p>褒賞</text:p>
          </table:table-cell>
          <table:table-cell table:style-name="ce1" office:value-type="string">
            <text:p>財宝:褒賞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31">
            <text:p>131</text:p>
          </table:table-cell>
          <table:table-cell table:style-name="ce1" office:value-type="string">
            <text:p><text:a xlink:href="http://suka.s5.xrea.com/dom/list.cgi?id=131&amp;mode=show" xlink:type="simple">王女</text:a></text:p>
          </table:table-cell>
          <table:table-cell table:style-name="ce1" office:value-type="string">
            <text:p>褒賞</text:p>
          </table:table-cell>
          <table:table-cell table:style-name="ce1" office:value-type="string">
            <text:p>アクション:褒賞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32">
            <text:p>132</text:p>
          </table:table-cell>
          <table:table-cell table:style-name="ce1" office:value-type="string">
            <text:p><text:a xlink:href="http://suka.s5.xrea.com/dom/list.cgi?id=132&amp;mode=show" xlink:type="simple">金貨袋</text:a></text:p>
          </table:table-cell>
          <table:table-cell table:style-name="ce1" office:value-type="string">
            <text:p>褒賞</text:p>
          </table:table-cell>
          <table:table-cell table:style-name="ce1" office:value-type="string">
            <text:p>アクション:褒賞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33">
            <text:p>133</text:p>
          </table:table-cell>
          <table:table-cell table:style-name="ce1" office:value-type="string">
            <text:p><text:a xlink:href="http://suka.s5.xrea.com/dom/list.cgi?id=133&amp;mode=show" xlink:type="simple">再建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34">
            <text:p>134</text:p>
          </table:table-cell>
          <table:table-cell table:style-name="ce1" office:value-type="string">
            <text:p><text:a xlink:href="http://suka.s5.xrea.com/dom/list.cgi?id=134&amp;mode=show" xlink:type="simple">収穫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35">
            <text:p>135</text:p>
          </table:table-cell>
          <table:table-cell table:style-name="ce1" office:value-type="string">
            <text:p><text:a xlink:href="http://suka.s5.xrea.com/dom/list.cgi?id=135&amp;mode=show" xlink:type="simple">狩猟団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36">
            <text:p>136</text:p>
          </table:table-cell>
          <table:table-cell table:style-name="ce1" office:value-type="string">
            <text:p><text:a xlink:href="http://suka.s5.xrea.com/dom/list.cgi?id=136&amp;mode=show" xlink:type="simple">村落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37">
            <text:p>137</text:p>
          </table:table-cell>
          <table:table-cell table:style-name="ce1" office:value-type="string">
            <text:p><text:a xlink:href="http://suka.s5.xrea.com/dom/list.cgi?id=137&amp;mode=show" xlink:type="simple">道化師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38">
            <text:p>138</text:p>
          </table:table-cell>
          <table:table-cell table:style-name="ce1" office:value-type="string">
            <text:p><text:a xlink:href="http://suka.s5.xrea.com/dom/list.cgi?id=138&amp;mode=show" xlink:type="simple">農村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39">
            <text:p>139</text:p>
          </table:table-cell>
          <table:table-cell table:style-name="ce1" office:value-type="string">
            <text:p><text:a xlink:href="http://suka.s5.xrea.com/dom/list.cgi?id=139&amp;mode=show" xlink:type="simple">馬上槍試合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40">
            <text:p>140</text:p>
          </table:table-cell>
          <table:table-cell table:style-name="ce1" office:value-type="string">
            <text:p><text:a xlink:href="http://suka.s5.xrea.com/dom/list.cgi?id=140&amp;mode=show" xlink:type="simple">品評会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勝利点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41">
            <text:p>141</text:p>
          </table:table-cell>
          <table:table-cell table:style-name="ce1" office:value-type="string">
            <text:p><text:a xlink:href="http://suka.s5.xrea.com/dom/list.cgi?id=141&amp;mode=show" xlink:type="simple">豊穣の角笛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財宝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42">
            <text:p>142</text:p>
          </table:table-cell>
          <table:table-cell table:style-name="ce1" office:value-type="string">
            <text:p><text:a xlink:href="http://suka.s5.xrea.com/dom/list.cgi?id=142&amp;mode=show" xlink:type="simple">魔女娘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43">
            <text:p>143</text:p>
          </table:table-cell>
          <table:table-cell table:style-name="ce1" office:value-type="string">
            <text:p><text:a xlink:href="http://suka.s5.xrea.com/dom/list.cgi?id=143&amp;mode=show" xlink:type="simple">名馬</text:a></text:p>
          </table:table-cell>
          <table:table-cell table:style-name="ce1" office:value-type="string">
            <text:p>褒賞</text:p>
          </table:table-cell>
          <table:table-cell table:style-name="ce1" office:value-type="string">
            <text:p>アクション:褒賞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44">
            <text:p>144</text:p>
          </table:table-cell>
          <table:table-cell table:style-name="ce1" office:value-type="string">
            <text:p><text:a xlink:href="http://suka.s5.xrea.com/dom/list.cgi?id=144&amp;mode=show" xlink:type="simple">郎党</text:a></text:p>
          </table:table-cell>
          <table:table-cell table:style-name="ce1" office:value-type="string">
            <text:p>褒賞</text:p>
          </table:table-cell>
          <table:table-cell table:style-name="ce1" office:value-type="string">
            <text:p>アクション:アタック:褒賞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45">
            <text:p>145</text:p>
          </table:table-cell>
          <table:table-cell table:style-name="ce1" office:value-type="string">
            <text:p><text:a xlink:href="http://suka.s5.xrea.com/dom/list.cgi?id=145&amp;mode=show" xlink:type="simple">オアシス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46">
            <text:p>146</text:p>
          </table:table-cell>
          <table:table-cell table:style-name="ce1" office:value-type="string">
            <text:p><text:a xlink:href="http://suka.s5.xrea.com/dom/list.cgi?id=146&amp;mode=show" xlink:type="simple">街道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47">
            <text:p>147</text:p>
          </table:table-cell>
          <table:table-cell table:style-name="ce1" office:value-type="string">
            <text:p><text:a xlink:href="http://suka.s5.xrea.com/dom/list.cgi?id=147&amp;mode=show" xlink:type="simple">開発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48">
            <text:p>148</text:p>
          </table:table-cell>
          <table:table-cell table:style-name="ce1" office:value-type="string">
            <text:p><text:a xlink:href="http://suka.s5.xrea.com/dom/list.cgi?id=148&amp;mode=show" xlink:type="simple">画策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49">
            <text:p>149</text:p>
          </table:table-cell>
          <table:table-cell table:style-name="ce1" office:value-type="string">
            <text:p><text:a xlink:href="http://suka.s5.xrea.com/dom/list.cgi?id=149&amp;mode=show" xlink:type="simple">官吏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50">
            <text:p>150</text:p>
          </table:table-cell>
          <table:table-cell table:style-name="ce1" office:value-type="string">
            <text:p><text:a xlink:href="http://suka.s5.xrea.com/dom/list.cgi?id=150&amp;mode=show" xlink:type="simple">義賊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51">
            <text:p>151</text:p>
          </table:table-cell>
          <table:table-cell table:style-name="ce1" office:value-type="string">
            <text:p><text:a xlink:href="http://suka.s5.xrea.com/dom/list.cgi?id=151&amp;mode=show" xlink:type="simple">厩舎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52">
            <text:p>152</text:p>
          </table:table-cell>
          <table:table-cell table:style-name="ce1" office:value-type="string">
            <text:p><text:a xlink:href="http://suka.s5.xrea.com/dom/list.cgi?id=152&amp;mode=show" xlink:type="simple">岐路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53">
            <text:p>153</text:p>
          </table:table-cell>
          <table:table-cell table:style-name="ce1" office:value-type="string">
            <text:p><text:a xlink:href="http://suka.s5.xrea.com/dom/list.cgi?id=153&amp;mode=show" xlink:type="simple">愚者の黄金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財宝:リ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54">
            <text:p>154</text:p>
          </table:table-cell>
          <table:table-cell table:style-name="ce1" office:value-type="string">
            <text:p><text:a xlink:href="http://suka.s5.xrea.com/dom/list.cgi?id=154&amp;mode=show" xlink:type="simple">交易人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リ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55">
            <text:p>155</text:p>
          </table:table-cell>
          <table:table-cell table:style-name="ce1" office:value-type="string">
            <text:p><text:a xlink:href="http://suka.s5.xrea.com/dom/list.cgi?id=155&amp;mode=show" xlink:type="simple">公爵夫人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56">
            <text:p>156</text:p>
          </table:table-cell>
          <table:table-cell table:style-name="ce1" office:value-type="string">
            <text:p><text:a xlink:href="http://suka.s5.xrea.com/dom/list.cgi?id=156&amp;mode=show" xlink:type="simple">香辛料商人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57">
            <text:p>157</text:p>
          </table:table-cell>
          <table:table-cell table:style-name="ce1" office:value-type="string">
            <text:p><text:a xlink:href="http://suka.s5.xrea.com/dom/list.cgi?id=157&amp;mode=show" xlink:type="simple">坑道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勝利点:リ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58">
            <text:p>158</text:p>
          </table:table-cell>
          <table:table-cell table:style-name="ce1" office:value-type="string">
            <text:p><text:a xlink:href="http://suka.s5.xrea.com/dom/list.cgi?id=158&amp;mode=show" xlink:type="simple">国境の村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59">
            <text:p>159</text:p>
          </table:table-cell>
          <table:table-cell table:style-name="ce1" office:value-type="string">
            <text:p><text:a xlink:href="http://suka.s5.xrea.com/dom/list.cgi?id=159&amp;mode=show" xlink:type="simple">シルクロード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勝利点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60">
            <text:p>160</text:p>
          </table:table-cell>
          <table:table-cell table:style-name="ce1" office:value-type="string">
            <text:p><text:a xlink:href="http://suka.s5.xrea.com/dom/list.cgi?id=160&amp;mode=show" xlink:type="simple">神託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61">
            <text:p>161</text:p>
          </table:table-cell>
          <table:table-cell table:style-name="ce1" office:value-type="string">
            <text:p><text:a xlink:href="http://suka.s5.xrea.com/dom/list.cgi?id=161&amp;mode=show" xlink:type="simple">大使館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62">
            <text:p>162</text:p>
          </table:table-cell>
          <table:table-cell table:style-name="ce1" office:value-type="string">
            <text:p><text:a xlink:href="http://suka.s5.xrea.com/dom/list.cgi?id=162&amp;mode=show" xlink:type="simple">地図職人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63">
            <text:p>163</text:p>
          </table:table-cell>
          <table:table-cell table:style-name="ce1" office:value-type="string">
            <text:p><text:a xlink:href="http://suka.s5.xrea.com/dom/list.cgi?id=163&amp;mode=show" xlink:type="simple">値切り屋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64">
            <text:p>164</text:p>
          </table:table-cell>
          <table:table-cell table:style-name="ce1" office:value-type="string">
            <text:p><text:a xlink:href="http://suka.s5.xrea.com/dom/list.cgi?id=164&amp;mode=show" xlink:type="simple">農地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勝利点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65">
            <text:p>165</text:p>
          </table:table-cell>
          <table:table-cell table:style-name="ce1" office:value-type="string">
            <text:p><text:a xlink:href="http://suka.s5.xrea.com/dom/list.cgi?id=165&amp;mode=show" xlink:type="simple">不正利得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財宝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66">
            <text:p>166</text:p>
          </table:table-cell>
          <table:table-cell table:style-name="ce1" office:value-type="string">
            <text:p><text:a xlink:href="http://suka.s5.xrea.com/dom/list.cgi?id=166&amp;mode=show" xlink:type="simple">辺境伯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67">
            <text:p>167</text:p>
          </table:table-cell>
          <table:table-cell table:style-name="ce1" office:value-type="string">
            <text:p><text:a xlink:href="http://suka.s5.xrea.com/dom/list.cgi?id=167&amp;mode=show" xlink:type="simple">埋蔵金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財宝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68">
            <text:p>168</text:p>
          </table:table-cell>
          <table:table-cell table:style-name="ce1" office:value-type="string">
            <text:p><text:a xlink:href="http://suka.s5.xrea.com/dom/list.cgi?id=168&amp;mode=show" xlink:type="simple">宿屋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69">
            <text:p>169</text:p>
          </table:table-cell>
          <table:table-cell table:style-name="ce1" office:value-type="string">
            <text:p><text:a xlink:href="http://suka.s5.xrea.com/dom/list.cgi?id=169&amp;mode=show" xlink:type="simple">遊牧民の野営地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70">
            <text:p>170</text:p>
          </table:table-cell>
          <table:table-cell table:style-name="ce1" office:value-type="string">
            <text:p><text:a xlink:href="http://suka.s5.xrea.com/dom/list.cgi?id=170&amp;mode=show" xlink:type="simple">よろずや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71">
            <text:p>171</text:p>
          </table:table-cell>
          <table:table-cell table:style-name="ce1" office:value-type="string">
            <text:p><text:a xlink:href="http://suka.s5.xrea.com/dom/list.cgi?id=171&amp;mode=show" xlink:type="simple">囲郭村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72">
            <text:p>172</text:p>
          </table:table-cell>
          <table:table-cell table:style-name="ce1" office:value-type="string">
            <text:p><text:a xlink:href="http://suka.s5.xrea.com/dom/list.cgi?id=172&amp;mode=show" xlink:type="simple">総督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73">
            <text:p>173</text:p>
          </table:table-cell>
          <table:table-cell table:style-name="ce1" office:value-type="string">
            <text:p><text:a xlink:href="http://suka.s5.xrea.com/dom/list.cgi?id=173&amp;mode=show" xlink:type="simple">青空市場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リ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74">
            <text:p>174</text:p>
          </table:table-cell>
          <table:table-cell table:style-name="ce1" office:value-type="string">
            <text:p><text:a xlink:href="http://suka.s5.xrea.com/dom/list.cgi?id=174&amp;mode=show" xlink:type="simple">市場跡地</text:a></text:p>
          </table:table-cell>
          <table:table-cell table:style-name="ce1" office:value-type="string">
            <text:p>廃墟</text:p>
          </table:table-cell>
          <table:table-cell table:style-name="ce1" office:value-type="string">
            <text:p>アクション:廃墟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75">
            <text:p>175</text:p>
          </table:table-cell>
          <table:table-cell table:style-name="ce1" office:value-type="string">
            <text:p><text:a xlink:href="http://suka.s5.xrea.com/dom/list.cgi?id=175&amp;mode=show" xlink:type="simple">隠遁者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76">
            <text:p>176</text:p>
          </table:table-cell>
          <table:table-cell table:style-name="ce1" office:value-type="string">
            <text:p><text:a xlink:href="http://suka.s5.xrea.com/dom/list.cgi?id=176&amp;mode=show" xlink:type="simple">金物商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77">
            <text:p>177</text:p>
          </table:table-cell>
          <table:table-cell table:style-name="ce1" office:value-type="string">
            <text:p><text:a xlink:href="http://suka.s5.xrea.com/dom/list.cgi?id=177&amp;mode=show" xlink:type="simple">狩場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78">
            <text:p>178</text:p>
          </table:table-cell>
          <table:table-cell table:style-name="ce1" office:value-type="string">
            <text:p><text:a xlink:href="http://suka.s5.xrea.com/dom/list.cgi?id=178&amp;mode=show" xlink:type="simple">騎士※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:騎士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79">
            <text:p>179</text:p>
          </table:table-cell>
          <table:table-cell table:style-name="ce1" office:value-type="string">
            <text:p><text:a xlink:href="http://suka.s5.xrea.com/dom/list.cgi?id=179&amp;mode=show" xlink:type="simple">サー・ヴァンデル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:騎士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80">
            <text:p>180</text:p>
          </table:table-cell>
          <table:table-cell table:style-name="ce1" office:value-type="string">
            <text:p><text:a xlink:href="http://suka.s5.xrea.com/dom/list.cgi?id=180&amp;mode=show" xlink:type="simple">サー・デストリー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:騎士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81">
            <text:p>181</text:p>
          </table:table-cell>
          <table:table-cell table:style-name="ce1" office:value-type="string">
            <text:p><text:a xlink:href="http://suka.s5.xrea.com/dom/list.cgi?id=181&amp;mode=show" xlink:type="simple">サー・ベイリー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:騎士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82">
            <text:p>182</text:p>
          </table:table-cell>
          <table:table-cell table:style-name="ce1" office:value-type="string">
            <text:p><text:a xlink:href="http://suka.s5.xrea.com/dom/list.cgi?id=182&amp;mode=show" xlink:type="simple">サー・マーチン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:騎士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83">
            <text:p>183</text:p>
          </table:table-cell>
          <table:table-cell table:style-name="ce1" office:value-type="string">
            <text:p><text:a xlink:href="http://suka.s5.xrea.com/dom/list.cgi?id=183&amp;mode=show" xlink:type="simple">サー・マイケル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:騎士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84">
            <text:p>184</text:p>
          </table:table-cell>
          <table:table-cell table:style-name="ce1" office:value-type="string">
            <text:p><text:a xlink:href="http://suka.s5.xrea.com/dom/list.cgi?id=184&amp;mode=show" xlink:type="simple">デイム・アンナ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:騎士</text:p>
          </table:table-cell>
          <table:table-cell table:style-name="ce1" table:number-columns-repeated="7"/>
        </table:table-row>
        <table:table-row table:style-name="ro4">
          <table:table-cell/>
          <table:table-cell table:style-name="ce1" office:value-type="float" office:value="185">
            <text:p>185</text:p>
          </table:table-cell>
          <table:table-cell table:style-name="ce1" office:value-type="string">
            <text:p><text:a xlink:href="http://suka.s5.xrea.com/dom/list.cgi?id=185&amp;mode=show" xlink:type="simple">デイム・ジョセフィーヌ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:騎士:勝利点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86">
            <text:p>186</text:p>
          </table:table-cell>
          <table:table-cell table:style-name="ce1" office:value-type="string">
            <text:p><text:a xlink:href="http://suka.s5.xrea.com/dom/list.cgi?id=186&amp;mode=show" xlink:type="simple">デイム・シルビア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:騎士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87">
            <text:p>187</text:p>
          </table:table-cell>
          <table:table-cell table:style-name="ce1" office:value-type="string">
            <text:p><text:a xlink:href="http://suka.s5.xrea.com/dom/list.cgi?id=187&amp;mode=show" xlink:type="simple">デイム・ナタリー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:騎士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88">
            <text:p>188</text:p>
          </table:table-cell>
          <table:table-cell table:style-name="ce1" office:value-type="string">
            <text:p><text:a xlink:href="http://suka.s5.xrea.com/dom/list.cgi?id=188&amp;mode=show" xlink:type="simple">デイム・モリー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:騎士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89">
            <text:p>189</text:p>
          </table:table-cell>
          <table:table-cell table:style-name="ce1" office:value-type="string">
            <text:p><text:a xlink:href="http://suka.s5.xrea.com/dom/list.cgi?id=189&amp;mode=show" xlink:type="simple">偽造通貨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財宝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90">
            <text:p>190</text:p>
          </table:table-cell>
          <table:table-cell table:style-name="ce1" office:value-type="string">
            <text:p><text:a xlink:href="http://suka.s5.xrea.com/dom/list.cgi?id=190&amp;mode=show" xlink:type="simple">救貧院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91">
            <text:p>191</text:p>
          </table:table-cell>
          <table:table-cell table:style-name="ce1" office:value-type="string">
            <text:p><text:a xlink:href="http://suka.s5.xrea.com/dom/list.cgi?id=191&amp;mode=show" xlink:type="simple">狂人</text:a></text:p>
          </table:table-cell>
          <table:table-cell table:style-name="ce1" office:value-type="string">
            <text:p>その他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92">
            <text:p>192</text:p>
          </table:table-cell>
          <table:table-cell table:style-name="ce1" office:value-type="string">
            <text:p><text:a xlink:href="http://suka.s5.xrea.com/dom/list.cgi?id=192&amp;mode=show" xlink:type="simple">狂信者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:略奪者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93">
            <text:p>193</text:p>
          </table:table-cell>
          <table:table-cell table:style-name="ce1" office:value-type="string">
            <text:p><text:a xlink:href="http://suka.s5.xrea.com/dom/list.cgi?id=193&amp;mode=show" xlink:type="simple">共同墓地</text:a></text:p>
          </table:table-cell>
          <table:table-cell table:style-name="ce1" office:value-type="string">
            <text:p>避難所</text:p>
          </table:table-cell>
          <table:table-cell table:style-name="ce1" office:value-type="string">
            <text:p>アクション:避難所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94">
            <text:p>194</text:p>
          </table:table-cell>
          <table:table-cell table:style-name="ce1" office:value-type="string">
            <text:p><text:a xlink:href="http://suka.s5.xrea.com/dom/list.cgi?id=194&amp;mode=show" xlink:type="simple">吟遊詩人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195">
            <text:p>195</text:p>
          </table:table-cell>
          <table:table-cell table:style-name="ce1" office:value-type="string">
            <text:p><text:a xlink:href="http://suka.s5.xrea.com/dom/list.cgi?id=195&amp;mode=show" xlink:type="simple">草茂る屋敷</text:a></text:p>
          </table:table-cell>
          <table:table-cell table:style-name="ce1" office:value-type="string">
            <text:p>避難所</text:p>
          </table:table-cell>
          <table:table-cell table:style-name="ce1" office:value-type="string">
            <text:p>勝利点:避難所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96">
            <text:p>196</text:p>
          </table:table-cell>
          <table:table-cell table:style-name="ce1" office:value-type="string">
            <text:p><text:a xlink:href="http://suka.s5.xrea.com/dom/list.cgi?id=196&amp;mode=show" xlink:type="simple">屑屋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97">
            <text:p>197</text:p>
          </table:table-cell>
          <table:table-cell table:style-name="ce1" office:value-type="string">
            <text:p><text:a xlink:href="http://suka.s5.xrea.com/dom/list.cgi?id=197&amp;mode=show" xlink:type="simple">賢者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98">
            <text:p>198</text:p>
          </table:table-cell>
          <table:table-cell table:style-name="ce1" office:value-type="string">
            <text:p><text:a xlink:href="http://suka.s5.xrea.com/dom/list.cgi?id=198&amp;mode=show" xlink:type="simple">行進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99">
            <text:p>199</text:p>
          </table:table-cell>
          <table:table-cell table:style-name="ce1" office:value-type="string">
            <text:p><text:a xlink:href="http://suka.s5.xrea.com/dom/list.cgi?id=199&amp;mode=show" xlink:type="simple">ゴミあさり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200">
            <text:p>200</text:p>
          </table:table-cell>
          <table:table-cell table:style-name="ce1" office:value-type="string">
            <text:p><text:a xlink:href="http://suka.s5.xrea.com/dom/list.cgi?id=200&amp;mode=show" xlink:type="simple">採集者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201">
            <text:p>201</text:p>
          </table:table-cell>
          <table:table-cell table:style-name="ce1" office:value-type="string">
            <text:p><text:a xlink:href="http://suka.s5.xrea.com/dom/list.cgi?id=201&amp;mode=show" xlink:type="simple">祭壇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202">
            <text:p>202</text:p>
          </table:table-cell>
          <table:table-cell table:style-name="ce1" office:value-type="string">
            <text:p><text:a xlink:href="http://suka.s5.xrea.com/dom/list.cgi?id=202&amp;mode=show" xlink:type="simple">山賊の宿営地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203">
            <text:p>203</text:p>
          </table:table-cell>
          <table:table-cell table:style-name="ce1" office:value-type="string">
            <text:p><text:a xlink:href="http://suka.s5.xrea.com/dom/list.cgi?id=203&amp;mode=show" xlink:type="simple">死の荷車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略奪者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204">
            <text:p>204</text:p>
          </table:table-cell>
          <table:table-cell table:style-name="ce1" office:value-type="string">
            <text:p><text:a xlink:href="http://suka.s5.xrea.com/dom/list.cgi?id=204&amp;mode=show" xlink:type="simple">襲撃者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:略奪者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205">
            <text:p>205</text:p>
          </table:table-cell>
          <table:table-cell table:style-name="ce1" office:value-type="string">
            <text:p><text:a xlink:href="http://suka.s5.xrea.com/dom/list.cgi?id=205&amp;mode=show" xlink:type="simple">従者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206">
            <text:p>206</text:p>
          </table:table-cell>
          <table:table-cell table:style-name="ce1" office:value-type="string">
            <text:p><text:a xlink:href="http://suka.s5.xrea.com/dom/list.cgi?id=206&amp;mode=show" xlink:type="simple">城塞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207">
            <text:p>207</text:p>
          </table:table-cell>
          <table:table-cell table:style-name="ce1" office:value-type="string">
            <text:p><text:a xlink:href="http://suka.s5.xrea.com/dom/list.cgi?id=207&amp;mode=show" xlink:type="simple">生存者</text:a></text:p>
          </table:table-cell>
          <table:table-cell table:style-name="ce1" office:value-type="string">
            <text:p>廃墟</text:p>
          </table:table-cell>
          <table:table-cell table:style-name="ce1" office:value-type="string">
            <text:p>アクション:廃墟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208">
            <text:p>208</text:p>
          </table:table-cell>
          <table:table-cell table:style-name="ce1" office:value-type="string">
            <text:p><text:a xlink:href="http://suka.s5.xrea.com/dom/list.cgi?id=208&amp;mode=show" xlink:type="simple">建て直し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209">
            <text:p>209</text:p>
          </table:table-cell>
          <table:table-cell table:style-name="ce1" office:value-type="string">
            <text:p><text:a xlink:href="http://suka.s5.xrea.com/dom/list.cgi?id=209&amp;mode=show" xlink:type="simple">地下墓所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210">
            <text:p>210</text:p>
          </table:table-cell>
          <table:table-cell table:style-name="ce1" office:value-type="string">
            <text:p><text:a xlink:href="http://suka.s5.xrea.com/dom/list.cgi?id=210&amp;mode=show" xlink:type="simple">盗賊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211">
            <text:p>211</text:p>
          </table:table-cell>
          <table:table-cell table:style-name="ce1" office:value-type="string">
            <text:p><text:a xlink:href="http://suka.s5.xrea.com/dom/list.cgi?id=211&amp;mode=show" xlink:type="simple">図書館跡地</text:a></text:p>
          </table:table-cell>
          <table:table-cell table:style-name="ce1" office:value-type="string">
            <text:p>廃墟</text:p>
          </table:table-cell>
          <table:table-cell table:style-name="ce1" office:value-type="string">
            <text:p>アクション:廃墟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212">
            <text:p>212</text:p>
          </table:table-cell>
          <table:table-cell table:style-name="ce1" office:value-type="string">
            <text:p><text:a xlink:href="http://suka.s5.xrea.com/dom/list.cgi?id=212&amp;mode=show" xlink:type="simple">納屋</text:a></text:p>
          </table:table-cell>
          <table:table-cell table:style-name="ce1" office:value-type="string">
            <text:p>避難所</text:p>
          </table:table-cell>
          <table:table-cell table:style-name="ce1" office:value-type="string">
            <text:p>リアクション:避難所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213">
            <text:p>213</text:p>
          </table:table-cell>
          <table:table-cell table:style-name="ce1" office:value-type="string">
            <text:p><text:a xlink:href="http://suka.s5.xrea.com/dom/list.cgi?id=213&amp;mode=show" xlink:type="simple">ネズミ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214">
            <text:p>214</text:p>
          </table:table-cell>
          <table:table-cell table:style-name="ce1" office:value-type="string">
            <text:p><text:a xlink:href="http://suka.s5.xrea.com/dom/list.cgi?id=214&amp;mode=show" xlink:type="simple">廃坑</text:a></text:p>
          </table:table-cell>
          <table:table-cell table:style-name="ce1" office:value-type="string">
            <text:p>廃墟</text:p>
          </table:table-cell>
          <table:table-cell table:style-name="ce1" office:value-type="string">
            <text:p>アクション:廃墟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215">
            <text:p>215</text:p>
          </table:table-cell>
          <table:table-cell table:style-name="ce1" office:value-type="string">
            <text:p><text:a xlink:href="http://suka.s5.xrea.com/dom/list.cgi?id=215&amp;mode=show" xlink:type="simple">廃村</text:a></text:p>
          </table:table-cell>
          <table:table-cell table:style-name="ce1" office:value-type="string">
            <text:p>廃墟</text:p>
          </table:table-cell>
          <table:table-cell table:style-name="ce1" office:value-type="string">
            <text:p>アクション:廃墟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216">
            <text:p>216</text:p>
          </table:table-cell>
          <table:table-cell table:style-name="ce1" office:value-type="string">
            <text:p><text:a xlink:href="http://suka.s5.xrea.com/dom/list.cgi?id=216&amp;mode=show" xlink:type="simple">墓暴き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217">
            <text:p>217</text:p>
          </table:table-cell>
          <table:table-cell table:style-name="ce1" office:value-type="string">
            <text:p><text:a xlink:href="http://suka.s5.xrea.com/dom/list.cgi?id=217&amp;mode=show" xlink:type="simple">伯爵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218">
            <text:p>218</text:p>
          </table:table-cell>
          <table:table-cell table:style-name="ce1" office:value-type="string">
            <text:p><text:a xlink:href="http://suka.s5.xrea.com/dom/list.cgi?id=218&amp;mode=show" xlink:type="simple">はみだし者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219">
            <text:p>219</text:p>
          </table:table-cell>
          <table:table-cell table:style-name="ce1" office:value-type="string">
            <text:p><text:a xlink:href="http://suka.s5.xrea.com/dom/list.cgi?id=219&amp;mode=show" xlink:type="simple">秘術師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220">
            <text:p>220</text:p>
          </table:table-cell>
          <table:table-cell table:style-name="ce1" office:value-type="string">
            <text:p><text:a xlink:href="http://suka.s5.xrea.com/dom/list.cgi?id=220&amp;mode=show" xlink:type="simple">武器庫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221">
            <text:p>221</text:p>
          </table:table-cell>
          <table:table-cell table:style-name="ce1" office:value-type="string">
            <text:p><text:a xlink:href="http://suka.s5.xrea.com/dom/list.cgi?id=221&amp;mode=show" xlink:type="simple">浮浪児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222">
            <text:p>222</text:p>
          </table:table-cell>
          <table:table-cell table:style-name="ce1" office:value-type="string">
            <text:p><text:a xlink:href="http://suka.s5.xrea.com/dom/list.cgi?id=222&amp;mode=show" xlink:type="simple">浮浪者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223">
            <text:p>223</text:p>
          </table:table-cell>
          <table:table-cell table:style-name="ce1" office:value-type="string">
            <text:p><text:a xlink:href="http://suka.s5.xrea.com/dom/list.cgi?id=223&amp;mode=show" xlink:type="simple">封土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勝利点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224">
            <text:p>224</text:p>
          </table:table-cell>
          <table:table-cell table:style-name="ce1" office:value-type="string">
            <text:p><text:a xlink:href="http://suka.s5.xrea.com/dom/list.cgi?id=224&amp;mode=show" xlink:type="simple">物置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225">
            <text:p>225</text:p>
          </table:table-cell>
          <table:table-cell table:style-name="ce1" office:value-type="string">
            <text:p><text:a xlink:href="http://suka.s5.xrea.com/dom/list.cgi?id=225&amp;mode=show" xlink:type="simple">物乞い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リアクション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226">
            <text:p>226</text:p>
          </table:table-cell>
          <table:table-cell table:style-name="ce1" office:value-type="string">
            <text:p><text:a xlink:href="http://suka.s5.xrea.com/dom/list.cgi?id=226&amp;mode=show" xlink:type="simple">傭兵</text:a></text:p>
          </table:table-cell>
          <table:table-cell table:style-name="ce1" office:value-type="string">
            <text:p>その他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2">
          <table:table-cell/>
          <table:table-cell table:style-name="ce1" office:value-type="float" office:value="227">
            <text:p>227</text:p>
          </table:table-cell>
          <table:table-cell table:style-name="ce1" office:value-type="string">
            <text:p><text:a xlink:href="http://suka.s5.xrea.com/dom/list.cgi?id=227&amp;mode=show" xlink:type="simple">略奪</text:a></text:p>
          </table:table-cell>
          <table:table-cell table:style-name="ce1" office:value-type="string">
            <text:p>王国</text:p>
          </table:table-cell>
          <table:table-cell table:style-name="ce1" office:value-type="string">
            <text:p>アクション:アタック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228">
            <text:p>228</text:p>
          </table:table-cell>
          <table:table-cell table:style-name="ce1" office:value-type="string">
            <text:p><text:a xlink:href="http://suka.s5.xrea.com/dom/list.cgi?id=228&amp;mode=show" xlink:type="simple">略奪品</text:a></text:p>
          </table:table-cell>
          <table:table-cell table:style-name="ce1" office:value-type="string">
            <text:p>その他</text:p>
          </table:table-cell>
          <table:table-cell table:style-name="ce1" office:value-type="string">
            <text:p>財宝</text:p>
          </table:table-cell>
          <table:table-cell table:style-name="ce1" table:number-columns-repeated="7"/>
        </table:table-row>
        <table:table-row table:style-name="ro5" table:number-rows-repeated="1048346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  <table:database-ranges>
        <table:database-range table:name="__Anonymous_Sheet_DB__0" table:target-range-address="カードリスト.A2:カードリスト.AMJ24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mtb_card_type.B1:mtb_card_type.B104857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1T17:27:07</dc:date>
    <meta:generator>LibreOffice/4.0.2.2$MacOSX_x86 LibreOffice_project/4c82dcdd6efcd48b1d8bba66bfe1989deee49c3</meta:generator>
    <meta:editing-duration>PT42M43S</meta:editing-duration>
    <meta:editing-cycles>11</meta:editing-cycles>
    <meta:document-statistic meta:table-count="7" meta:cell-count="8103" meta:object-count="0"/>
  </office:meta>
</office:document-meta>
</file>